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9cm"/>
    </style:style>
    <style:style style:name="co8" style:family="table-column">
      <style:table-column-properties fo:break-before="auto" style:column-width="1.33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1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Kild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mth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M %</text:p>
          </table:table-cell>
          <table:table-cell office:value-type="string" calcext:value-type="string">
            <text:p>YoY %</text:p>
          </table:table-cell>
        </table:table-row>
        <table:table-row table:style-name="ro1">
          <table:table-cell office:value-type="string" calcext:value-type="string">
            <text:p>2010-01-01 00:00:00+00</text:p>
          </table:table-cell>
          <table:table-cell office:value-type="string" calcext:value-type="string">
            <text:p>Kildare</text:p>
          </table:table-cell>
          <table:table-cell office:value-type="float" office:value="51" calcext:value-type="float">
            <text:p>51</text:p>
          </table:table-cell>
          <table:table-cell office:value-type="float" office:value="276422.45" calcext:value-type="float">
            <text:p>276422.45</text:p>
          </table:table-cell>
          <table:table-cell office:value-type="float" office:value="65000" calcext:value-type="float">
            <text:p>65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260000" calcext:value-type="float">
            <text:p>260000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2-01 00:00:00+00</text:p>
          </table:table-cell>
          <table:table-cell office:value-type="string" calcext:value-type="string">
            <text:p>Kildare</text:p>
          </table:table-cell>
          <table:table-cell office:value-type="float" office:value="70" calcext:value-type="float">
            <text:p>70</text:p>
          </table:table-cell>
          <table:table-cell office:value-type="float" office:value="275311.99" calcext:value-type="float">
            <text:p>275311.99</text:p>
          </table:table-cell>
          <table:table-cell office:value-type="float" office:value="20000" calcext:value-type="float">
            <text:p>20000</text:p>
          </table:table-cell>
          <table:table-cell office:value-type="float" office:value="2325000" calcext:value-type="float">
            <text:p>2325000</text:p>
          </table:table-cell>
          <table:table-cell office:value-type="float" office:value="225400" calcext:value-type="float">
            <text:p>225400</text:p>
          </table:table-cell>
          <table:table-cell table:formula="of:=([.G3]-[.G2])/[.G2]" office:value-type="percentage" office:value="-0.133076923076923" calcext:value-type="percentage">
            <text:p>-13.31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3-01 00:00:00+00</text:p>
          </table:table-cell>
          <table:table-cell office:value-type="string" calcext:value-type="string">
            <text:p>Kildare</text:p>
          </table:table-cell>
          <table:table-cell office:value-type="float" office:value="84" calcext:value-type="float">
            <text:p>84</text:p>
          </table:table-cell>
          <table:table-cell office:value-type="float" office:value="251412.09" calcext:value-type="float">
            <text:p>251412.09</text:p>
          </table:table-cell>
          <table:table-cell office:value-type="float" office:value="20000" calcext:value-type="float">
            <text:p>20000</text:p>
          </table:table-cell>
          <table:table-cell office:value-type="float" office:value="695000" calcext:value-type="float">
            <text:p>695000</text:p>
          </table:table-cell>
          <table:table-cell office:value-type="float" office:value="240000" calcext:value-type="float">
            <text:p>240000</text:p>
          </table:table-cell>
          <table:table-cell table:formula="of:=([.G4]-[.G3])/[.G3]" office:value-type="percentage" office:value="0.064773735581189" calcext:value-type="percentage">
            <text:p>6.4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4-01 00:00:00+01</text:p>
          </table:table-cell>
          <table:table-cell office:value-type="string" calcext:value-type="string">
            <text:p>Kildare</text:p>
          </table:table-cell>
          <table:table-cell office:value-type="float" office:value="97" calcext:value-type="float">
            <text:p>97</text:p>
          </table:table-cell>
          <table:table-cell office:value-type="float" office:value="227066.92" calcext:value-type="float">
            <text:p>227066.92</text:p>
          </table:table-cell>
          <table:table-cell office:value-type="float" office:value="35770.93" calcext:value-type="float">
            <text:p>35770.93</text:p>
          </table:table-cell>
          <table:table-cell office:value-type="float" office:value="760000" calcext:value-type="float">
            <text:p>760000</text:p>
          </table:table-cell>
          <table:table-cell office:value-type="float" office:value="229074.88" calcext:value-type="float">
            <text:p>229074.88</text:p>
          </table:table-cell>
          <table:table-cell table:formula="of:=([.G5]-[.G4])/[.G4]" office:value-type="percentage" office:value="-0.0455213333333333" calcext:value-type="percentage">
            <text:p>-4.5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5-01 00:00:00+01</text:p>
          </table:table-cell>
          <table:table-cell office:value-type="string" calcext:value-type="string">
            <text:p>Kildare</text:p>
          </table:table-cell>
          <table:table-cell office:value-type="float" office:value="77" calcext:value-type="float">
            <text:p>77</text:p>
          </table:table-cell>
          <table:table-cell office:value-type="float" office:value="232166.13" calcext:value-type="float">
            <text:p>232166.13</text:p>
          </table:table-cell>
          <table:table-cell office:value-type="float" office:value="75000" calcext:value-type="float">
            <text:p>75000</text:p>
          </table:table-cell>
          <table:table-cell office:value-type="float" office:value="643000" calcext:value-type="float">
            <text:p>643000</text:p>
          </table:table-cell>
          <table:table-cell office:value-type="float" office:value="215000" calcext:value-type="float">
            <text:p>215000</text:p>
          </table:table-cell>
          <table:table-cell table:formula="of:=([.G6]-[.G5])/[.G5]" office:value-type="percentage" office:value="-0.0614422672621285" calcext:value-type="percentage">
            <text:p>-6.14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6-01 00:00:00+01</text:p>
          </table:table-cell>
          <table:table-cell office:value-type="string" calcext:value-type="string">
            <text:p>Kildare</text:p>
          </table:table-cell>
          <table:table-cell office:value-type="float" office:value="85" calcext:value-type="float">
            <text:p>85</text:p>
          </table:table-cell>
          <table:table-cell office:value-type="float" office:value="252734.19" calcext:value-type="float">
            <text:p>252734.19</text:p>
          </table:table-cell>
          <table:table-cell office:value-type="float" office:value="49187.5" calcext:value-type="float">
            <text:p>49187.5</text:p>
          </table:table-cell>
          <table:table-cell office:value-type="float" office:value="945000" calcext:value-type="float">
            <text:p>945000</text:p>
          </table:table-cell>
          <table:table-cell office:value-type="float" office:value="222919" calcext:value-type="float">
            <text:p>222919</text:p>
          </table:table-cell>
          <table:table-cell table:formula="of:=([.G7]-[.G6])/[.G6]" office:value-type="percentage" office:value="0.0368325581395349" calcext:value-type="percentage">
            <text:p>3.6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7-01 00:00:00+01</text:p>
          </table:table-cell>
          <table:table-cell office:value-type="string" calcext:value-type="string">
            <text:p>Kildare</text:p>
          </table:table-cell>
          <table:table-cell office:value-type="float" office:value="124" calcext:value-type="float">
            <text:p>124</text:p>
          </table:table-cell>
          <table:table-cell office:value-type="float" office:value="222579.65" calcext:value-type="float">
            <text:p>222579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209000" calcext:value-type="float">
            <text:p>209000</text:p>
          </table:table-cell>
          <table:table-cell table:formula="of:=([.G8]-[.G7])/[.G7]" office:value-type="percentage" office:value="-0.0624397202571338" calcext:value-type="percentage">
            <text:p>-6.24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8-01 00:00:00+01</text:p>
          </table:table-cell>
          <table:table-cell office:value-type="string" calcext:value-type="string">
            <text:p>Kildare</text:p>
          </table:table-cell>
          <table:table-cell office:value-type="float" office:value="83" calcext:value-type="float">
            <text:p>83</text:p>
          </table:table-cell>
          <table:table-cell office:value-type="float" office:value="236864.54" calcext:value-type="float">
            <text:p>236864.54</text:p>
          </table:table-cell>
          <table:table-cell office:value-type="float" office:value="64464" calcext:value-type="float">
            <text:p>64464</text:p>
          </table:table-cell>
          <table:table-cell office:value-type="float" office:value="748898" calcext:value-type="float">
            <text:p>748898</text:p>
          </table:table-cell>
          <table:table-cell office:value-type="float" office:value="225000" calcext:value-type="float">
            <text:p>225000</text:p>
          </table:table-cell>
          <table:table-cell table:formula="of:=([.G9]-[.G8])/[.G8]" office:value-type="percentage" office:value="0.076555023923445" calcext:value-type="percentage">
            <text:p>7.66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9-01 00:00:00+01</text:p>
          </table:table-cell>
          <table:table-cell office:value-type="string" calcext:value-type="string">
            <text:p>Kildare</text:p>
          </table:table-cell>
          <table:table-cell office:value-type="float" office:value="97" calcext:value-type="float">
            <text:p>97</text:p>
          </table:table-cell>
          <table:table-cell office:value-type="float" office:value="227036.85" calcext:value-type="float">
            <text:p>227036.85</text:p>
          </table:table-cell>
          <table:table-cell office:value-type="float" office:value="50000" calcext:value-type="float">
            <text:p>50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218000" calcext:value-type="float">
            <text:p>218000</text:p>
          </table:table-cell>
          <table:table-cell table:formula="of:=([.G10]-[.G9])/[.G9]" office:value-type="percentage" office:value="-0.0311111111111111" calcext:value-type="percentage">
            <text:p>-3.11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10-01 00:00:00+01</text:p>
          </table:table-cell>
          <table:table-cell office:value-type="string" calcext:value-type="string">
            <text:p>Kildare</text:p>
          </table:table-cell>
          <table:table-cell office:value-type="float" office:value="99" calcext:value-type="float">
            <text:p>99</text:p>
          </table:table-cell>
          <table:table-cell office:value-type="float" office:value="259540.25" calcext:value-type="float">
            <text:p>259540.25</text:p>
          </table:table-cell>
          <table:table-cell office:value-type="float" office:value="70000" calcext:value-type="float">
            <text:p>70000</text:p>
          </table:table-cell>
          <table:table-cell office:value-type="float" office:value="654627" calcext:value-type="float">
            <text:p>654627</text:p>
          </table:table-cell>
          <table:table-cell office:value-type="float" office:value="243171.8" calcext:value-type="float">
            <text:p>243171.8</text:p>
          </table:table-cell>
          <table:table-cell table:formula="of:=([.G11]-[.G10])/[.G10]" office:value-type="percentage" office:value="0.115466972477064" calcext:value-type="percentage">
            <text:p>11.5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11-01 00:00:00+00</text:p>
          </table:table-cell>
          <table:table-cell office:value-type="string" calcext:value-type="string">
            <text:p>Kildare</text:p>
          </table:table-cell>
          <table:table-cell office:value-type="float" office:value="86" calcext:value-type="float">
            <text:p>86</text:p>
          </table:table-cell>
          <table:table-cell office:value-type="float" office:value="222245.29" calcext:value-type="float">
            <text:p>222245.29</text:p>
          </table:table-cell>
          <table:table-cell office:value-type="float" office:value="17500" calcext:value-type="float">
            <text:p>17500</text:p>
          </table:table-cell>
          <table:table-cell office:value-type="float" office:value="678413.5" calcext:value-type="float">
            <text:p>678413.5</text:p>
          </table:table-cell>
          <table:table-cell office:value-type="float" office:value="209000" calcext:value-type="float">
            <text:p>209000</text:p>
          </table:table-cell>
          <table:table-cell table:formula="of:=([.G12]-[.G11])/[.G11]" office:value-type="percentage" office:value="-0.14052534052057" calcext:value-type="percentage">
            <text:p>-14.0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12-01 00:00:00+00</text:p>
          </table:table-cell>
          <table:table-cell office:value-type="string" calcext:value-type="string">
            <text:p>Kildare</text:p>
          </table:table-cell>
          <table:table-cell office:value-type="float" office:value="89" calcext:value-type="float">
            <text:p>89</text:p>
          </table:table-cell>
          <table:table-cell office:value-type="float" office:value="226066.98" calcext:value-type="float">
            <text:p>226066.98</text:p>
          </table:table-cell>
          <table:table-cell office:value-type="float" office:value="13750" calcext:value-type="float">
            <text:p>1375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13500" calcext:value-type="float">
            <text:p>213500</text:p>
          </table:table-cell>
          <table:table-cell table:formula="of:=([.G13]-[.G12])/[.G12]" office:value-type="percentage" office:value="0.0215311004784689" calcext:value-type="percentage">
            <text:p>2.1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1-01-01 00:00:00+00</text:p>
          </table:table-cell>
          <table:table-cell office:value-type="string" calcext:value-type="string">
            <text:p>Kildare</text:p>
          </table:table-cell>
          <table:table-cell office:value-type="float" office:value="39" calcext:value-type="float">
            <text:p>39</text:p>
          </table:table-cell>
          <table:table-cell office:value-type="float" office:value="357177.57" calcext:value-type="float">
            <text:p>357177.57</text:p>
          </table:table-cell>
          <table:table-cell office:value-type="float" office:value="88105" calcext:value-type="float">
            <text:p>88105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210000" calcext:value-type="float">
            <text:p>210000</text:p>
          </table:table-cell>
          <table:table-cell table:formula="of:=([.G14]-[.G13])/[.G13]" office:value-type="percentage" office:value="-0.0163934426229508" calcext:value-type="percentage">
            <text:p>-1.64%</text:p>
          </table:table-cell>
          <table:table-cell table:formula="of:=([.G14]-[.G2])/[.G2]" office:value-type="percentage" office:value="-0.192307692307692" calcext:value-type="percentage">
            <text:p>-19.23%</text:p>
          </table:table-cell>
        </table:table-row>
        <table:table-row table:style-name="ro1">
          <table:table-cell office:value-type="string" calcext:value-type="string">
            <text:p>2011-02-01 00:00:00+00</text:p>
          </table:table-cell>
          <table:table-cell office:value-type="string" calcext:value-type="string">
            <text:p>Kildare</text:p>
          </table:table-cell>
          <table:table-cell office:value-type="float" office:value="46" calcext:value-type="float">
            <text:p>46</text:p>
          </table:table-cell>
          <table:table-cell office:value-type="float" office:value="251319.85" calcext:value-type="float">
            <text:p>251319.85</text:p>
          </table:table-cell>
          <table:table-cell office:value-type="float" office:value="26184.28" calcext:value-type="float">
            <text:p>26184.28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225000" calcext:value-type="float">
            <text:p>225000</text:p>
          </table:table-cell>
          <table:table-cell table:formula="of:=([.G15]-[.G14])/[.G14]" office:value-type="percentage" office:value="0.0714285714285714" calcext:value-type="percentage">
            <text:p>7.14%</text:p>
          </table:table-cell>
          <table:table-cell table:formula="of:=([.G15]-[.G3])/[.G3]" office:value-type="percentage" office:value="-0.00177462289263532" calcext:value-type="percentage">
            <text:p>-0.18%</text:p>
          </table:table-cell>
        </table:table-row>
        <table:table-row table:style-name="ro1">
          <table:table-cell office:value-type="string" calcext:value-type="string">
            <text:p>2011-03-01 00:00:00+00</text:p>
          </table:table-cell>
          <table:table-cell office:value-type="string" calcext:value-type="string">
            <text:p>Kildare</text:p>
          </table:table-cell>
          <table:table-cell office:value-type="float" office:value="59" calcext:value-type="float">
            <text:p>59</text:p>
          </table:table-cell>
          <table:table-cell office:value-type="float" office:value="177000.37" calcext:value-type="float">
            <text:p>177000.37</text:p>
          </table:table-cell>
          <table:table-cell office:value-type="float" office:value="17857" calcext:value-type="float">
            <text:p>17857</text:p>
          </table:table-cell>
          <table:table-cell office:value-type="float" office:value="415000" calcext:value-type="float">
            <text:p>415000</text:p>
          </table:table-cell>
          <table:table-cell office:value-type="float" office:value="175000" calcext:value-type="float">
            <text:p>175000</text:p>
          </table:table-cell>
          <table:table-cell table:formula="of:=([.G16]-[.G15])/[.G15]" office:value-type="percentage" office:value="-0.222222222222222" calcext:value-type="percentage">
            <text:p>-22.22%</text:p>
          </table:table-cell>
          <table:table-cell table:formula="of:=([.G16]-[.G4])/[.G4]" office:value-type="percentage" office:value="-0.270833333333333" calcext:value-type="percentage">
            <text:p>-27.08%</text:p>
          </table:table-cell>
        </table:table-row>
        <table:table-row table:style-name="ro1">
          <table:table-cell office:value-type="string" calcext:value-type="string">
            <text:p>2011-04-01 00:00:00+01</text:p>
          </table:table-cell>
          <table:table-cell office:value-type="string" calcext:value-type="string">
            <text:p>Kildare</text:p>
          </table:table-cell>
          <table:table-cell office:value-type="float" office:value="60" calcext:value-type="float">
            <text:p>60</text:p>
          </table:table-cell>
          <table:table-cell office:value-type="float" office:value="240169.62" calcext:value-type="float">
            <text:p>240169.62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211250" calcext:value-type="float">
            <text:p>211250</text:p>
          </table:table-cell>
          <table:table-cell table:formula="of:=([.G17]-[.G16])/[.G16]" office:value-type="percentage" office:value="0.207142857142857" calcext:value-type="percentage">
            <text:p>20.71%</text:p>
          </table:table-cell>
          <table:table-cell table:formula="of:=([.G17]-[.G5])/[.G5]" office:value-type="percentage" office:value="-0.0778124602749983" calcext:value-type="percentage">
            <text:p>-7.78%</text:p>
          </table:table-cell>
        </table:table-row>
        <table:table-row table:style-name="ro1">
          <table:table-cell office:value-type="string" calcext:value-type="string">
            <text:p>2011-05-01 00:00:00+01</text:p>
          </table:table-cell>
          <table:table-cell office:value-type="string" calcext:value-type="string">
            <text:p>Kildare</text:p>
          </table:table-cell>
          <table:table-cell office:value-type="float" office:value="46" calcext:value-type="float">
            <text:p>46</text:p>
          </table:table-cell>
          <table:table-cell office:value-type="float" office:value="214806.89" calcext:value-type="float">
            <text:p>214806.89</text:p>
          </table:table-cell>
          <table:table-cell office:value-type="float" office:value="40000" calcext:value-type="float">
            <text:p>40000</text:p>
          </table:table-cell>
          <table:table-cell office:value-type="float" office:value="595000" calcext:value-type="float">
            <text:p>595000</text:p>
          </table:table-cell>
          <table:table-cell office:value-type="float" office:value="184500" calcext:value-type="float">
            <text:p>184500</text:p>
          </table:table-cell>
          <table:table-cell table:formula="of:=([.G18]-[.G17])/[.G17]" office:value-type="percentage" office:value="-0.126627218934911" calcext:value-type="percentage">
            <text:p>-12.66%</text:p>
          </table:table-cell>
          <table:table-cell table:formula="of:=([.G18]-[.G6])/[.G6]" office:value-type="percentage" office:value="-0.141860465116279" calcext:value-type="percentage">
            <text:p>-14.19%</text:p>
          </table:table-cell>
        </table:table-row>
        <table:table-row table:style-name="ro1">
          <table:table-cell office:value-type="string" calcext:value-type="string">
            <text:p>2011-06-01 00:00:00+01</text:p>
          </table:table-cell>
          <table:table-cell office:value-type="string" calcext:value-type="string">
            <text:p>Kildare</text:p>
          </table:table-cell>
          <table:table-cell office:value-type="float" office:value="54" calcext:value-type="float">
            <text:p>54</text:p>
          </table:table-cell>
          <table:table-cell office:value-type="float" office:value="259242.59" calcext:value-type="float">
            <text:p>259242.59</text:p>
          </table:table-cell>
          <table:table-cell office:value-type="float" office:value="60000" calcext:value-type="float">
            <text:p>60000</text:p>
          </table:table-cell>
          <table:table-cell office:value-type="float" office:value="845000" calcext:value-type="float">
            <text:p>845000</text:p>
          </table:table-cell>
          <table:table-cell office:value-type="float" office:value="212300" calcext:value-type="float">
            <text:p>212300</text:p>
          </table:table-cell>
          <table:table-cell table:formula="of:=([.G19]-[.G18])/[.G18]" office:value-type="percentage" office:value="0.150677506775068" calcext:value-type="percentage">
            <text:p>15.07%</text:p>
          </table:table-cell>
          <table:table-cell table:formula="of:=([.G19]-[.G7])/[.G7]" office:value-type="percentage" office:value="-0.0476361368927727" calcext:value-type="percentage">
            <text:p>-4.76%</text:p>
          </table:table-cell>
        </table:table-row>
        <table:table-row table:style-name="ro1">
          <table:table-cell office:value-type="string" calcext:value-type="string">
            <text:p>2011-07-01 00:00:00+01</text:p>
          </table:table-cell>
          <table:table-cell office:value-type="string" calcext:value-type="string">
            <text:p>Kildare</text:p>
          </table:table-cell>
          <table:table-cell office:value-type="float" office:value="69" calcext:value-type="float">
            <text:p>69</text:p>
          </table:table-cell>
          <table:table-cell office:value-type="float" office:value="242180.61" calcext:value-type="float">
            <text:p>242180.61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30000" calcext:value-type="float">
            <text:p>230000</text:p>
          </table:table-cell>
          <table:table-cell table:formula="of:=([.G20]-[.G19])/[.G19]" office:value-type="percentage" office:value="0.0833725859632595" calcext:value-type="percentage">
            <text:p>8.34%</text:p>
          </table:table-cell>
          <table:table-cell table:formula="of:=([.G20]-[.G8])/[.G8]" office:value-type="percentage" office:value="0.100478468899522" calcext:value-type="percentage">
            <text:p>10.05%</text:p>
          </table:table-cell>
        </table:table-row>
        <table:table-row table:style-name="ro1">
          <table:table-cell office:value-type="string" calcext:value-type="string">
            <text:p>2011-08-01 00:00:00+01</text:p>
          </table:table-cell>
          <table:table-cell office:value-type="string" calcext:value-type="string">
            <text:p>Kildare</text:p>
          </table:table-cell>
          <table:table-cell office:value-type="float" office:value="52" calcext:value-type="float">
            <text:p>52</text:p>
          </table:table-cell>
          <table:table-cell office:value-type="float" office:value="224885.52" calcext:value-type="float">
            <text:p>224885.52</text:p>
          </table:table-cell>
          <table:table-cell office:value-type="float" office:value="80000" calcext:value-type="float">
            <text:p>80000</text:p>
          </table:table-cell>
          <table:table-cell office:value-type="float" office:value="722467" calcext:value-type="float">
            <text:p>722467</text:p>
          </table:table-cell>
          <table:table-cell office:value-type="float" office:value="203250" calcext:value-type="float">
            <text:p>203250</text:p>
          </table:table-cell>
          <table:table-cell table:formula="of:=([.G21]-[.G20])/[.G20]" office:value-type="percentage" office:value="-0.116304347826087" calcext:value-type="percentage">
            <text:p>-11.63%</text:p>
          </table:table-cell>
          <table:table-cell table:formula="of:=([.G21]-[.G9])/[.G9]" office:value-type="percentage" office:value="-0.0966666666666667" calcext:value-type="percentage">
            <text:p>-9.67%</text:p>
          </table:table-cell>
        </table:table-row>
        <table:table-row table:style-name="ro1">
          <table:table-cell office:value-type="string" calcext:value-type="string">
            <text:p>2011-09-01 00:00:00+01</text:p>
          </table:table-cell>
          <table:table-cell office:value-type="string" calcext:value-type="string">
            <text:p>Kildare</text:p>
          </table:table-cell>
          <table:table-cell office:value-type="float" office:value="66" calcext:value-type="float">
            <text:p>66</text:p>
          </table:table-cell>
          <table:table-cell office:value-type="float" office:value="207588.17" calcext:value-type="float">
            <text:p>207588.17</text:p>
          </table:table-cell>
          <table:table-cell office:value-type="float" office:value="25500" calcext:value-type="float">
            <text:p>255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85000" calcext:value-type="float">
            <text:p>185000</text:p>
          </table:table-cell>
          <table:table-cell table:formula="of:=([.G22]-[.G21])/[.G21]" office:value-type="percentage" office:value="-0.0897908979089791" calcext:value-type="percentage">
            <text:p>-8.98%</text:p>
          </table:table-cell>
          <table:table-cell table:formula="of:=([.G22]-[.G10])/[.G10]" office:value-type="percentage" office:value="-0.151376146788991" calcext:value-type="percentage">
            <text:p>-15.14%</text:p>
          </table:table-cell>
        </table:table-row>
        <table:table-row table:style-name="ro1">
          <table:table-cell office:value-type="string" calcext:value-type="string">
            <text:p>2011-10-01 00:00:00+01</text:p>
          </table:table-cell>
          <table:table-cell office:value-type="string" calcext:value-type="string">
            <text:p>Kildare</text:p>
          </table:table-cell>
          <table:table-cell office:value-type="float" office:value="77" calcext:value-type="float">
            <text:p>77</text:p>
          </table:table-cell>
          <table:table-cell office:value-type="float" office:value="204109.6" calcext:value-type="float">
            <text:p>204109.6</text:p>
          </table:table-cell>
          <table:table-cell office:value-type="float" office:value="30000" calcext:value-type="float">
            <text:p>30000</text:p>
          </table:table-cell>
          <table:table-cell office:value-type="float" office:value="695000" calcext:value-type="float">
            <text:p>695000</text:p>
          </table:table-cell>
          <table:table-cell office:value-type="float" office:value="180617" calcext:value-type="float">
            <text:p>180617</text:p>
          </table:table-cell>
          <table:table-cell table:formula="of:=([.G23]-[.G22])/[.G22]" office:value-type="percentage" office:value="-0.0236918918918919" calcext:value-type="percentage">
            <text:p>-2.37%</text:p>
          </table:table-cell>
          <table:table-cell table:formula="of:=([.G23]-[.G11])/[.G11]" office:value-type="percentage" office:value="-0.257245289133033" calcext:value-type="percentage">
            <text:p>-25.72%</text:p>
          </table:table-cell>
        </table:table-row>
        <table:table-row table:style-name="ro1">
          <table:table-cell office:value-type="string" calcext:value-type="string">
            <text:p>2011-11-01 00:00:00+00</text:p>
          </table:table-cell>
          <table:table-cell office:value-type="string" calcext:value-type="string">
            <text:p>Kildare</text:p>
          </table:table-cell>
          <table:table-cell office:value-type="float" office:value="118" calcext:value-type="float">
            <text:p>118</text:p>
          </table:table-cell>
          <table:table-cell office:value-type="float" office:value="208175.06" calcext:value-type="float">
            <text:p>208175.06</text:p>
          </table:table-cell>
          <table:table-cell office:value-type="float" office:value="20000" calcext:value-type="float">
            <text:p>2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0263" calcext:value-type="float">
            <text:p>220263</text:p>
          </table:table-cell>
          <table:table-cell table:formula="of:=([.G24]-[.G23])/[.G23]" office:value-type="percentage" office:value="0.219503147544251" calcext:value-type="percentage">
            <text:p>21.95%</text:p>
          </table:table-cell>
          <table:table-cell table:formula="of:=([.G24]-[.G12])/[.G12]" office:value-type="percentage" office:value="0.0538899521531101" calcext:value-type="percentage">
            <text:p>5.39%</text:p>
          </table:table-cell>
        </table:table-row>
        <table:table-row table:style-name="ro1">
          <table:table-cell office:value-type="string" calcext:value-type="string">
            <text:p>2011-12-01 00:00:00+00</text:p>
          </table:table-cell>
          <table:table-cell office:value-type="string" calcext:value-type="string">
            <text:p>Kildare</text:p>
          </table:table-cell>
          <table:table-cell office:value-type="float" office:value="107" calcext:value-type="float">
            <text:p>107</text:p>
          </table:table-cell>
          <table:table-cell office:value-type="float" office:value="207725.21" calcext:value-type="float">
            <text:p>207725.21</text:p>
          </table:table-cell>
          <table:table-cell office:value-type="float" office:value="7500" calcext:value-type="float">
            <text:p>7500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170000" calcext:value-type="float">
            <text:p>170000</text:p>
          </table:table-cell>
          <table:table-cell table:formula="of:=([.G25]-[.G24])/[.G24]" office:value-type="percentage" office:value="-0.2281953846084" calcext:value-type="percentage">
            <text:p>-22.82%</text:p>
          </table:table-cell>
          <table:table-cell table:formula="of:=([.G25]-[.G13])/[.G13]" office:value-type="percentage" office:value="-0.203747072599532" calcext:value-type="percentage">
            <text:p>-20.37%</text:p>
          </table:table-cell>
        </table:table-row>
        <table:table-row table:style-name="ro1">
          <table:table-cell office:value-type="string" calcext:value-type="string">
            <text:p>2012-01-01 00:00:00+00</text:p>
          </table:table-cell>
          <table:table-cell office:value-type="string" calcext:value-type="string">
            <text:p>Kildare</text:p>
          </table:table-cell>
          <table:table-cell office:value-type="float" office:value="55" calcext:value-type="float">
            <text:p>55</text:p>
          </table:table-cell>
          <table:table-cell office:value-type="float" office:value="192421.07" calcext:value-type="float">
            <text:p>192421.07</text:p>
          </table:table-cell>
          <table:table-cell office:value-type="float" office:value="17857" calcext:value-type="float">
            <text:p>17857</text:p>
          </table:table-cell>
          <table:table-cell office:value-type="float" office:value="555000" calcext:value-type="float">
            <text:p>555000</text:p>
          </table:table-cell>
          <table:table-cell office:value-type="float" office:value="170000" calcext:value-type="float">
            <text:p>170000</text:p>
          </table:table-cell>
          <table:table-cell table:formula="of:=([.G26]-[.G25])/[.G25]" office:value-type="percentage" office:value="0" calcext:value-type="percentage">
            <text:p>0.00%</text:p>
          </table:table-cell>
          <table:table-cell table:formula="of:=([.G26]-[.G14])/[.G14]" office:value-type="percentage" office:value="-0.19047619047619" calcext:value-type="percentage">
            <text:p>-19.05%</text:p>
          </table:table-cell>
        </table:table-row>
        <table:table-row table:style-name="ro1">
          <table:table-cell office:value-type="string" calcext:value-type="string">
            <text:p>2012-02-01 00:00:00+00</text:p>
          </table:table-cell>
          <table:table-cell office:value-type="string" calcext:value-type="string">
            <text:p>Kildare</text:p>
          </table:table-cell>
          <table:table-cell office:value-type="float" office:value="57" calcext:value-type="float">
            <text:p>57</text:p>
          </table:table-cell>
          <table:table-cell office:value-type="float" office:value="175489.78" calcext:value-type="float">
            <text:p>175489.78</text:p>
          </table:table-cell>
          <table:table-cell office:value-type="float" office:value="30000" calcext:value-type="float">
            <text:p>3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75000" calcext:value-type="float">
            <text:p>175000</text:p>
          </table:table-cell>
          <table:table-cell table:formula="of:=([.G27]-[.G26])/[.G26]" office:value-type="percentage" office:value="0.0294117647058823" calcext:value-type="percentage">
            <text:p>2.94%</text:p>
          </table:table-cell>
          <table:table-cell table:formula="of:=([.G27]-[.G15])/[.G15]" office:value-type="percentage" office:value="-0.222222222222222" calcext:value-type="percentage">
            <text:p>-22.22%</text:p>
          </table:table-cell>
        </table:table-row>
        <table:table-row table:style-name="ro1">
          <table:table-cell office:value-type="string" calcext:value-type="string">
            <text:p>2012-03-01 00:00:00+00</text:p>
          </table:table-cell>
          <table:table-cell office:value-type="string" calcext:value-type="string">
            <text:p>Kildare</text:p>
          </table:table-cell>
          <table:table-cell office:value-type="float" office:value="53" calcext:value-type="float">
            <text:p>53</text:p>
          </table:table-cell>
          <table:table-cell office:value-type="float" office:value="183686.48" calcext:value-type="float">
            <text:p>183686.48</text:p>
          </table:table-cell>
          <table:table-cell office:value-type="float" office:value="40000" calcext:value-type="float">
            <text:p>4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65000" calcext:value-type="float">
            <text:p>165000</text:p>
          </table:table-cell>
          <table:table-cell table:formula="of:=([.G28]-[.G27])/[.G27]" office:value-type="percentage" office:value="-0.0571428571428571" calcext:value-type="percentage">
            <text:p>-5.71%</text:p>
          </table:table-cell>
          <table:table-cell table:formula="of:=([.G28]-[.G16])/[.G16]" office:value-type="percentage" office:value="-0.0571428571428571" calcext:value-type="percentage">
            <text:p>-5.71%</text:p>
          </table:table-cell>
        </table:table-row>
        <table:table-row table:style-name="ro1">
          <table:table-cell office:value-type="string" calcext:value-type="string">
            <text:p>2012-04-01 00:00:00+01</text:p>
          </table:table-cell>
          <table:table-cell office:value-type="string" calcext:value-type="string">
            <text:p>Kildare</text:p>
          </table:table-cell>
          <table:table-cell office:value-type="float" office:value="44" calcext:value-type="float">
            <text:p>44</text:p>
          </table:table-cell>
          <table:table-cell office:value-type="float" office:value="151830.66" calcext:value-type="float">
            <text:p>151830.66</text:p>
          </table:table-cell>
          <table:table-cell office:value-type="float" office:value="26000" calcext:value-type="float">
            <text:p>26000</text:p>
          </table:table-cell>
          <table:table-cell office:value-type="float" office:value="554626" calcext:value-type="float">
            <text:p>554626</text:p>
          </table:table-cell>
          <table:table-cell office:value-type="float" office:value="133150" calcext:value-type="float">
            <text:p>133150</text:p>
          </table:table-cell>
          <table:table-cell table:formula="of:=([.G29]-[.G28])/[.G28]" office:value-type="percentage" office:value="-0.193030303030303" calcext:value-type="percentage">
            <text:p>-19.30%</text:p>
          </table:table-cell>
          <table:table-cell table:formula="of:=([.G29]-[.G17])/[.G17]" office:value-type="percentage" office:value="-0.369704142011834" calcext:value-type="percentage">
            <text:p>-36.97%</text:p>
          </table:table-cell>
        </table:table-row>
        <table:table-row table:style-name="ro1">
          <table:table-cell office:value-type="string" calcext:value-type="string">
            <text:p>2012-05-01 00:00:00+01</text:p>
          </table:table-cell>
          <table:table-cell office:value-type="string" calcext:value-type="string">
            <text:p>Kildare</text:p>
          </table:table-cell>
          <table:table-cell office:value-type="float" office:value="77" calcext:value-type="float">
            <text:p>77</text:p>
          </table:table-cell>
          <table:table-cell office:value-type="float" office:value="192640.84" calcext:value-type="float">
            <text:p>192640.84</text:p>
          </table:table-cell>
          <table:table-cell office:value-type="float" office:value="34000" calcext:value-type="float">
            <text:p>34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174000" calcext:value-type="float">
            <text:p>174000</text:p>
          </table:table-cell>
          <table:table-cell table:formula="of:=([.G30]-[.G29])/[.G29]" office:value-type="percentage" office:value="0.306796845662786" calcext:value-type="percentage">
            <text:p>30.68%</text:p>
          </table:table-cell>
          <table:table-cell table:formula="of:=([.G30]-[.G18])/[.G18]" office:value-type="percentage" office:value="-0.0569105691056911" calcext:value-type="percentage">
            <text:p>-5.69%</text:p>
          </table:table-cell>
        </table:table-row>
        <table:table-row table:style-name="ro1">
          <table:table-cell office:value-type="string" calcext:value-type="string">
            <text:p>2012-06-01 00:00:00+01</text:p>
          </table:table-cell>
          <table:table-cell office:value-type="string" calcext:value-type="string">
            <text:p>Kildare</text:p>
          </table:table-cell>
          <table:table-cell office:value-type="float" office:value="59" calcext:value-type="float">
            <text:p>59</text:p>
          </table:table-cell>
          <table:table-cell office:value-type="float" office:value="207586.78" calcext:value-type="float">
            <text:p>207586.78</text:p>
          </table:table-cell>
          <table:table-cell office:value-type="float" office:value="43500" calcext:value-type="float">
            <text:p>435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6000" calcext:value-type="float">
            <text:p>186000</text:p>
          </table:table-cell>
          <table:table-cell table:formula="of:=([.G31]-[.G30])/[.G30]" office:value-type="percentage" office:value="0.0689655172413793" calcext:value-type="percentage">
            <text:p>6.90%</text:p>
          </table:table-cell>
          <table:table-cell table:formula="of:=([.G31]-[.G19])/[.G19]" office:value-type="percentage" office:value="-0.123881300047103" calcext:value-type="percentage">
            <text:p>-12.39%</text:p>
          </table:table-cell>
        </table:table-row>
        <table:table-row table:style-name="ro1">
          <table:table-cell office:value-type="string" calcext:value-type="string">
            <text:p>2012-07-01 00:00:00+01</text:p>
          </table:table-cell>
          <table:table-cell office:value-type="string" calcext:value-type="string">
            <text:p>Kildare</text:p>
          </table:table-cell>
          <table:table-cell office:value-type="float" office:value="81" calcext:value-type="float">
            <text:p>81</text:p>
          </table:table-cell>
          <table:table-cell office:value-type="float" office:value="170724.6" calcext:value-type="float">
            <text:p>170724.6</text:p>
          </table:table-cell>
          <table:table-cell office:value-type="float" office:value="35000" calcext:value-type="float">
            <text:p>35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70000" calcext:value-type="float">
            <text:p>170000</text:p>
          </table:table-cell>
          <table:table-cell table:formula="of:=([.G32]-[.G31])/[.G31]" office:value-type="percentage" office:value="-0.0860215053763441" calcext:value-type="percentage">
            <text:p>-8.60%</text:p>
          </table:table-cell>
          <table:table-cell table:formula="of:=([.G32]-[.G20])/[.G20]" office:value-type="percentage" office:value="-0.260869565217391" calcext:value-type="percentage">
            <text:p>-26.09%</text:p>
          </table:table-cell>
        </table:table-row>
        <table:table-row table:style-name="ro1">
          <table:table-cell office:value-type="string" calcext:value-type="string">
            <text:p>2012-08-01 00:00:00+01</text:p>
          </table:table-cell>
          <table:table-cell office:value-type="string" calcext:value-type="string">
            <text:p>Kildare</text:p>
          </table:table-cell>
          <table:table-cell office:value-type="float" office:value="89" calcext:value-type="float">
            <text:p>89</text:p>
          </table:table-cell>
          <table:table-cell office:value-type="float" office:value="217518.65" calcext:value-type="float">
            <text:p>217518.65</text:p>
          </table:table-cell>
          <table:table-cell office:value-type="float" office:value="20000" calcext:value-type="float">
            <text:p>20000</text:p>
          </table:table-cell>
          <table:table-cell office:value-type="float" office:value="775000" calcext:value-type="float">
            <text:p>775000</text:p>
          </table:table-cell>
          <table:table-cell office:value-type="float" office:value="195000" calcext:value-type="float">
            <text:p>195000</text:p>
          </table:table-cell>
          <table:table-cell table:formula="of:=([.G33]-[.G32])/[.G32]" office:value-type="percentage" office:value="0.147058823529412" calcext:value-type="percentage">
            <text:p>14.71%</text:p>
          </table:table-cell>
          <table:table-cell table:formula="of:=([.G33]-[.G21])/[.G21]" office:value-type="percentage" office:value="-0.040590405904059" calcext:value-type="percentage">
            <text:p>-4.06%</text:p>
          </table:table-cell>
        </table:table-row>
        <table:table-row table:style-name="ro1">
          <table:table-cell office:value-type="string" calcext:value-type="string">
            <text:p>2012-09-01 00:00:00+01</text:p>
          </table:table-cell>
          <table:table-cell office:value-type="string" calcext:value-type="string">
            <text:p>Kildare</text:p>
          </table:table-cell>
          <table:table-cell office:value-type="float" office:value="85" calcext:value-type="float">
            <text:p>85</text:p>
          </table:table-cell>
          <table:table-cell office:value-type="float" office:value="176695.6" calcext:value-type="float">
            <text:p>176695.6</text:p>
          </table:table-cell>
          <table:table-cell office:value-type="float" office:value="25000" calcext:value-type="float">
            <text:p>25000</text:p>
          </table:table-cell>
          <table:table-cell office:value-type="float" office:value="405000" calcext:value-type="float">
            <text:p>405000</text:p>
          </table:table-cell>
          <table:table-cell office:value-type="float" office:value="170000" calcext:value-type="float">
            <text:p>170000</text:p>
          </table:table-cell>
          <table:table-cell table:formula="of:=([.G34]-[.G33])/[.G33]" office:value-type="percentage" office:value="-0.128205128205128" calcext:value-type="percentage">
            <text:p>-12.82%</text:p>
          </table:table-cell>
          <table:table-cell table:formula="of:=([.G34]-[.G22])/[.G22]" office:value-type="percentage" office:value="-0.0810810810810811" calcext:value-type="percentage">
            <text:p>-8.11%</text:p>
          </table:table-cell>
        </table:table-row>
        <table:table-row table:style-name="ro1">
          <table:table-cell office:value-type="string" calcext:value-type="string">
            <text:p>2012-10-01 00:00:00+01</text:p>
          </table:table-cell>
          <table:table-cell office:value-type="string" calcext:value-type="string">
            <text:p>Kildare</text:p>
          </table:table-cell>
          <table:table-cell office:value-type="float" office:value="103" calcext:value-type="float">
            <text:p>103</text:p>
          </table:table-cell>
          <table:table-cell office:value-type="float" office:value="176760.47" calcext:value-type="float">
            <text:p>176760.47</text:p>
          </table:table-cell>
          <table:table-cell office:value-type="float" office:value="40000" calcext:value-type="float">
            <text:p>40000</text:p>
          </table:table-cell>
          <table:table-cell office:value-type="float" office:value="437500" calcext:value-type="float">
            <text:p>437500</text:p>
          </table:table-cell>
          <table:table-cell office:value-type="float" office:value="161000" calcext:value-type="float">
            <text:p>161000</text:p>
          </table:table-cell>
          <table:table-cell table:formula="of:=([.G35]-[.G34])/[.G34]" office:value-type="percentage" office:value="-0.0529411764705882" calcext:value-type="percentage">
            <text:p>-5.29%</text:p>
          </table:table-cell>
          <table:table-cell table:formula="of:=([.G35]-[.G23])/[.G23]" office:value-type="percentage" office:value="-0.108611038828017" calcext:value-type="percentage">
            <text:p>-10.86%</text:p>
          </table:table-cell>
        </table:table-row>
        <table:table-row table:style-name="ro1">
          <table:table-cell office:value-type="string" calcext:value-type="string">
            <text:p>2012-11-01 00:00:00+00</text:p>
          </table:table-cell>
          <table:table-cell office:value-type="string" calcext:value-type="string">
            <text:p>Kildare</text:p>
          </table:table-cell>
          <table:table-cell office:value-type="float" office:value="143" calcext:value-type="float">
            <text:p>143</text:p>
          </table:table-cell>
          <table:table-cell office:value-type="float" office:value="193313.26" calcext:value-type="float">
            <text:p>193313.26</text:p>
          </table:table-cell>
          <table:table-cell office:value-type="float" office:value="25000" calcext:value-type="float">
            <text:p>2500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60000" calcext:value-type="float">
            <text:p>160000</text:p>
          </table:table-cell>
          <table:table-cell table:formula="of:=([.G36]-[.G35])/[.G35]" office:value-type="percentage" office:value="-0.0062111801242236" calcext:value-type="percentage">
            <text:p>-0.62%</text:p>
          </table:table-cell>
          <table:table-cell table:formula="of:=([.G36]-[.G24])/[.G24]" office:value-type="percentage" office:value="-0.273595656102023" calcext:value-type="percentage">
            <text:p>-27.36%</text:p>
          </table:table-cell>
        </table:table-row>
        <table:table-row table:style-name="ro1">
          <table:table-cell office:value-type="string" calcext:value-type="string">
            <text:p>2012-12-01 00:00:00+00</text:p>
          </table:table-cell>
          <table:table-cell office:value-type="string" calcext:value-type="string">
            <text:p>Kildare</text:p>
          </table:table-cell>
          <table:table-cell office:value-type="float" office:value="208" calcext:value-type="float">
            <text:p>208</text:p>
          </table:table-cell>
          <table:table-cell office:value-type="float" office:value="225454.56" calcext:value-type="float">
            <text:p>225454.56</text:p>
          </table:table-cell>
          <table:table-cell office:value-type="float" office:value="40000" calcext:value-type="float">
            <text:p>40000</text:p>
          </table:table-cell>
          <table:table-cell office:value-type="float" office:value="5205926" calcext:value-type="float">
            <text:p>5205926</text:p>
          </table:table-cell>
          <table:table-cell office:value-type="float" office:value="185000" calcext:value-type="float">
            <text:p>185000</text:p>
          </table:table-cell>
          <table:table-cell table:formula="of:=([.G37]-[.G36])/[.G36]" office:value-type="percentage" office:value="0.15625" calcext:value-type="percentage">
            <text:p>15.63%</text:p>
          </table:table-cell>
          <table:table-cell table:formula="of:=([.G37]-[.G25])/[.G25]" office:value-type="percentage" office:value="0.0882352941176471" calcext:value-type="percentage">
            <text:p>8.82%</text:p>
          </table:table-cell>
        </table:table-row>
        <table:table-row table:style-name="ro1">
          <table:table-cell office:value-type="string" calcext:value-type="string">
            <text:p>2013-01-01 00:00:00+00</text:p>
          </table:table-cell>
          <table:table-cell office:value-type="string" calcext:value-type="string">
            <text:p>Kildare</text:p>
          </table:table-cell>
          <table:table-cell office:value-type="float" office:value="50" calcext:value-type="float">
            <text:p>50</text:p>
          </table:table-cell>
          <table:table-cell office:value-type="float" office:value="176315.57" calcext:value-type="float">
            <text:p>176315.57</text:p>
          </table:table-cell>
          <table:table-cell office:value-type="float" office:value="30000" calcext:value-type="float">
            <text:p>30000</text:p>
          </table:table-cell>
          <table:table-cell office:value-type="float" office:value="639600" calcext:value-type="float">
            <text:p>639600</text:p>
          </table:table-cell>
          <table:table-cell office:value-type="float" office:value="147250" calcext:value-type="float">
            <text:p>147250</text:p>
          </table:table-cell>
          <table:table-cell table:formula="of:=([.G38]-[.G37])/[.G37]" office:value-type="percentage" office:value="-0.204054054054054" calcext:value-type="percentage">
            <text:p>-20.41%</text:p>
          </table:table-cell>
          <table:table-cell table:formula="of:=([.G38]-[.G26])/[.G26]" office:value-type="percentage" office:value="-0.133823529411765" calcext:value-type="percentage">
            <text:p>-13.38%</text:p>
          </table:table-cell>
        </table:table-row>
        <table:table-row table:style-name="ro1">
          <table:table-cell office:value-type="string" calcext:value-type="string">
            <text:p>2013-02-01 00:00:00+00</text:p>
          </table:table-cell>
          <table:table-cell office:value-type="string" calcext:value-type="string">
            <text:p>Kildare</text:p>
          </table:table-cell>
          <table:table-cell office:value-type="float" office:value="60" calcext:value-type="float">
            <text:p>60</text:p>
          </table:table-cell>
          <table:table-cell office:value-type="float" office:value="179907.61" calcext:value-type="float">
            <text:p>179907.61</text:p>
          </table:table-cell>
          <table:table-cell office:value-type="float" office:value="20000" calcext:value-type="float">
            <text:p>2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48500" calcext:value-type="float">
            <text:p>148500</text:p>
          </table:table-cell>
          <table:table-cell table:formula="of:=([.G39]-[.G38])/[.G38]" office:value-type="percentage" office:value="0.00848896434634974" calcext:value-type="percentage">
            <text:p>0.85%</text:p>
          </table:table-cell>
          <table:table-cell table:formula="of:=([.G39]-[.G27])/[.G27]" office:value-type="percentage" office:value="-0.151428571428571" calcext:value-type="percentage">
            <text:p>-15.14%</text:p>
          </table:table-cell>
        </table:table-row>
        <table:table-row table:style-name="ro1">
          <table:table-cell office:value-type="string" calcext:value-type="string">
            <text:p>2013-03-01 00:00:00+00</text:p>
          </table:table-cell>
          <table:table-cell office:value-type="string" calcext:value-type="string">
            <text:p>Kildare</text:p>
          </table:table-cell>
          <table:table-cell office:value-type="float" office:value="81" calcext:value-type="float">
            <text:p>81</text:p>
          </table:table-cell>
          <table:table-cell office:value-type="float" office:value="171152.03" calcext:value-type="float">
            <text:p>171152.03</text:p>
          </table:table-cell>
          <table:table-cell office:value-type="float" office:value="47000" calcext:value-type="float">
            <text:p>47000</text:p>
          </table:table-cell>
          <table:table-cell office:value-type="float" office:value="482150" calcext:value-type="float">
            <text:p>482150</text:p>
          </table:table-cell>
          <table:table-cell office:value-type="float" office:value="150000" calcext:value-type="float">
            <text:p>150000</text:p>
          </table:table-cell>
          <table:table-cell table:formula="of:=([.G40]-[.G39])/[.G39]" office:value-type="percentage" office:value="0.0101010101010101" calcext:value-type="percentage">
            <text:p>1.01%</text:p>
          </table:table-cell>
          <table:table-cell table:formula="of:=([.G40]-[.G28])/[.G28]" office:value-type="percentage" office:value="-0.0909090909090909" calcext:value-type="percentage">
            <text:p>-9.09%</text:p>
          </table:table-cell>
        </table:table-row>
        <table:table-row table:style-name="ro1">
          <table:table-cell office:value-type="string" calcext:value-type="string">
            <text:p>2013-04-01 00:00:00+01</text:p>
          </table:table-cell>
          <table:table-cell office:value-type="string" calcext:value-type="string">
            <text:p>Kildare</text:p>
          </table:table-cell>
          <table:table-cell office:value-type="float" office:value="74" calcext:value-type="float">
            <text:p>74</text:p>
          </table:table-cell>
          <table:table-cell office:value-type="float" office:value="178130.52" calcext:value-type="float">
            <text:p>178130.52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65500" calcext:value-type="float">
            <text:p>165500</text:p>
          </table:table-cell>
          <table:table-cell table:formula="of:=([.G41]-[.G40])/[.G40]" office:value-type="percentage" office:value="0.103333333333333" calcext:value-type="percentage">
            <text:p>10.33%</text:p>
          </table:table-cell>
          <table:table-cell table:formula="of:=([.G41]-[.G29])/[.G29]" office:value-type="percentage" office:value="0.242959068719489" calcext:value-type="percentage">
            <text:p>24.30%</text:p>
          </table:table-cell>
        </table:table-row>
        <table:table-row table:style-name="ro1">
          <table:table-cell office:value-type="string" calcext:value-type="string">
            <text:p>2013-05-01 00:00:00+01</text:p>
          </table:table-cell>
          <table:table-cell office:value-type="string" calcext:value-type="string">
            <text:p>Kildare</text:p>
          </table:table-cell>
          <table:table-cell office:value-type="float" office:value="93" calcext:value-type="float">
            <text:p>93</text:p>
          </table:table-cell>
          <table:table-cell office:value-type="float" office:value="205156.45" calcext:value-type="float">
            <text:p>205156.45</text:p>
          </table:table-cell>
          <table:table-cell office:value-type="float" office:value="30000" calcext:value-type="float">
            <text:p>30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187000" calcext:value-type="float">
            <text:p>187000</text:p>
          </table:table-cell>
          <table:table-cell table:formula="of:=([.G42]-[.G41])/[.G41]" office:value-type="percentage" office:value="0.129909365558912" calcext:value-type="percentage">
            <text:p>12.99%</text:p>
          </table:table-cell>
          <table:table-cell table:formula="of:=([.G42]-[.G30])/[.G30]" office:value-type="percentage" office:value="0.0747126436781609" calcext:value-type="percentage">
            <text:p>7.47%</text:p>
          </table:table-cell>
        </table:table-row>
        <table:table-row table:style-name="ro1">
          <table:table-cell office:value-type="string" calcext:value-type="string">
            <text:p>2013-06-01 00:00:00+01</text:p>
          </table:table-cell>
          <table:table-cell office:value-type="string" calcext:value-type="string">
            <text:p>Kildare</text:p>
          </table:table-cell>
          <table:table-cell office:value-type="float" office:value="89" calcext:value-type="float">
            <text:p>89</text:p>
          </table:table-cell>
          <table:table-cell office:value-type="float" office:value="194198.24" calcext:value-type="float">
            <text:p>194198.24</text:p>
          </table:table-cell>
          <table:table-cell office:value-type="float" office:value="20000" calcext:value-type="float">
            <text:p>20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185000" calcext:value-type="float">
            <text:p>185000</text:p>
          </table:table-cell>
          <table:table-cell table:formula="of:=([.G43]-[.G42])/[.G42]" office:value-type="percentage" office:value="-0.0106951871657754" calcext:value-type="percentage">
            <text:p>-1.07%</text:p>
          </table:table-cell>
          <table:table-cell table:formula="of:=([.G43]-[.G31])/[.G31]" office:value-type="percentage" office:value="-0.00537634408602151" calcext:value-type="percentage">
            <text:p>-0.54%</text:p>
          </table:table-cell>
        </table:table-row>
        <table:table-row table:style-name="ro1">
          <table:table-cell office:value-type="string" calcext:value-type="string">
            <text:p>2013-07-01 00:00:00+01</text:p>
          </table:table-cell>
          <table:table-cell office:value-type="string" calcext:value-type="string">
            <text:p>Kildare</text:p>
          </table:table-cell>
          <table:table-cell office:value-type="float" office:value="118" calcext:value-type="float">
            <text:p>118</text:p>
          </table:table-cell>
          <table:table-cell office:value-type="float" office:value="224791.81" calcext:value-type="float">
            <text:p>224791.81</text:p>
          </table:table-cell>
          <table:table-cell office:value-type="float" office:value="6500" calcext:value-type="float">
            <text:p>6500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180000" calcext:value-type="float">
            <text:p>180000</text:p>
          </table:table-cell>
          <table:table-cell table:formula="of:=([.G44]-[.G43])/[.G43]" office:value-type="percentage" office:value="-0.027027027027027" calcext:value-type="percentage">
            <text:p>-2.70%</text:p>
          </table:table-cell>
          <table:table-cell table:formula="of:=([.G44]-[.G32])/[.G32]" office:value-type="percentage" office:value="0.0588235294117647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2013-08-01 00:00:00+01</text:p>
          </table:table-cell>
          <table:table-cell office:value-type="string" calcext:value-type="string">
            <text:p>Kildare</text:p>
          </table:table-cell>
          <table:table-cell office:value-type="float" office:value="121" calcext:value-type="float">
            <text:p>121</text:p>
          </table:table-cell>
          <table:table-cell office:value-type="float" office:value="190498.04" calcext:value-type="float">
            <text:p>190498.04</text:p>
          </table:table-cell>
          <table:table-cell office:value-type="float" office:value="17190" calcext:value-type="float">
            <text:p>1719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0000" calcext:value-type="float">
            <text:p>160000</text:p>
          </table:table-cell>
          <table:table-cell table:formula="of:=([.G45]-[.G44])/[.G44]" office:value-type="percentage" office:value="-0.111111111111111" calcext:value-type="percentage">
            <text:p>-11.11%</text:p>
          </table:table-cell>
          <table:table-cell table:formula="of:=([.G45]-[.G33])/[.G33]" office:value-type="percentage" office:value="-0.179487179487179" calcext:value-type="percentage">
            <text:p>-17.95%</text:p>
          </table:table-cell>
        </table:table-row>
        <table:table-row table:style-name="ro1">
          <table:table-cell office:value-type="string" calcext:value-type="string">
            <text:p>2013-09-01 00:00:00+01</text:p>
          </table:table-cell>
          <table:table-cell office:value-type="string" calcext:value-type="string">
            <text:p>Kildare</text:p>
          </table:table-cell>
          <table:table-cell office:value-type="float" office:value="127" calcext:value-type="float">
            <text:p>127</text:p>
          </table:table-cell>
          <table:table-cell office:value-type="float" office:value="178182.74" calcext:value-type="float">
            <text:p>178182.74</text:p>
          </table:table-cell>
          <table:table-cell office:value-type="float" office:value="20000" calcext:value-type="float">
            <text:p>20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165000" calcext:value-type="float">
            <text:p>165000</text:p>
          </table:table-cell>
          <table:table-cell table:formula="of:=([.G46]-[.G45])/[.G45]" office:value-type="percentage" office:value="0.03125" calcext:value-type="percentage">
            <text:p>3.13%</text:p>
          </table:table-cell>
          <table:table-cell table:formula="of:=([.G46]-[.G34])/[.G34]" office:value-type="percentage" office:value="-0.0294117647058823" calcext:value-type="percentage">
            <text:p>-2.94%</text:p>
          </table:table-cell>
        </table:table-row>
        <table:table-row table:style-name="ro1">
          <table:table-cell office:value-type="string" calcext:value-type="string">
            <text:p>2013-10-01 00:00:00+01</text:p>
          </table:table-cell>
          <table:table-cell office:value-type="string" calcext:value-type="string">
            <text:p>Kildare</text:p>
          </table:table-cell>
          <table:table-cell office:value-type="float" office:value="136" calcext:value-type="float">
            <text:p>136</text:p>
          </table:table-cell>
          <table:table-cell office:value-type="float" office:value="205278.32" calcext:value-type="float">
            <text:p>205278.32</text:p>
          </table:table-cell>
          <table:table-cell office:value-type="float" office:value="30000" calcext:value-type="float">
            <text:p>30000</text:p>
          </table:table-cell>
          <table:table-cell office:value-type="float" office:value="620000" calcext:value-type="float">
            <text:p>620000</text:p>
          </table:table-cell>
          <table:table-cell office:value-type="float" office:value="187500" calcext:value-type="float">
            <text:p>187500</text:p>
          </table:table-cell>
          <table:table-cell table:formula="of:=([.G47]-[.G46])/[.G46]" office:value-type="percentage" office:value="0.136363636363636" calcext:value-type="percentage">
            <text:p>13.64%</text:p>
          </table:table-cell>
          <table:table-cell table:formula="of:=([.G47]-[.G35])/[.G35]" office:value-type="percentage" office:value="0.164596273291925" calcext:value-type="percentage">
            <text:p>16.46%</text:p>
          </table:table-cell>
        </table:table-row>
        <table:table-row table:style-name="ro1">
          <table:table-cell office:value-type="string" calcext:value-type="string">
            <text:p>2013-11-01 00:00:00+00</text:p>
          </table:table-cell>
          <table:table-cell office:value-type="string" calcext:value-type="string">
            <text:p>Kildare</text:p>
          </table:table-cell>
          <table:table-cell office:value-type="float" office:value="131" calcext:value-type="float">
            <text:p>131</text:p>
          </table:table-cell>
          <table:table-cell office:value-type="float" office:value="208360.13" calcext:value-type="float">
            <text:p>208360.13</text:p>
          </table:table-cell>
          <table:table-cell office:value-type="float" office:value="30000" calcext:value-type="float">
            <text:p>3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82000" calcext:value-type="float">
            <text:p>182000</text:p>
          </table:table-cell>
          <table:table-cell table:formula="of:=([.G48]-[.G47])/[.G47]" office:value-type="percentage" office:value="-0.0293333333333333" calcext:value-type="percentage">
            <text:p>-2.93%</text:p>
          </table:table-cell>
          <table:table-cell table:formula="of:=([.G48]-[.G36])/[.G36]" office:value-type="percentage" office:value="0.1375" calcext:value-type="percentage">
            <text:p>13.75%</text:p>
          </table:table-cell>
        </table:table-row>
        <table:table-row table:style-name="ro1">
          <table:table-cell office:value-type="string" calcext:value-type="string">
            <text:p>2013-12-01 00:00:00+00</text:p>
          </table:table-cell>
          <table:table-cell office:value-type="string" calcext:value-type="string">
            <text:p>Kildare</text:p>
          </table:table-cell>
          <table:table-cell office:value-type="float" office:value="231" calcext:value-type="float">
            <text:p>231</text:p>
          </table:table-cell>
          <table:table-cell office:value-type="float" office:value="219157.03" calcext:value-type="float">
            <text:p>219157.03</text:p>
          </table:table-cell>
          <table:table-cell office:value-type="float" office:value="45000" calcext:value-type="float">
            <text:p>45000</text:p>
          </table:table-cell>
          <table:table-cell office:value-type="float" office:value="4875000" calcext:value-type="float">
            <text:p>4875000</text:p>
          </table:table-cell>
          <table:table-cell office:value-type="float" office:value="167500" calcext:value-type="float">
            <text:p>167500</text:p>
          </table:table-cell>
          <table:table-cell table:formula="of:=([.G49]-[.G48])/[.G48]" office:value-type="percentage" office:value="-0.0796703296703297" calcext:value-type="percentage">
            <text:p>-7.97%</text:p>
          </table:table-cell>
          <table:table-cell table:formula="of:=([.G49]-[.G37])/[.G37]" office:value-type="percentage" office:value="-0.0945945945945946" calcext:value-type="percentage">
            <text:p>-9.46%</text:p>
          </table:table-cell>
        </table:table-row>
        <table:table-row table:style-name="ro1">
          <table:table-cell office:value-type="string" calcext:value-type="string">
            <text:p>2014-01-01 00:00:00+00</text:p>
          </table:table-cell>
          <table:table-cell office:value-type="string" calcext:value-type="string">
            <text:p>Kildare</text:p>
          </table:table-cell>
          <table:table-cell office:value-type="float" office:value="65" calcext:value-type="float">
            <text:p>65</text:p>
          </table:table-cell>
          <table:table-cell office:value-type="float" office:value="209872.92" calcext:value-type="float">
            <text:p>209872.92</text:p>
          </table:table-cell>
          <table:table-cell office:value-type="float" office:value="40000" calcext:value-type="float">
            <text:p>40000</text:p>
          </table:table-cell>
          <table:table-cell office:value-type="float" office:value="1141000" calcext:value-type="float">
            <text:p>1141000</text:p>
          </table:table-cell>
          <table:table-cell office:value-type="float" office:value="157000" calcext:value-type="float">
            <text:p>157000</text:p>
          </table:table-cell>
          <table:table-cell table:formula="of:=([.G50]-[.G49])/[.G49]" office:value-type="percentage" office:value="-0.0626865671641791" calcext:value-type="percentage">
            <text:p>-6.27%</text:p>
          </table:table-cell>
          <table:table-cell table:formula="of:=([.G50]-[.G38])/[.G38]" office:value-type="percentage" office:value="0.066213921901528" calcext:value-type="percentage">
            <text:p>6.62%</text:p>
          </table:table-cell>
        </table:table-row>
        <table:table-row table:style-name="ro1">
          <table:table-cell office:value-type="string" calcext:value-type="string">
            <text:p>2014-02-01 00:00:00+00</text:p>
          </table:table-cell>
          <table:table-cell office:value-type="string" calcext:value-type="string">
            <text:p>Kildare</text:p>
          </table:table-cell>
          <table:table-cell office:value-type="float" office:value="88" calcext:value-type="float">
            <text:p>88</text:p>
          </table:table-cell>
          <table:table-cell office:value-type="float" office:value="202871.07" calcext:value-type="float">
            <text:p>202871.07</text:p>
          </table:table-cell>
          <table:table-cell office:value-type="float" office:value="18000" calcext:value-type="float">
            <text:p>18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180000" calcext:value-type="float">
            <text:p>180000</text:p>
          </table:table-cell>
          <table:table-cell table:formula="of:=([.G51]-[.G50])/[.G50]" office:value-type="percentage" office:value="0.146496815286624" calcext:value-type="percentage">
            <text:p>14.65%</text:p>
          </table:table-cell>
          <table:table-cell table:formula="of:=([.G51]-[.G39])/[.G39]" office:value-type="percentage" office:value="0.212121212121212" calcext:value-type="percentage">
            <text:p>21.21%</text:p>
          </table:table-cell>
        </table:table-row>
        <table:table-row table:style-name="ro1">
          <table:table-cell office:value-type="string" calcext:value-type="string">
            <text:p>2014-03-01 00:00:00+00</text:p>
          </table:table-cell>
          <table:table-cell office:value-type="string" calcext:value-type="string">
            <text:p>Kildare</text:p>
          </table:table-cell>
          <table:table-cell office:value-type="float" office:value="124" calcext:value-type="float">
            <text:p>124</text:p>
          </table:table-cell>
          <table:table-cell office:value-type="float" office:value="171731.93" calcext:value-type="float">
            <text:p>171731.93</text:p>
          </table:table-cell>
          <table:table-cell office:value-type="float" office:value="15000" calcext:value-type="float">
            <text:p>15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49750" calcext:value-type="float">
            <text:p>149750</text:p>
          </table:table-cell>
          <table:table-cell table:formula="of:=([.G52]-[.G51])/[.G51]" office:value-type="percentage" office:value="-0.168055555555556" calcext:value-type="percentage">
            <text:p>-16.81%</text:p>
          </table:table-cell>
          <table:table-cell table:formula="of:=([.G52]-[.G40])/[.G40]" office:value-type="percentage" office:value="-0.00166666666666667" calcext:value-type="percentage">
            <text:p>-0.17%</text:p>
          </table:table-cell>
        </table:table-row>
        <table:table-row table:style-name="ro1">
          <table:table-cell office:value-type="string" calcext:value-type="string">
            <text:p>2014-04-01 00:00:00+01</text:p>
          </table:table-cell>
          <table:table-cell office:value-type="string" calcext:value-type="string">
            <text:p>Kildare</text:p>
          </table:table-cell>
          <table:table-cell office:value-type="float" office:value="109" calcext:value-type="float">
            <text:p>109</text:p>
          </table:table-cell>
          <table:table-cell office:value-type="float" office:value="234454.05" calcext:value-type="float">
            <text:p>234454.05</text:p>
          </table:table-cell>
          <table:table-cell office:value-type="float" office:value="14375" calcext:value-type="float">
            <text:p>14375</text:p>
          </table:table-cell>
          <table:table-cell office:value-type="float" office:value="850000" calcext:value-type="float">
            <text:p>850000</text:p>
          </table:table-cell>
          <table:table-cell office:value-type="float" office:value="223000" calcext:value-type="float">
            <text:p>223000</text:p>
          </table:table-cell>
          <table:table-cell table:formula="of:=([.G53]-[.G52])/[.G52]" office:value-type="percentage" office:value="0.48914858096828" calcext:value-type="percentage">
            <text:p>48.91%</text:p>
          </table:table-cell>
          <table:table-cell table:formula="of:=([.G53]-[.G41])/[.G41]" office:value-type="percentage" office:value="0.347432024169184" calcext:value-type="percentage">
            <text:p>34.74%</text:p>
          </table:table-cell>
        </table:table-row>
        <table:table-row table:style-name="ro1">
          <table:table-cell office:value-type="string" calcext:value-type="string">
            <text:p>2014-05-01 00:00:00+01</text:p>
          </table:table-cell>
          <table:table-cell office:value-type="string" calcext:value-type="string">
            <text:p>Kildare</text:p>
          </table:table-cell>
          <table:table-cell office:value-type="float" office:value="133" calcext:value-type="float">
            <text:p>133</text:p>
          </table:table-cell>
          <table:table-cell office:value-type="float" office:value="240391.75" calcext:value-type="float">
            <text:p>240391.75</text:p>
          </table:table-cell>
          <table:table-cell office:value-type="float" office:value="35000" calcext:value-type="float">
            <text:p>35000</text:p>
          </table:table-cell>
          <table:table-cell office:value-type="float" office:value="2867100" calcext:value-type="float">
            <text:p>2867100</text:p>
          </table:table-cell>
          <table:table-cell office:value-type="float" office:value="200000" calcext:value-type="float">
            <text:p>200000</text:p>
          </table:table-cell>
          <table:table-cell table:formula="of:=([.G54]-[.G53])/[.G53]" office:value-type="percentage" office:value="-0.103139013452915" calcext:value-type="percentage">
            <text:p>-10.31%</text:p>
          </table:table-cell>
          <table:table-cell table:formula="of:=([.G54]-[.G42])/[.G42]" office:value-type="percentage" office:value="0.0695187165775401" calcext:value-type="percentage">
            <text:p>6.95%</text:p>
          </table:table-cell>
        </table:table-row>
        <table:table-row table:style-name="ro1">
          <table:table-cell office:value-type="string" calcext:value-type="string">
            <text:p>2014-06-01 00:00:00+01</text:p>
          </table:table-cell>
          <table:table-cell office:value-type="string" calcext:value-type="string">
            <text:p>Kildare</text:p>
          </table:table-cell>
          <table:table-cell office:value-type="float" office:value="126" calcext:value-type="float">
            <text:p>126</text:p>
          </table:table-cell>
          <table:table-cell office:value-type="float" office:value="221158.22" calcext:value-type="float">
            <text:p>221158.22</text:p>
          </table:table-cell>
          <table:table-cell office:value-type="float" office:value="33966" calcext:value-type="float">
            <text:p>33966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95000" calcext:value-type="float">
            <text:p>195000</text:p>
          </table:table-cell>
          <table:table-cell table:formula="of:=([.G55]-[.G54])/[.G54]" office:value-type="percentage" office:value="-0.025" calcext:value-type="percentage">
            <text:p>-2.50%</text:p>
          </table:table-cell>
          <table:table-cell table:formula="of:=([.G55]-[.G43])/[.G43]" office:value-type="percentage" office:value="0.0540540540540541" calcext:value-type="percentage">
            <text:p>5.41%</text:p>
          </table:table-cell>
        </table:table-row>
        <table:table-row table:style-name="ro1">
          <table:table-cell office:value-type="string" calcext:value-type="string">
            <text:p>2014-07-01 00:00:00+01</text:p>
          </table:table-cell>
          <table:table-cell office:value-type="string" calcext:value-type="string">
            <text:p>Kildare</text:p>
          </table:table-cell>
          <table:table-cell office:value-type="float" office:value="72" calcext:value-type="float">
            <text:p>72</text:p>
          </table:table-cell>
          <table:table-cell office:value-type="float" office:value="215126.18" calcext:value-type="float">
            <text:p>215126.18</text:p>
          </table:table-cell>
          <table:table-cell office:value-type="float" office:value="35000" calcext:value-type="float">
            <text:p>35000</text:p>
          </table:table-cell>
          <table:table-cell office:value-type="float" office:value="691630" calcext:value-type="float">
            <text:p>691630</text:p>
          </table:table-cell>
          <table:table-cell office:value-type="float" office:value="200000" calcext:value-type="float">
            <text:p>200000</text:p>
          </table:table-cell>
          <table:table-cell table:formula="of:=([.G56]-[.G55])/[.G55]" office:value-type="percentage" office:value="0.0256410256410256" calcext:value-type="percentage">
            <text:p>2.56%</text:p>
          </table:table-cell>
          <table:table-cell table:formula="of:=([.G56]-[.G44])/[.G44]" office:value-type="percentage" office:value="0.111111111111111" calcext:value-type="percentage">
            <text:p>11.11%</text:p>
          </table:table-cell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eath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mth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M %</text:p>
          </table:table-cell>
          <table:table-cell table:style-name="ce1" office:value-type="string" calcext:value-type="string">
            <text:p>YoY %</text:p>
          </table:table-cell>
        </table:table-row>
        <table:table-row table:style-name="ro1">
          <table:table-cell office:value-type="string" calcext:value-type="string">
            <text:p>2010-01-01 00:00:00+00</text:p>
          </table:table-cell>
          <table:table-cell office:value-type="string" calcext:value-type="string">
            <text:p>Meath</text:p>
          </table:table-cell>
          <table:table-cell office:value-type="float" office:value="48" calcext:value-type="float">
            <text:p>48</text:p>
          </table:table-cell>
          <table:table-cell office:value-type="float" office:value="215692.06" calcext:value-type="float">
            <text:p>215692.06</text:p>
          </table:table-cell>
          <table:table-cell office:value-type="float" office:value="70000" calcext:value-type="float">
            <text:p>70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200000" calcext:value-type="float">
            <text:p>200000</text:p>
          </table:table-cell>
          <table:table-cell office:value-type="percentage" office:value="0" calcext:value-type="percentage">
            <text:p>0.00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2-01 00:00:00+00</text:p>
          </table:table-cell>
          <table:table-cell office:value-type="string" calcext:value-type="string">
            <text:p>Meath</text:p>
          </table:table-cell>
          <table:table-cell office:value-type="float" office:value="58" calcext:value-type="float">
            <text:p>58</text:p>
          </table:table-cell>
          <table:table-cell office:value-type="float" office:value="214557.46" calcext:value-type="float">
            <text:p>214557.46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9000" calcext:value-type="float">
            <text:p>209000</text:p>
          </table:table-cell>
          <table:table-cell table:formula="of:=([.G3]-[.G2])/[.G2]" office:value-type="percentage" office:value="0.045" calcext:value-type="percentage">
            <text:p>4.50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3-01 00:00:00+00</text:p>
          </table:table-cell>
          <table:table-cell office:value-type="string" calcext:value-type="string">
            <text:p>Meath</text:p>
          </table:table-cell>
          <table:table-cell office:value-type="float" office:value="57" calcext:value-type="float">
            <text:p>57</text:p>
          </table:table-cell>
          <table:table-cell office:value-type="float" office:value="239548.79" calcext:value-type="float">
            <text:p>239548.79</text:p>
          </table:table-cell>
          <table:table-cell office:value-type="float" office:value="60000" calcext:value-type="float">
            <text:p>60000</text:p>
          </table:table-cell>
          <table:table-cell office:value-type="float" office:value="870000" calcext:value-type="float">
            <text:p>870000</text:p>
          </table:table-cell>
          <table:table-cell office:value-type="float" office:value="221000" calcext:value-type="float">
            <text:p>221000</text:p>
          </table:table-cell>
          <table:table-cell table:formula="of:=([.G4]-[.G3])/[.G3]" office:value-type="percentage" office:value="0.0574162679425837" calcext:value-type="percentage">
            <text:p>5.74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4-01 00:00:00+01</text:p>
          </table:table-cell>
          <table:table-cell office:value-type="string" calcext:value-type="string">
            <text:p>Meath</text:p>
          </table:table-cell>
          <table:table-cell office:value-type="float" office:value="62" calcext:value-type="float">
            <text:p>62</text:p>
          </table:table-cell>
          <table:table-cell office:value-type="float" office:value="263556.51" calcext:value-type="float">
            <text:p>263556.51</text:p>
          </table:table-cell>
          <table:table-cell office:value-type="float" office:value="36753.7" calcext:value-type="float">
            <text:p>36753.7</text:p>
          </table:table-cell>
          <table:table-cell office:value-type="float" office:value="810000" calcext:value-type="float">
            <text:p>810000</text:p>
          </table:table-cell>
          <table:table-cell office:value-type="float" office:value="215286.34" calcext:value-type="float">
            <text:p>215286.34</text:p>
          </table:table-cell>
          <table:table-cell table:formula="of:=([.G5]-[.G4])/[.G4]" office:value-type="percentage" office:value="-0.0258536651583711" calcext:value-type="percentage">
            <text:p>-2.59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5-01 00:00:00+01</text:p>
          </table:table-cell>
          <table:table-cell office:value-type="string" calcext:value-type="string">
            <text:p>Meath</text:p>
          </table:table-cell>
          <table:table-cell office:value-type="float" office:value="69" calcext:value-type="float">
            <text:p>69</text:p>
          </table:table-cell>
          <table:table-cell office:value-type="float" office:value="238311.41" calcext:value-type="float">
            <text:p>238311.41</text:p>
          </table:table-cell>
          <table:table-cell office:value-type="float" office:value="28725" calcext:value-type="float">
            <text:p>28725</text:p>
          </table:table-cell>
          <table:table-cell office:value-type="float" office:value="600000" calcext:value-type="float">
            <text:p>600000</text:p>
          </table:table-cell>
          <table:table-cell office:value-type="float" office:value="220000" calcext:value-type="float">
            <text:p>220000</text:p>
          </table:table-cell>
          <table:table-cell table:formula="of:=([.G6]-[.G5])/[.G5]" office:value-type="percentage" office:value="0.0218948401463837" calcext:value-type="percentage">
            <text:p>2.19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6-01 00:00:00+01</text:p>
          </table:table-cell>
          <table:table-cell office:value-type="string" calcext:value-type="string">
            <text:p>Meath</text:p>
          </table:table-cell>
          <table:table-cell office:value-type="float" office:value="78" calcext:value-type="float">
            <text:p>78</text:p>
          </table:table-cell>
          <table:table-cell office:value-type="float" office:value="231781.06" calcext:value-type="float">
            <text:p>231781.06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8650" calcext:value-type="float">
            <text:p>208650</text:p>
          </table:table-cell>
          <table:table-cell table:formula="of:=([.G7]-[.G6])/[.G6]" office:value-type="percentage" office:value="-0.0515909090909091" calcext:value-type="percentage">
            <text:p>-5.16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7-01 00:00:00+01</text:p>
          </table:table-cell>
          <table:table-cell office:value-type="string" calcext:value-type="string">
            <text:p>Meath</text:p>
          </table:table-cell>
          <table:table-cell office:value-type="float" office:value="86" calcext:value-type="float">
            <text:p>86</text:p>
          </table:table-cell>
          <table:table-cell office:value-type="float" office:value="254661.48" calcext:value-type="float">
            <text:p>254661.48</text:p>
          </table:table-cell>
          <table:table-cell office:value-type="float" office:value="10000" calcext:value-type="float">
            <text:p>10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228755.5" calcext:value-type="float">
            <text:p>228755.5</text:p>
          </table:table-cell>
          <table:table-cell table:formula="of:=([.G8]-[.G7])/[.G7]" office:value-type="percentage" office:value="0.096359932901989" calcext:value-type="percentage">
            <text:p>9.64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8-01 00:00:00+01</text:p>
          </table:table-cell>
          <table:table-cell office:value-type="string" calcext:value-type="string">
            <text:p>Meath</text:p>
          </table:table-cell>
          <table:table-cell office:value-type="float" office:value="92" calcext:value-type="float">
            <text:p>92</text:p>
          </table:table-cell>
          <table:table-cell office:value-type="float" office:value="200709.7" calcext:value-type="float">
            <text:p>200709.7</text:p>
          </table:table-cell>
          <table:table-cell office:value-type="float" office:value="18000" calcext:value-type="float">
            <text:p>18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176605.73" calcext:value-type="float">
            <text:p>176605.73</text:p>
          </table:table-cell>
          <table:table-cell table:formula="of:=([.G9]-[.G8])/[.G8]" office:value-type="percentage" office:value="-0.22797165532632" calcext:value-type="percentage">
            <text:p>-22.80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09-01 00:00:00+01</text:p>
          </table:table-cell>
          <table:table-cell office:value-type="string" calcext:value-type="string">
            <text:p>Meath</text:p>
          </table:table-cell>
          <table:table-cell office:value-type="float" office:value="88" calcext:value-type="float">
            <text:p>88</text:p>
          </table:table-cell>
          <table:table-cell office:value-type="float" office:value="210242.21" calcext:value-type="float">
            <text:p>210242.21</text:p>
          </table:table-cell>
          <table:table-cell office:value-type="float" office:value="35000" calcext:value-type="float">
            <text:p>35000</text:p>
          </table:table-cell>
          <table:table-cell office:value-type="float" office:value="513200" calcext:value-type="float">
            <text:p>513200</text:p>
          </table:table-cell>
          <table:table-cell office:value-type="float" office:value="202500" calcext:value-type="float">
            <text:p>202500</text:p>
          </table:table-cell>
          <table:table-cell table:formula="of:=([.G10]-[.G9])/[.G9]" office:value-type="percentage" office:value="0.146621913116862" calcext:value-type="percentage">
            <text:p>14.66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10-01 00:00:00+01</text:p>
          </table:table-cell>
          <table:table-cell office:value-type="string" calcext:value-type="string">
            <text:p>Meath</text:p>
          </table:table-cell>
          <table:table-cell office:value-type="float" office:value="73" calcext:value-type="float">
            <text:p>73</text:p>
          </table:table-cell>
          <table:table-cell office:value-type="float" office:value="223011.66" calcext:value-type="float">
            <text:p>223011.66</text:p>
          </table:table-cell>
          <table:table-cell office:value-type="float" office:value="18000" calcext:value-type="float">
            <text:p>18000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89427.31" calcext:value-type="float">
            <text:p>189427.31</text:p>
          </table:table-cell>
          <table:table-cell table:formula="of:=([.G11]-[.G10])/[.G10]" office:value-type="percentage" office:value="-0.0645564938271605" calcext:value-type="percentage">
            <text:p>-6.46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11-01 00:00:00+00</text:p>
          </table:table-cell>
          <table:table-cell office:value-type="string" calcext:value-type="string">
            <text:p>Meath</text:p>
          </table:table-cell>
          <table:table-cell office:value-type="float" office:value="71" calcext:value-type="float">
            <text:p>71</text:p>
          </table:table-cell>
          <table:table-cell office:value-type="float" office:value="191802.54" calcext:value-type="float">
            <text:p>191802.54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75000" calcext:value-type="float">
            <text:p>175000</text:p>
          </table:table-cell>
          <table:table-cell table:formula="of:=([.G12]-[.G11])/[.G11]" office:value-type="percentage" office:value="-0.0761627771623849" calcext:value-type="percentage">
            <text:p>-7.62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0-12-01 00:00:00+00</text:p>
          </table:table-cell>
          <table:table-cell office:value-type="string" calcext:value-type="string">
            <text:p>Meath</text:p>
          </table:table-cell>
          <table:table-cell office:value-type="float" office:value="69" calcext:value-type="float">
            <text:p>69</text:p>
          </table:table-cell>
          <table:table-cell office:value-type="float" office:value="239733.01" calcext:value-type="float">
            <text:p>239733.01</text:p>
          </table:table-cell>
          <table:table-cell office:value-type="float" office:value="40000" calcext:value-type="float">
            <text:p>40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211460" calcext:value-type="float">
            <text:p>211460</text:p>
          </table:table-cell>
          <table:table-cell table:formula="of:=([.G13]-[.G12])/[.G12]" office:value-type="percentage" office:value="0.208342857142857" calcext:value-type="percentage">
            <text:p>20.83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1-01-01 00:00:00+00</text:p>
          </table:table-cell>
          <table:table-cell office:value-type="string" calcext:value-type="string">
            <text:p>Meath</text:p>
          </table:table-cell>
          <table:table-cell office:value-type="float" office:value="41" calcext:value-type="float">
            <text:p>41</text:p>
          </table:table-cell>
          <table:table-cell office:value-type="float" office:value="229528.41" calcext:value-type="float">
            <text:p>229528.41</text:p>
          </table:table-cell>
          <table:table-cell office:value-type="float" office:value="50000" calcext:value-type="float">
            <text:p>50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198238" calcext:value-type="float">
            <text:p>198238</text:p>
          </table:table-cell>
          <table:table-cell table:formula="of:=([.G14]-[.G13])/[.G13]" office:value-type="percentage" office:value="-0.0625271919039062" calcext:value-type="percentage">
            <text:p>-6.25%</text:p>
          </table:table-cell>
          <table:table-cell table:style-name="ce1" table:formula="of:=([.G14]-[.G2])/[.G2]" office:value-type="percentage" office:value="-0.00881" calcext:value-type="percentage">
            <text:p>-0.88%</text:p>
          </table:table-cell>
        </table:table-row>
        <table:table-row table:style-name="ro1">
          <table:table-cell office:value-type="string" calcext:value-type="string">
            <text:p>2011-02-01 00:00:00+00</text:p>
          </table:table-cell>
          <table:table-cell office:value-type="string" calcext:value-type="string">
            <text:p>Meath</text:p>
          </table:table-cell>
          <table:table-cell office:value-type="float" office:value="43" calcext:value-type="float">
            <text:p>43</text:p>
          </table:table-cell>
          <table:table-cell office:value-type="float" office:value="210127.93" calcext:value-type="float">
            <text:p>210127.93</text:p>
          </table:table-cell>
          <table:table-cell office:value-type="float" office:value="92000" calcext:value-type="float">
            <text:p>92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182000" calcext:value-type="float">
            <text:p>182000</text:p>
          </table:table-cell>
          <table:table-cell table:formula="of:=([.G15]-[.G14])/[.G14]" office:value-type="percentage" office:value="-0.0819116415621627" calcext:value-type="percentage">
            <text:p>-8.19%</text:p>
          </table:table-cell>
          <table:table-cell table:style-name="ce1" table:formula="of:=([.G15]-[.G3])/[.G3]" office:value-type="percentage" office:value="-0.129186602870813" calcext:value-type="percentage">
            <text:p>-12.92%</text:p>
          </table:table-cell>
        </table:table-row>
        <table:table-row table:style-name="ro1">
          <table:table-cell office:value-type="string" calcext:value-type="string">
            <text:p>2011-03-01 00:00:00+00</text:p>
          </table:table-cell>
          <table:table-cell office:value-type="string" calcext:value-type="string">
            <text:p>Meath</text:p>
          </table:table-cell>
          <table:table-cell office:value-type="float" office:value="50" calcext:value-type="float">
            <text:p>50</text:p>
          </table:table-cell>
          <table:table-cell office:value-type="float" office:value="209295.27" calcext:value-type="float">
            <text:p>209295.27</text:p>
          </table:table-cell>
          <table:table-cell office:value-type="float" office:value="6000" calcext:value-type="float">
            <text:p>6000</text:p>
          </table:table-cell>
          <table:table-cell office:value-type="float" office:value="665000" calcext:value-type="float">
            <text:p>665000</text:p>
          </table:table-cell>
          <table:table-cell office:value-type="float" office:value="178500" calcext:value-type="float">
            <text:p>178500</text:p>
          </table:table-cell>
          <table:table-cell table:formula="of:=([.G16]-[.G15])/[.G15]" office:value-type="percentage" office:value="-0.0192307692307692" calcext:value-type="percentage">
            <text:p>-1.92%</text:p>
          </table:table-cell>
          <table:table-cell table:style-name="ce1" table:formula="of:=([.G16]-[.G4])/[.G4]" office:value-type="percentage" office:value="-0.192307692307692" calcext:value-type="percentage">
            <text:p>-19.23%</text:p>
          </table:table-cell>
        </table:table-row>
        <table:table-row table:style-name="ro1">
          <table:table-cell office:value-type="string" calcext:value-type="string">
            <text:p>2011-04-01 00:00:00+01</text:p>
          </table:table-cell>
          <table:table-cell office:value-type="string" calcext:value-type="string">
            <text:p>Meath</text:p>
          </table:table-cell>
          <table:table-cell office:value-type="float" office:value="40" calcext:value-type="float">
            <text:p>40</text:p>
          </table:table-cell>
          <table:table-cell office:value-type="float" office:value="194864.41" calcext:value-type="float">
            <text:p>194864.41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000" calcext:value-type="float">
            <text:p>185000</text:p>
          </table:table-cell>
          <table:table-cell table:formula="of:=([.G17]-[.G16])/[.G16]" office:value-type="percentage" office:value="0.0364145658263305" calcext:value-type="percentage">
            <text:p>3.64%</text:p>
          </table:table-cell>
          <table:table-cell table:style-name="ce1" table:formula="of:=([.G17]-[.G5])/[.G5]" office:value-type="percentage" office:value="-0.140679338967814" calcext:value-type="percentage">
            <text:p>-14.07%</text:p>
          </table:table-cell>
        </table:table-row>
        <table:table-row table:style-name="ro1">
          <table:table-cell office:value-type="string" calcext:value-type="string">
            <text:p>2011-05-01 00:00:00+01</text:p>
          </table:table-cell>
          <table:table-cell office:value-type="string" calcext:value-type="string">
            <text:p>Meath</text:p>
          </table:table-cell>
          <table:table-cell office:value-type="float" office:value="44" calcext:value-type="float">
            <text:p>44</text:p>
          </table:table-cell>
          <table:table-cell office:value-type="float" office:value="185869.76" calcext:value-type="float">
            <text:p>185869.76</text:p>
          </table:table-cell>
          <table:table-cell office:value-type="float" office:value="40000" calcext:value-type="float">
            <text:p>40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179278" calcext:value-type="float">
            <text:p>179278</text:p>
          </table:table-cell>
          <table:table-cell table:formula="of:=([.G18]-[.G17])/[.G17]" office:value-type="percentage" office:value="-0.0309297297297297" calcext:value-type="percentage">
            <text:p>-3.09%</text:p>
          </table:table-cell>
          <table:table-cell table:style-name="ce1" table:formula="of:=([.G18]-[.G6])/[.G6]" office:value-type="percentage" office:value="-0.1851" calcext:value-type="percentage">
            <text:p>-18.51%</text:p>
          </table:table-cell>
        </table:table-row>
        <table:table-row table:style-name="ro1">
          <table:table-cell office:value-type="string" calcext:value-type="string">
            <text:p>2011-06-01 00:00:00+01</text:p>
          </table:table-cell>
          <table:table-cell office:value-type="string" calcext:value-type="string">
            <text:p>Meath</text:p>
          </table:table-cell>
          <table:table-cell office:value-type="float" office:value="63" calcext:value-type="float">
            <text:p>63</text:p>
          </table:table-cell>
          <table:table-cell office:value-type="float" office:value="173481.25" calcext:value-type="float">
            <text:p>173481.25</text:p>
          </table:table-cell>
          <table:table-cell office:value-type="float" office:value="55000" calcext:value-type="float">
            <text:p>55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156000" calcext:value-type="float">
            <text:p>156000</text:p>
          </table:table-cell>
          <table:table-cell table:formula="of:=([.G19]-[.G18])/[.G18]" office:value-type="percentage" office:value="-0.129843037070918" calcext:value-type="percentage">
            <text:p>-12.98%</text:p>
          </table:table-cell>
          <table:table-cell table:style-name="ce1" table:formula="of:=([.G19]-[.G7])/[.G7]" office:value-type="percentage" office:value="-0.252336448598131" calcext:value-type="percentage">
            <text:p>-25.23%</text:p>
          </table:table-cell>
        </table:table-row>
        <table:table-row table:style-name="ro1">
          <table:table-cell office:value-type="string" calcext:value-type="string">
            <text:p>2011-07-01 00:00:00+01</text:p>
          </table:table-cell>
          <table:table-cell office:value-type="string" calcext:value-type="string">
            <text:p>Meath</text:p>
          </table:table-cell>
          <table:table-cell office:value-type="float" office:value="49" calcext:value-type="float">
            <text:p>49</text:p>
          </table:table-cell>
          <table:table-cell office:value-type="float" office:value="190376.3" calcext:value-type="float">
            <text:p>190376.3</text:p>
          </table:table-cell>
          <table:table-cell office:value-type="float" office:value="40000" calcext:value-type="float">
            <text:p>40000</text:p>
          </table:table-cell>
          <table:table-cell office:value-type="float" office:value="405000" calcext:value-type="float">
            <text:p>405000</text:p>
          </table:table-cell>
          <table:table-cell office:value-type="float" office:value="183000" calcext:value-type="float">
            <text:p>183000</text:p>
          </table:table-cell>
          <table:table-cell table:formula="of:=([.G20]-[.G19])/[.G19]" office:value-type="percentage" office:value="0.173076923076923" calcext:value-type="percentage">
            <text:p>17.31%</text:p>
          </table:table-cell>
          <table:table-cell table:style-name="ce1" table:formula="of:=([.G20]-[.G8])/[.G8]" office:value-type="percentage" office:value="-0.200019234510208" calcext:value-type="percentage">
            <text:p>-20.00%</text:p>
          </table:table-cell>
        </table:table-row>
        <table:table-row table:style-name="ro1">
          <table:table-cell office:value-type="string" calcext:value-type="string">
            <text:p>2011-08-01 00:00:00+01</text:p>
          </table:table-cell>
          <table:table-cell office:value-type="string" calcext:value-type="string">
            <text:p>Meath</text:p>
          </table:table-cell>
          <table:table-cell office:value-type="float" office:value="48" calcext:value-type="float">
            <text:p>48</text:p>
          </table:table-cell>
          <table:table-cell office:value-type="float" office:value="222023.27" calcext:value-type="float">
            <text:p>222023.27</text:p>
          </table:table-cell>
          <table:table-cell office:value-type="float" office:value="30000" calcext:value-type="float">
            <text:p>3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25250" calcext:value-type="float">
            <text:p>225250</text:p>
          </table:table-cell>
          <table:table-cell table:formula="of:=([.G21]-[.G20])/[.G20]" office:value-type="percentage" office:value="0.230874316939891" calcext:value-type="percentage">
            <text:p>23.09%</text:p>
          </table:table-cell>
          <table:table-cell table:style-name="ce1" table:formula="of:=([.G21]-[.G9])/[.G9]" office:value-type="percentage" office:value="0.275439930516411" calcext:value-type="percentage">
            <text:p>27.54%</text:p>
          </table:table-cell>
        </table:table-row>
        <table:table-row table:style-name="ro1">
          <table:table-cell office:value-type="string" calcext:value-type="string">
            <text:p>2011-09-01 00:00:00+01</text:p>
          </table:table-cell>
          <table:table-cell office:value-type="string" calcext:value-type="string">
            <text:p>Meath</text:p>
          </table:table-cell>
          <table:table-cell office:value-type="float" office:value="66" calcext:value-type="float">
            <text:p>66</text:p>
          </table:table-cell>
          <table:table-cell office:value-type="float" office:value="180194.01" calcext:value-type="float">
            <text:p>180194.01</text:p>
          </table:table-cell>
          <table:table-cell office:value-type="float" office:value="47000" calcext:value-type="float">
            <text:p>47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150000" calcext:value-type="float">
            <text:p>150000</text:p>
          </table:table-cell>
          <table:table-cell table:formula="of:=([.G22]-[.G21])/[.G21]" office:value-type="percentage" office:value="-0.334073251942286" calcext:value-type="percentage">
            <text:p>-33.41%</text:p>
          </table:table-cell>
          <table:table-cell table:style-name="ce1" table:formula="of:=([.G22]-[.G10])/[.G10]" office:value-type="percentage" office:value="-0.259259259259259" calcext:value-type="percentage">
            <text:p>-25.93%</text:p>
          </table:table-cell>
        </table:table-row>
        <table:table-row table:style-name="ro1">
          <table:table-cell office:value-type="string" calcext:value-type="string">
            <text:p>2011-10-01 00:00:00+01</text:p>
          </table:table-cell>
          <table:table-cell office:value-type="string" calcext:value-type="string">
            <text:p>Meath</text:p>
          </table:table-cell>
          <table:table-cell office:value-type="float" office:value="36" calcext:value-type="float">
            <text:p>36</text:p>
          </table:table-cell>
          <table:table-cell office:value-type="float" office:value="187492.5" calcext:value-type="float">
            <text:p>187492.5</text:p>
          </table:table-cell>
          <table:table-cell office:value-type="float" office:value="44000" calcext:value-type="float">
            <text:p>440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167500" calcext:value-type="float">
            <text:p>167500</text:p>
          </table:table-cell>
          <table:table-cell table:formula="of:=([.G23]-[.G22])/[.G22]" office:value-type="percentage" office:value="0.116666666666667" calcext:value-type="percentage">
            <text:p>11.67%</text:p>
          </table:table-cell>
          <table:table-cell table:style-name="ce1" table:formula="of:=([.G23]-[.G11])/[.G11]" office:value-type="percentage" office:value="-0.115755800998283" calcext:value-type="percentage">
            <text:p>-11.58%</text:p>
          </table:table-cell>
        </table:table-row>
        <table:table-row table:style-name="ro1">
          <table:table-cell office:value-type="string" calcext:value-type="string">
            <text:p>2011-11-01 00:00:00+00</text:p>
          </table:table-cell>
          <table:table-cell office:value-type="string" calcext:value-type="string">
            <text:p>Meath</text:p>
          </table:table-cell>
          <table:table-cell office:value-type="float" office:value="69" calcext:value-type="float">
            <text:p>69</text:p>
          </table:table-cell>
          <table:table-cell office:value-type="float" office:value="222263.73" calcext:value-type="float">
            <text:p>222263.73</text:p>
          </table:table-cell>
          <table:table-cell office:value-type="float" office:value="35000" calcext:value-type="float">
            <text:p>35000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185000" calcext:value-type="float">
            <text:p>185000</text:p>
          </table:table-cell>
          <table:table-cell table:formula="of:=([.G24]-[.G23])/[.G23]" office:value-type="percentage" office:value="0.104477611940299" calcext:value-type="percentage">
            <text:p>10.45%</text:p>
          </table:table-cell>
          <table:table-cell table:style-name="ce1" table:formula="of:=([.G24]-[.G12])/[.G12]" office:value-type="percentage" office:value="0.0571428571428571" calcext:value-type="percentage">
            <text:p>5.71%</text:p>
          </table:table-cell>
        </table:table-row>
        <table:table-row table:style-name="ro1">
          <table:table-cell office:value-type="string" calcext:value-type="string">
            <text:p>2011-12-01 00:00:00+00</text:p>
          </table:table-cell>
          <table:table-cell office:value-type="string" calcext:value-type="string">
            <text:p>Meath</text:p>
          </table:table-cell>
          <table:table-cell office:value-type="float" office:value="66" calcext:value-type="float">
            <text:p>66</text:p>
          </table:table-cell>
          <table:table-cell office:value-type="float" office:value="176392.28" calcext:value-type="float">
            <text:p>176392.28</text:p>
          </table:table-cell>
          <table:table-cell office:value-type="float" office:value="30165" calcext:value-type="float">
            <text:p>30165</text:p>
          </table:table-cell>
          <table:table-cell office:value-type="float" office:value="565000" calcext:value-type="float">
            <text:p>565000</text:p>
          </table:table-cell>
          <table:table-cell office:value-type="float" office:value="150000" calcext:value-type="float">
            <text:p>150000</text:p>
          </table:table-cell>
          <table:table-cell table:formula="of:=([.G25]-[.G24])/[.G24]" office:value-type="percentage" office:value="-0.189189189189189" calcext:value-type="percentage">
            <text:p>-18.92%</text:p>
          </table:table-cell>
          <table:table-cell table:style-name="ce1" table:formula="of:=([.G25]-[.G13])/[.G13]" office:value-type="percentage" office:value="-0.290645985056275" calcext:value-type="percentage">
            <text:p>-29.06%</text:p>
          </table:table-cell>
        </table:table-row>
        <table:table-row table:style-name="ro1">
          <table:table-cell office:value-type="string" calcext:value-type="string">
            <text:p>2012-01-01 00:00:00+00</text:p>
          </table:table-cell>
          <table:table-cell office:value-type="string" calcext:value-type="string">
            <text:p>Meath</text:p>
          </table:table-cell>
          <table:table-cell office:value-type="float" office:value="32" calcext:value-type="float">
            <text:p>32</text:p>
          </table:table-cell>
          <table:table-cell office:value-type="float" office:value="143680.61" calcext:value-type="float">
            <text:p>143680.61</text:p>
          </table:table-cell>
          <table:table-cell office:value-type="float" office:value="20000" calcext:value-type="float">
            <text:p>2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120000" calcext:value-type="float">
            <text:p>120000</text:p>
          </table:table-cell>
          <table:table-cell table:formula="of:=([.G26]-[.G25])/[.G25]" office:value-type="percentage" office:value="-0.2" calcext:value-type="percentage">
            <text:p>-20.00%</text:p>
          </table:table-cell>
          <table:table-cell table:style-name="ce1" table:formula="of:=([.G26]-[.G14])/[.G14]" office:value-type="percentage" office:value="-0.394667016414613" calcext:value-type="percentage">
            <text:p>-39.47%</text:p>
          </table:table-cell>
        </table:table-row>
        <table:table-row table:style-name="ro1">
          <table:table-cell office:value-type="string" calcext:value-type="string">
            <text:p>2012-02-01 00:00:00+00</text:p>
          </table:table-cell>
          <table:table-cell office:value-type="string" calcext:value-type="string">
            <text:p>Meath</text:p>
          </table:table-cell>
          <table:table-cell office:value-type="float" office:value="44" calcext:value-type="float">
            <text:p>44</text:p>
          </table:table-cell>
          <table:table-cell office:value-type="float" office:value="157939.54" calcext:value-type="float">
            <text:p>157939.54</text:p>
          </table:table-cell>
          <table:table-cell office:value-type="float" office:value="22500" calcext:value-type="float">
            <text:p>22500</text:p>
          </table:table-cell>
          <table:table-cell office:value-type="float" office:value="740000" calcext:value-type="float">
            <text:p>740000</text:p>
          </table:table-cell>
          <table:table-cell office:value-type="float" office:value="143125" calcext:value-type="float">
            <text:p>143125</text:p>
          </table:table-cell>
          <table:table-cell table:formula="of:=([.G27]-[.G26])/[.G26]" office:value-type="percentage" office:value="0.192708333333333" calcext:value-type="percentage">
            <text:p>19.27%</text:p>
          </table:table-cell>
          <table:table-cell table:style-name="ce1" table:formula="of:=([.G27]-[.G15])/[.G15]" office:value-type="percentage" office:value="-0.213598901098901" calcext:value-type="percentage">
            <text:p>-21.36%</text:p>
          </table:table-cell>
        </table:table-row>
        <table:table-row table:style-name="ro1">
          <table:table-cell office:value-type="string" calcext:value-type="string">
            <text:p>2012-03-01 00:00:00+00</text:p>
          </table:table-cell>
          <table:table-cell office:value-type="string" calcext:value-type="string">
            <text:p>Meath</text:p>
          </table:table-cell>
          <table:table-cell office:value-type="float" office:value="57" calcext:value-type="float">
            <text:p>57</text:p>
          </table:table-cell>
          <table:table-cell office:value-type="float" office:value="183810.12" calcext:value-type="float">
            <text:p>183810.12</text:p>
          </table:table-cell>
          <table:table-cell office:value-type="float" office:value="35000" calcext:value-type="float">
            <text:p>35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160000" calcext:value-type="float">
            <text:p>160000</text:p>
          </table:table-cell>
          <table:table-cell table:formula="of:=([.G28]-[.G27])/[.G27]" office:value-type="percentage" office:value="0.117903930131004" calcext:value-type="percentage">
            <text:p>11.79%</text:p>
          </table:table-cell>
          <table:table-cell table:style-name="ce1" table:formula="of:=([.G28]-[.G16])/[.G16]" office:value-type="percentage" office:value="-0.103641456582633" calcext:value-type="percentage">
            <text:p>-10.36%</text:p>
          </table:table-cell>
        </table:table-row>
        <table:table-row table:style-name="ro1">
          <table:table-cell office:value-type="string" calcext:value-type="string">
            <text:p>2012-04-01 00:00:00+01</text:p>
          </table:table-cell>
          <table:table-cell office:value-type="string" calcext:value-type="string">
            <text:p>Meath</text:p>
          </table:table-cell>
          <table:table-cell office:value-type="float" office:value="45" calcext:value-type="float">
            <text:p>45</text:p>
          </table:table-cell>
          <table:table-cell office:value-type="float" office:value="192531.75" calcext:value-type="float">
            <text:p>192531.75</text:p>
          </table:table-cell>
          <table:table-cell office:value-type="float" office:value="40000" calcext:value-type="float">
            <text:p>40000</text:p>
          </table:table-cell>
          <table:table-cell office:value-type="float" office:value="870000" calcext:value-type="float">
            <text:p>870000</text:p>
          </table:table-cell>
          <table:table-cell office:value-type="float" office:value="150000" calcext:value-type="float">
            <text:p>150000</text:p>
          </table:table-cell>
          <table:table-cell table:formula="of:=([.G29]-[.G28])/[.G28]" office:value-type="percentage" office:value="-0.0625" calcext:value-type="percentage">
            <text:p>-6.25%</text:p>
          </table:table-cell>
          <table:table-cell table:style-name="ce1" table:formula="of:=([.G29]-[.G17])/[.G17]" office:value-type="percentage" office:value="-0.189189189189189" calcext:value-type="percentage">
            <text:p>-18.92%</text:p>
          </table:table-cell>
        </table:table-row>
        <table:table-row table:style-name="ro1">
          <table:table-cell office:value-type="string" calcext:value-type="string">
            <text:p>2012-05-01 00:00:00+01</text:p>
          </table:table-cell>
          <table:table-cell office:value-type="string" calcext:value-type="string">
            <text:p>Meath</text:p>
          </table:table-cell>
          <table:table-cell office:value-type="float" office:value="64" calcext:value-type="float">
            <text:p>64</text:p>
          </table:table-cell>
          <table:table-cell office:value-type="float" office:value="202751.88" calcext:value-type="float">
            <text:p>202751.88</text:p>
          </table:table-cell>
          <table:table-cell office:value-type="float" office:value="30000" calcext:value-type="float">
            <text:p>3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154500" calcext:value-type="float">
            <text:p>154500</text:p>
          </table:table-cell>
          <table:table-cell table:formula="of:=([.G30]-[.G29])/[.G29]" office:value-type="percentage" office:value="0.03" calcext:value-type="percentage">
            <text:p>3.00%</text:p>
          </table:table-cell>
          <table:table-cell table:style-name="ce1" table:formula="of:=([.G30]-[.G18])/[.G18]" office:value-type="percentage" office:value="-0.138209930945236" calcext:value-type="percentage">
            <text:p>-13.82%</text:p>
          </table:table-cell>
        </table:table-row>
        <table:table-row table:style-name="ro1">
          <table:table-cell office:value-type="string" calcext:value-type="string">
            <text:p>2012-06-01 00:00:00+01</text:p>
          </table:table-cell>
          <table:table-cell office:value-type="string" calcext:value-type="string">
            <text:p>Meath</text:p>
          </table:table-cell>
          <table:table-cell office:value-type="float" office:value="54" calcext:value-type="float">
            <text:p>54</text:p>
          </table:table-cell>
          <table:table-cell office:value-type="float" office:value="181413.57" calcext:value-type="float">
            <text:p>181413.57</text:p>
          </table:table-cell>
          <table:table-cell office:value-type="float" office:value="10000" calcext:value-type="float">
            <text:p>1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7500" calcext:value-type="float">
            <text:p>157500</text:p>
          </table:table-cell>
          <table:table-cell table:formula="of:=([.G31]-[.G30])/[.G30]" office:value-type="percentage" office:value="0.0194174757281553" calcext:value-type="percentage">
            <text:p>1.94%</text:p>
          </table:table-cell>
          <table:table-cell table:style-name="ce1" table:formula="of:=([.G31]-[.G19])/[.G19]" office:value-type="percentage" office:value="0.00961538461538462" calcext:value-type="percentage">
            <text:p>0.96%</text:p>
          </table:table-cell>
        </table:table-row>
        <table:table-row table:style-name="ro1">
          <table:table-cell office:value-type="string" calcext:value-type="string">
            <text:p>2012-07-01 00:00:00+01</text:p>
          </table:table-cell>
          <table:table-cell office:value-type="string" calcext:value-type="string">
            <text:p>Meath</text:p>
          </table:table-cell>
          <table:table-cell office:value-type="float" office:value="80" calcext:value-type="float">
            <text:p>80</text:p>
          </table:table-cell>
          <table:table-cell office:value-type="float" office:value="176428.99" calcext:value-type="float">
            <text:p>176428.99</text:p>
          </table:table-cell>
          <table:table-cell office:value-type="float" office:value="20000" calcext:value-type="float">
            <text:p>20000</text:p>
          </table:table-cell>
          <table:table-cell office:value-type="float" office:value="863000" calcext:value-type="float">
            <text:p>863000</text:p>
          </table:table-cell>
          <table:table-cell office:value-type="float" office:value="140000" calcext:value-type="float">
            <text:p>140000</text:p>
          </table:table-cell>
          <table:table-cell table:formula="of:=([.G32]-[.G31])/[.G31]" office:value-type="percentage" office:value="-0.111111111111111" calcext:value-type="percentage">
            <text:p>-11.11%</text:p>
          </table:table-cell>
          <table:table-cell table:style-name="ce1" table:formula="of:=([.G32]-[.G20])/[.G20]" office:value-type="percentage" office:value="-0.234972677595628" calcext:value-type="percentage">
            <text:p>-23.50%</text:p>
          </table:table-cell>
        </table:table-row>
        <table:table-row table:style-name="ro1">
          <table:table-cell office:value-type="string" calcext:value-type="string">
            <text:p>2012-08-01 00:00:00+01</text:p>
          </table:table-cell>
          <table:table-cell office:value-type="string" calcext:value-type="string">
            <text:p>Meath</text:p>
          </table:table-cell>
          <table:table-cell office:value-type="float" office:value="62" calcext:value-type="float">
            <text:p>62</text:p>
          </table:table-cell>
          <table:table-cell office:value-type="float" office:value="181595.84" calcext:value-type="float">
            <text:p>181595.84</text:p>
          </table:table-cell>
          <table:table-cell office:value-type="float" office:value="17500" calcext:value-type="float">
            <text:p>175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140484.58" calcext:value-type="float">
            <text:p>140484.58</text:p>
          </table:table-cell>
          <table:table-cell table:formula="of:=([.G33]-[.G32])/[.G32]" office:value-type="percentage" office:value="0.00346128571428562" calcext:value-type="percentage">
            <text:p>0.35%</text:p>
          </table:table-cell>
          <table:table-cell table:style-name="ce1" table:formula="of:=([.G33]-[.G21])/[.G21]" office:value-type="percentage" office:value="-0.376317069922309" calcext:value-type="percentage">
            <text:p>-37.63%</text:p>
          </table:table-cell>
        </table:table-row>
        <table:table-row table:style-name="ro1">
          <table:table-cell office:value-type="string" calcext:value-type="string">
            <text:p>2012-09-01 00:00:00+01</text:p>
          </table:table-cell>
          <table:table-cell office:value-type="string" calcext:value-type="string">
            <text:p>Meath</text:p>
          </table:table-cell>
          <table:table-cell office:value-type="float" office:value="68" calcext:value-type="float">
            <text:p>68</text:p>
          </table:table-cell>
          <table:table-cell office:value-type="float" office:value="176730.77" calcext:value-type="float">
            <text:p>176730.77</text:p>
          </table:table-cell>
          <table:table-cell office:value-type="float" office:value="18502.2" calcext:value-type="float">
            <text:p>18502.2</text:p>
          </table:table-cell>
          <table:table-cell office:value-type="float" office:value="585000" calcext:value-type="float">
            <text:p>585000</text:p>
          </table:table-cell>
          <table:table-cell office:value-type="float" office:value="154000" calcext:value-type="float">
            <text:p>154000</text:p>
          </table:table-cell>
          <table:table-cell table:formula="of:=([.G34]-[.G33])/[.G33]" office:value-type="percentage" office:value="0.09620571880558" calcext:value-type="percentage">
            <text:p>9.62%</text:p>
          </table:table-cell>
          <table:table-cell table:style-name="ce1" table:formula="of:=([.G34]-[.G22])/[.G22]" office:value-type="percentage" office:value="0.0266666666666667" calcext:value-type="percentage">
            <text:p>2.67%</text:p>
          </table:table-cell>
        </table:table-row>
        <table:table-row table:style-name="ro1">
          <table:table-cell office:value-type="string" calcext:value-type="string">
            <text:p>2012-10-01 00:00:00+01</text:p>
          </table:table-cell>
          <table:table-cell office:value-type="string" calcext:value-type="string">
            <text:p>Meath</text:p>
          </table:table-cell>
          <table:table-cell office:value-type="float" office:value="85" calcext:value-type="float">
            <text:p>85</text:p>
          </table:table-cell>
          <table:table-cell office:value-type="float" office:value="158081.41" calcext:value-type="float">
            <text:p>158081.41</text:p>
          </table:table-cell>
          <table:table-cell office:value-type="float" office:value="8750" calcext:value-type="float">
            <text:p>8750</text:p>
          </table:table-cell>
          <table:table-cell office:value-type="float" office:value="381000" calcext:value-type="float">
            <text:p>381000</text:p>
          </table:table-cell>
          <table:table-cell office:value-type="float" office:value="135000" calcext:value-type="float">
            <text:p>135000</text:p>
          </table:table-cell>
          <table:table-cell table:formula="of:=([.G35]-[.G34])/[.G34]" office:value-type="percentage" office:value="-0.123376623376623" calcext:value-type="percentage">
            <text:p>-12.34%</text:p>
          </table:table-cell>
          <table:table-cell table:style-name="ce1" table:formula="of:=([.G35]-[.G23])/[.G23]" office:value-type="percentage" office:value="-0.194029850746269" calcext:value-type="percentage">
            <text:p>-19.40%</text:p>
          </table:table-cell>
        </table:table-row>
        <table:table-row table:style-name="ro1">
          <table:table-cell office:value-type="string" calcext:value-type="string">
            <text:p>2012-11-01 00:00:00+00</text:p>
          </table:table-cell>
          <table:table-cell office:value-type="string" calcext:value-type="string">
            <text:p>Meath</text:p>
          </table:table-cell>
          <table:table-cell office:value-type="float" office:value="91" calcext:value-type="float">
            <text:p>91</text:p>
          </table:table-cell>
          <table:table-cell office:value-type="float" office:value="180246.11" calcext:value-type="float">
            <text:p>180246.11</text:p>
          </table:table-cell>
          <table:table-cell office:value-type="float" office:value="20000" calcext:value-type="float">
            <text:p>20000</text:p>
          </table:table-cell>
          <table:table-cell office:value-type="float" office:value="1318000" calcext:value-type="float">
            <text:p>1318000</text:p>
          </table:table-cell>
          <table:table-cell office:value-type="float" office:value="140000" calcext:value-type="float">
            <text:p>140000</text:p>
          </table:table-cell>
          <table:table-cell table:formula="of:=([.G36]-[.G35])/[.G35]" office:value-type="percentage" office:value="0.037037037037037" calcext:value-type="percentage">
            <text:p>3.70%</text:p>
          </table:table-cell>
          <table:table-cell table:style-name="ce1" table:formula="of:=([.G36]-[.G24])/[.G24]" office:value-type="percentage" office:value="-0.243243243243243" calcext:value-type="percentage">
            <text:p>-24.32%</text:p>
          </table:table-cell>
        </table:table-row>
        <table:table-row table:style-name="ro1">
          <table:table-cell office:value-type="string" calcext:value-type="string">
            <text:p>2012-12-01 00:00:00+00</text:p>
          </table:table-cell>
          <table:table-cell office:value-type="string" calcext:value-type="string">
            <text:p>Meath</text:p>
          </table:table-cell>
          <table:table-cell office:value-type="float" office:value="117" calcext:value-type="float">
            <text:p>117</text:p>
          </table:table-cell>
          <table:table-cell office:value-type="float" office:value="179301.25" calcext:value-type="float">
            <text:p>179301.25</text:p>
          </table:table-cell>
          <table:table-cell office:value-type="float" office:value="37000" calcext:value-type="float">
            <text:p>37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150000" calcext:value-type="float">
            <text:p>150000</text:p>
          </table:table-cell>
          <table:table-cell table:formula="of:=([.G37]-[.G36])/[.G36]" office:value-type="percentage" office:value="0.0714285714285714" calcext:value-type="percentage">
            <text:p>7.14%</text:p>
          </table:table-cell>
          <table:table-cell table:style-name="ce1" table:formula="of:=([.G37]-[.G25])/[.G2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13-01-01 00:00:00+00</text:p>
          </table:table-cell>
          <table:table-cell office:value-type="string" calcext:value-type="string">
            <text:p>Meath</text:p>
          </table:table-cell>
          <table:table-cell office:value-type="float" office:value="50" calcext:value-type="float">
            <text:p>50</text:p>
          </table:table-cell>
          <table:table-cell office:value-type="float" office:value="179049.47" calcext:value-type="float">
            <text:p>179049.47</text:p>
          </table:table-cell>
          <table:table-cell office:value-type="float" office:value="50000" calcext:value-type="float">
            <text:p>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48375" calcext:value-type="float">
            <text:p>148375</text:p>
          </table:table-cell>
          <table:table-cell table:formula="of:=([.G38]-[.G37])/[.G37]" office:value-type="percentage" office:value="-0.0108333333333333" calcext:value-type="percentage">
            <text:p>-1.08%</text:p>
          </table:table-cell>
          <table:table-cell table:style-name="ce1" table:formula="of:=([.G38]-[.G26])/[.G26]" office:value-type="percentage" office:value="0.236458333333333" calcext:value-type="percentage">
            <text:p>23.65%</text:p>
          </table:table-cell>
        </table:table-row>
        <table:table-row table:style-name="ro1">
          <table:table-cell office:value-type="string" calcext:value-type="string">
            <text:p>2013-02-01 00:00:00+00</text:p>
          </table:table-cell>
          <table:table-cell office:value-type="string" calcext:value-type="string">
            <text:p>Meath</text:p>
          </table:table-cell>
          <table:table-cell office:value-type="float" office:value="41" calcext:value-type="float">
            <text:p>41</text:p>
          </table:table-cell>
          <table:table-cell office:value-type="float" office:value="145224.32" calcext:value-type="float">
            <text:p>145224.32</text:p>
          </table:table-cell>
          <table:table-cell office:value-type="float" office:value="36000" calcext:value-type="float">
            <text:p>36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140000" calcext:value-type="float">
            <text:p>140000</text:p>
          </table:table-cell>
          <table:table-cell table:formula="of:=([.G39]-[.G38])/[.G38]" office:value-type="percentage" office:value="-0.0564448188711036" calcext:value-type="percentage">
            <text:p>-5.64%</text:p>
          </table:table-cell>
          <table:table-cell table:style-name="ce1" table:formula="of:=([.G39]-[.G27])/[.G27]" office:value-type="percentage" office:value="-0.0218340611353712" calcext:value-type="percentage">
            <text:p>-2.18%</text:p>
          </table:table-cell>
        </table:table-row>
        <table:table-row table:style-name="ro1">
          <table:table-cell office:value-type="string" calcext:value-type="string">
            <text:p>2013-03-01 00:00:00+00</text:p>
          </table:table-cell>
          <table:table-cell office:value-type="string" calcext:value-type="string">
            <text:p>Meath</text:p>
          </table:table-cell>
          <table:table-cell office:value-type="float" office:value="61" calcext:value-type="float">
            <text:p>61</text:p>
          </table:table-cell>
          <table:table-cell office:value-type="float" office:value="125228.29" calcext:value-type="float">
            <text:p>125228.29</text:p>
          </table:table-cell>
          <table:table-cell office:value-type="float" office:value="20000" calcext:value-type="float">
            <text:p>2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10000" calcext:value-type="float">
            <text:p>110000</text:p>
          </table:table-cell>
          <table:table-cell table:formula="of:=([.G40]-[.G39])/[.G39]" office:value-type="percentage" office:value="-0.214285714285714" calcext:value-type="percentage">
            <text:p>-21.43%</text:p>
          </table:table-cell>
          <table:table-cell table:style-name="ce1" table:formula="of:=([.G40]-[.G28])/[.G28]" office:value-type="percentage" office:value="-0.3125" calcext:value-type="percentage">
            <text:p>-31.25%</text:p>
          </table:table-cell>
        </table:table-row>
        <table:table-row table:style-name="ro1">
          <table:table-cell office:value-type="string" calcext:value-type="string">
            <text:p>2013-04-01 00:00:00+01</text:p>
          </table:table-cell>
          <table:table-cell office:value-type="string" calcext:value-type="string">
            <text:p>Meath</text:p>
          </table:table-cell>
          <table:table-cell office:value-type="float" office:value="70" calcext:value-type="float">
            <text:p>70</text:p>
          </table:table-cell>
          <table:table-cell office:value-type="float" office:value="190401.47" calcext:value-type="float">
            <text:p>190401.47</text:p>
          </table:table-cell>
          <table:table-cell office:value-type="float" office:value="8831" calcext:value-type="float">
            <text:p>8831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24325" calcext:value-type="float">
            <text:p>124325</text:p>
          </table:table-cell>
          <table:table-cell table:formula="of:=([.G41]-[.G40])/[.G40]" office:value-type="percentage" office:value="0.130227272727273" calcext:value-type="percentage">
            <text:p>13.02%</text:p>
          </table:table-cell>
          <table:table-cell table:style-name="ce1" table:formula="of:=([.G41]-[.G29])/[.G29]" office:value-type="percentage" office:value="-0.171166666666667" calcext:value-type="percentage">
            <text:p>-17.12%</text:p>
          </table:table-cell>
        </table:table-row>
        <table:table-row table:style-name="ro1">
          <table:table-cell office:value-type="string" calcext:value-type="string">
            <text:p>2013-05-01 00:00:00+01</text:p>
          </table:table-cell>
          <table:table-cell office:value-type="string" calcext:value-type="string">
            <text:p>Meath</text:p>
          </table:table-cell>
          <table:table-cell office:value-type="float" office:value="87" calcext:value-type="float">
            <text:p>87</text:p>
          </table:table-cell>
          <table:table-cell office:value-type="float" office:value="165298" calcext:value-type="float">
            <text:p>165298</text:p>
          </table:table-cell>
          <table:table-cell office:value-type="float" office:value="12000" calcext:value-type="float">
            <text:p>12000</text:p>
          </table:table-cell>
          <table:table-cell office:value-type="float" office:value="610000" calcext:value-type="float">
            <text:p>610000</text:p>
          </table:table-cell>
          <table:table-cell office:value-type="float" office:value="130000" calcext:value-type="float">
            <text:p>130000</text:p>
          </table:table-cell>
          <table:table-cell table:formula="of:=([.G42]-[.G41])/[.G41]" office:value-type="percentage" office:value="0.0456464910516791" calcext:value-type="percentage">
            <text:p>4.56%</text:p>
          </table:table-cell>
          <table:table-cell table:style-name="ce1" table:formula="of:=([.G42]-[.G30])/[.G30]" office:value-type="percentage" office:value="-0.158576051779935" calcext:value-type="percentage">
            <text:p>-15.86%</text:p>
          </table:table-cell>
        </table:table-row>
        <table:table-row table:style-name="ro1">
          <table:table-cell office:value-type="string" calcext:value-type="string">
            <text:p>2013-06-01 00:00:00+01</text:p>
          </table:table-cell>
          <table:table-cell office:value-type="string" calcext:value-type="string">
            <text:p>Meath</text:p>
          </table:table-cell>
          <table:table-cell office:value-type="float" office:value="61" calcext:value-type="float">
            <text:p>61</text:p>
          </table:table-cell>
          <table:table-cell office:value-type="float" office:value="163931.51" calcext:value-type="float">
            <text:p>163931.51</text:p>
          </table:table-cell>
          <table:table-cell office:value-type="float" office:value="25000" calcext:value-type="float">
            <text:p>25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35000" calcext:value-type="float">
            <text:p>135000</text:p>
          </table:table-cell>
          <table:table-cell table:formula="of:=([.G43]-[.G42])/[.G42]" office:value-type="percentage" office:value="0.0384615384615385" calcext:value-type="percentage">
            <text:p>3.85%</text:p>
          </table:table-cell>
          <table:table-cell table:style-name="ce1" table:formula="of:=([.G43]-[.G31])/[.G31]" office:value-type="percentage" office:value="-0.142857142857143" calcext:value-type="percentage">
            <text:p>-14.29%</text:p>
          </table:table-cell>
        </table:table-row>
        <table:table-row table:style-name="ro1">
          <table:table-cell office:value-type="string" calcext:value-type="string">
            <text:p>2013-07-01 00:00:00+01</text:p>
          </table:table-cell>
          <table:table-cell office:value-type="string" calcext:value-type="string">
            <text:p>Meath</text:p>
          </table:table-cell>
          <table:table-cell office:value-type="float" office:value="102" calcext:value-type="float">
            <text:p>102</text:p>
          </table:table-cell>
          <table:table-cell office:value-type="float" office:value="176455.22" calcext:value-type="float">
            <text:p>176455.22</text:p>
          </table:table-cell>
          <table:table-cell office:value-type="float" office:value="35000" calcext:value-type="float">
            <text:p>35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150000" calcext:value-type="float">
            <text:p>150000</text:p>
          </table:table-cell>
          <table:table-cell table:formula="of:=([.G44]-[.G43])/[.G43]" office:value-type="percentage" office:value="0.111111111111111" calcext:value-type="percentage">
            <text:p>11.11%</text:p>
          </table:table-cell>
          <table:table-cell table:style-name="ce1" table:formula="of:=([.G44]-[.G32])/[.G32]" office:value-type="percentage" office:value="0.0714285714285714" calcext:value-type="percentage">
            <text:p>7.14%</text:p>
          </table:table-cell>
        </table:table-row>
        <table:table-row table:style-name="ro1">
          <table:table-cell office:value-type="string" calcext:value-type="string">
            <text:p>2013-08-01 00:00:00+01</text:p>
          </table:table-cell>
          <table:table-cell office:value-type="string" calcext:value-type="string">
            <text:p>Meath</text:p>
          </table:table-cell>
          <table:table-cell office:value-type="float" office:value="75" calcext:value-type="float">
            <text:p>75</text:p>
          </table:table-cell>
          <table:table-cell office:value-type="float" office:value="188491.58" calcext:value-type="float">
            <text:p>188491.58</text:p>
          </table:table-cell>
          <table:table-cell office:value-type="float" office:value="27500" calcext:value-type="float">
            <text:p>275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40000" calcext:value-type="float">
            <text:p>140000</text:p>
          </table:table-cell>
          <table:table-cell table:formula="of:=([.G45]-[.G44])/[.G44]" office:value-type="percentage" office:value="-0.0666666666666667" calcext:value-type="percentage">
            <text:p>-6.67%</text:p>
          </table:table-cell>
          <table:table-cell table:style-name="ce1" table:formula="of:=([.G45]-[.G33])/[.G33]" office:value-type="percentage" office:value="-0.00344934654038178" calcext:value-type="percentage">
            <text:p>-0.34%</text:p>
          </table:table-cell>
        </table:table-row>
        <table:table-row table:style-name="ro1">
          <table:table-cell office:value-type="string" calcext:value-type="string">
            <text:p>2013-09-01 00:00:00+01</text:p>
          </table:table-cell>
          <table:table-cell office:value-type="string" calcext:value-type="string">
            <text:p>Meath</text:p>
          </table:table-cell>
          <table:table-cell office:value-type="float" office:value="82" calcext:value-type="float">
            <text:p>82</text:p>
          </table:table-cell>
          <table:table-cell office:value-type="float" office:value="166077.4" calcext:value-type="float">
            <text:p>166077.4</text:p>
          </table:table-cell>
          <table:table-cell office:value-type="float" office:value="25000" calcext:value-type="float">
            <text:p>25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137500" calcext:value-type="float">
            <text:p>137500</text:p>
          </table:table-cell>
          <table:table-cell table:formula="of:=([.G46]-[.G45])/[.G45]" office:value-type="percentage" office:value="-0.0178571428571429" calcext:value-type="percentage">
            <text:p>-1.79%</text:p>
          </table:table-cell>
          <table:table-cell table:style-name="ce1" table:formula="of:=([.G46]-[.G34])/[.G34]" office:value-type="percentage" office:value="-0.107142857142857" calcext:value-type="percentage">
            <text:p>-10.71%</text:p>
          </table:table-cell>
        </table:table-row>
        <table:table-row table:style-name="ro1">
          <table:table-cell office:value-type="string" calcext:value-type="string">
            <text:p>2013-10-01 00:00:00+01</text:p>
          </table:table-cell>
          <table:table-cell office:value-type="string" calcext:value-type="string">
            <text:p>Meath</text:p>
          </table:table-cell>
          <table:table-cell office:value-type="float" office:value="94" calcext:value-type="float">
            <text:p>94</text:p>
          </table:table-cell>
          <table:table-cell office:value-type="float" office:value="196585.86" calcext:value-type="float">
            <text:p>196585.86</text:p>
          </table:table-cell>
          <table:table-cell office:value-type="float" office:value="10000" calcext:value-type="float">
            <text:p>10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170000" calcext:value-type="float">
            <text:p>170000</text:p>
          </table:table-cell>
          <table:table-cell table:formula="of:=([.G47]-[.G46])/[.G46]" office:value-type="percentage" office:value="0.236363636363636" calcext:value-type="percentage">
            <text:p>23.64%</text:p>
          </table:table-cell>
          <table:table-cell table:style-name="ce1" table:formula="of:=([.G47]-[.G35])/[.G35]" office:value-type="percentage" office:value="0.259259259259259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2013-11-01 00:00:00+00</text:p>
          </table:table-cell>
          <table:table-cell office:value-type="string" calcext:value-type="string">
            <text:p>Meath</text:p>
          </table:table-cell>
          <table:table-cell office:value-type="float" office:value="125" calcext:value-type="float">
            <text:p>125</text:p>
          </table:table-cell>
          <table:table-cell office:value-type="float" office:value="163032.16" calcext:value-type="float">
            <text:p>163032.16</text:p>
          </table:table-cell>
          <table:table-cell office:value-type="float" office:value="20000" calcext:value-type="float">
            <text:p>20000</text:p>
          </table:table-cell>
          <table:table-cell office:value-type="float" office:value="1866960" calcext:value-type="float">
            <text:p>1866960</text:p>
          </table:table-cell>
          <table:table-cell office:value-type="float" office:value="114000" calcext:value-type="float">
            <text:p>114000</text:p>
          </table:table-cell>
          <table:table-cell table:formula="of:=([.G48]-[.G47])/[.G47]" office:value-type="percentage" office:value="-0.329411764705882" calcext:value-type="percentage">
            <text:p>-32.94%</text:p>
          </table:table-cell>
          <table:table-cell table:style-name="ce1" table:formula="of:=([.G48]-[.G36])/[.G36]" office:value-type="percentage" office:value="-0.185714285714286" calcext:value-type="percentage">
            <text:p>-18.57%</text:p>
          </table:table-cell>
        </table:table-row>
        <table:table-row table:style-name="ro1">
          <table:table-cell office:value-type="string" calcext:value-type="string">
            <text:p>2013-12-01 00:00:00+00</text:p>
          </table:table-cell>
          <table:table-cell office:value-type="string" calcext:value-type="string">
            <text:p>Meath</text:p>
          </table:table-cell>
          <table:table-cell office:value-type="float" office:value="144" calcext:value-type="float">
            <text:p>144</text:p>
          </table:table-cell>
          <table:table-cell office:value-type="float" office:value="177337.81" calcext:value-type="float">
            <text:p>177337.81</text:p>
          </table:table-cell>
          <table:table-cell office:value-type="float" office:value="17500" calcext:value-type="float">
            <text:p>17500</text:p>
          </table:table-cell>
          <table:table-cell office:value-type="float" office:value="755000" calcext:value-type="float">
            <text:p>755000</text:p>
          </table:table-cell>
          <table:table-cell office:value-type="float" office:value="144500" calcext:value-type="float">
            <text:p>144500</text:p>
          </table:table-cell>
          <table:table-cell table:formula="of:=([.G49]-[.G48])/[.G48]" office:value-type="percentage" office:value="0.267543859649123" calcext:value-type="percentage">
            <text:p>26.75%</text:p>
          </table:table-cell>
          <table:table-cell table:style-name="ce1" table:formula="of:=([.G49]-[.G37])/[.G37]" office:value-type="percentage" office:value="-0.0366666666666667" calcext:value-type="percentage">
            <text:p>-3.67%</text:p>
          </table:table-cell>
        </table:table-row>
        <table:table-row table:style-name="ro1">
          <table:table-cell office:value-type="string" calcext:value-type="string">
            <text:p>2014-01-01 00:00:00+00</text:p>
          </table:table-cell>
          <table:table-cell office:value-type="string" calcext:value-type="string">
            <text:p>Meath</text:p>
          </table:table-cell>
          <table:table-cell office:value-type="float" office:value="57" calcext:value-type="float">
            <text:p>57</text:p>
          </table:table-cell>
          <table:table-cell office:value-type="float" office:value="175170.98" calcext:value-type="float">
            <text:p>175170.98</text:p>
          </table:table-cell>
          <table:table-cell office:value-type="float" office:value="34000" calcext:value-type="float">
            <text:p>34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130000" calcext:value-type="float">
            <text:p>130000</text:p>
          </table:table-cell>
          <table:table-cell table:formula="of:=([.G50]-[.G49])/[.G49]" office:value-type="percentage" office:value="-0.100346020761246" calcext:value-type="percentage">
            <text:p>-10.03%</text:p>
          </table:table-cell>
          <table:table-cell table:style-name="ce1" table:formula="of:=([.G50]-[.G38])/[.G38]" office:value-type="percentage" office:value="-0.123841617523168" calcext:value-type="percentage">
            <text:p>-12.38%</text:p>
          </table:table-cell>
        </table:table-row>
        <table:table-row table:style-name="ro1">
          <table:table-cell office:value-type="string" calcext:value-type="string">
            <text:p>2014-02-01 00:00:00+00</text:p>
          </table:table-cell>
          <table:table-cell office:value-type="string" calcext:value-type="string">
            <text:p>Meath</text:p>
          </table:table-cell>
          <table:table-cell office:value-type="float" office:value="75" calcext:value-type="float">
            <text:p>75</text:p>
          </table:table-cell>
          <table:table-cell office:value-type="float" office:value="179306.6" calcext:value-type="float">
            <text:p>179306.6</text:p>
          </table:table-cell>
          <table:table-cell office:value-type="float" office:value="30000" calcext:value-type="float">
            <text:p>3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155000" calcext:value-type="float">
            <text:p>155000</text:p>
          </table:table-cell>
          <table:table-cell table:formula="of:=([.G51]-[.G50])/[.G50]" office:value-type="percentage" office:value="0.192307692307692" calcext:value-type="percentage">
            <text:p>19.23%</text:p>
          </table:table-cell>
          <table:table-cell table:style-name="ce1" table:formula="of:=([.G51]-[.G39])/[.G39]" office:value-type="percentage" office:value="0.107142857142857" calcext:value-type="percentage">
            <text:p>10.71%</text:p>
          </table:table-cell>
        </table:table-row>
        <table:table-row table:style-name="ro1">
          <table:table-cell office:value-type="string" calcext:value-type="string">
            <text:p>2014-03-01 00:00:00+00</text:p>
          </table:table-cell>
          <table:table-cell office:value-type="string" calcext:value-type="string">
            <text:p>Meath</text:p>
          </table:table-cell>
          <table:table-cell office:value-type="float" office:value="87" calcext:value-type="float">
            <text:p>87</text:p>
          </table:table-cell>
          <table:table-cell office:value-type="float" office:value="175794.37" calcext:value-type="float">
            <text:p>175794.37</text:p>
          </table:table-cell>
          <table:table-cell office:value-type="float" office:value="35000" calcext:value-type="float">
            <text:p>35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147000" calcext:value-type="float">
            <text:p>147000</text:p>
          </table:table-cell>
          <table:table-cell table:formula="of:=([.G52]-[.G51])/[.G51]" office:value-type="percentage" office:value="-0.0516129032258065" calcext:value-type="percentage">
            <text:p>-5.16%</text:p>
          </table:table-cell>
          <table:table-cell table:style-name="ce1" table:formula="of:=([.G52]-[.G40])/[.G40]" office:value-type="percentage" office:value="0.336363636363636" calcext:value-type="percentage">
            <text:p>33.64%</text:p>
          </table:table-cell>
        </table:table-row>
        <table:table-row table:style-name="ro1">
          <table:table-cell office:value-type="string" calcext:value-type="string">
            <text:p>2014-04-01 00:00:00+01</text:p>
          </table:table-cell>
          <table:table-cell office:value-type="string" calcext:value-type="string">
            <text:p>Meath</text:p>
          </table:table-cell>
          <table:table-cell office:value-type="float" office:value="98" calcext:value-type="float">
            <text:p>98</text:p>
          </table:table-cell>
          <table:table-cell office:value-type="float" office:value="176269.94" calcext:value-type="float">
            <text:p>176269.94</text:p>
          </table:table-cell>
          <table:table-cell office:value-type="float" office:value="30000" calcext:value-type="float">
            <text:p>30000</text:p>
          </table:table-cell>
          <table:table-cell office:value-type="float" office:value="620000" calcext:value-type="float">
            <text:p>620000</text:p>
          </table:table-cell>
          <table:table-cell office:value-type="float" office:value="149500" calcext:value-type="float">
            <text:p>149500</text:p>
          </table:table-cell>
          <table:table-cell table:formula="of:=([.G53]-[.G52])/[.G52]" office:value-type="percentage" office:value="0.0170068027210884" calcext:value-type="percentage">
            <text:p>1.70%</text:p>
          </table:table-cell>
          <table:table-cell table:style-name="ce1" table:formula="of:=([.G53]-[.G41])/[.G41]" office:value-type="percentage" office:value="0.202493464709431" calcext:value-type="percentage">
            <text:p>20.25%</text:p>
          </table:table-cell>
        </table:table-row>
        <table:table-row table:style-name="ro1">
          <table:table-cell office:value-type="string" calcext:value-type="string">
            <text:p>2014-05-01 00:00:00+01</text:p>
          </table:table-cell>
          <table:table-cell office:value-type="string" calcext:value-type="string">
            <text:p>Meath</text:p>
          </table:table-cell>
          <table:table-cell office:value-type="float" office:value="102" calcext:value-type="float">
            <text:p>102</text:p>
          </table:table-cell>
          <table:table-cell office:value-type="float" office:value="188516.29" calcext:value-type="float">
            <text:p>188516.29</text:p>
          </table:table-cell>
          <table:table-cell office:value-type="float" office:value="30000" calcext:value-type="float">
            <text:p>3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1211.5" calcext:value-type="float">
            <text:p>151211.5</text:p>
          </table:table-cell>
          <table:table-cell table:formula="of:=([.G54]-[.G53])/[.G53]" office:value-type="percentage" office:value="0.0114481605351171" calcext:value-type="percentage">
            <text:p>1.14%</text:p>
          </table:table-cell>
          <table:table-cell table:style-name="ce1" table:formula="of:=([.G54]-[.G42])/[.G42]" office:value-type="percentage" office:value="0.163165384615385" calcext:value-type="percentage">
            <text:p>16.32%</text:p>
          </table:table-cell>
        </table:table-row>
        <table:table-row table:style-name="ro1">
          <table:table-cell office:value-type="string" calcext:value-type="string">
            <text:p>2014-06-01 00:00:00+01</text:p>
          </table:table-cell>
          <table:table-cell office:value-type="string" calcext:value-type="string">
            <text:p>Meath</text:p>
          </table:table-cell>
          <table:table-cell office:value-type="float" office:value="94" calcext:value-type="float">
            <text:p>94</text:p>
          </table:table-cell>
          <table:table-cell office:value-type="float" office:value="191057.15" calcext:value-type="float">
            <text:p>191057.15</text:p>
          </table:table-cell>
          <table:table-cell office:value-type="float" office:value="22500" calcext:value-type="float">
            <text:p>22500</text:p>
          </table:table-cell>
          <table:table-cell office:value-type="float" office:value="1285000" calcext:value-type="float">
            <text:p>1285000</text:p>
          </table:table-cell>
          <table:table-cell office:value-type="float" office:value="160000" calcext:value-type="float">
            <text:p>160000</text:p>
          </table:table-cell>
          <table:table-cell table:formula="of:=([.G55]-[.G54])/[.G54]" office:value-type="percentage" office:value="0.0581205794532823" calcext:value-type="percentage">
            <text:p>5.81%</text:p>
          </table:table-cell>
          <table:table-cell table:style-name="ce1" table:formula="of:=([.G55]-[.G43])/[.G43]" office:value-type="percentage" office:value="0.185185185185185" calcext:value-type="percentage">
            <text:p>18.52%</text:p>
          </table:table-cell>
        </table:table-row>
        <table:table-row table:style-name="ro1">
          <table:table-cell office:value-type="string" calcext:value-type="string">
            <text:p>2014-07-01 00:00:00+01</text:p>
          </table:table-cell>
          <table:table-cell office:value-type="string" calcext:value-type="string">
            <text:p>Meath</text:p>
          </table:table-cell>
          <table:table-cell office:value-type="float" office:value="87" calcext:value-type="float">
            <text:p>87</text:p>
          </table:table-cell>
          <table:table-cell office:value-type="float" office:value="182014.49" calcext:value-type="float">
            <text:p>182014.49</text:p>
          </table:table-cell>
          <table:table-cell office:value-type="float" office:value="25300" calcext:value-type="float">
            <text:p>253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1900" calcext:value-type="float">
            <text:p>151900</text:p>
          </table:table-cell>
          <table:table-cell table:formula="of:=([.G56]-[.G55])/[.G55]" office:value-type="percentage" office:value="-0.050625" calcext:value-type="percentage">
            <text:p>-5.06%</text:p>
          </table:table-cell>
          <table:table-cell table:style-name="ce1" table:formula="of:=([.G56]-[.G44])/[.G44]" office:value-type="percentage" office:value="0.0126666666666667" calcext:value-type="percentage">
            <text:p>1.27%</text:p>
          </table:table-cell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edian Price" table:style-name="ta1">
        <office:forms form:automatic-focus="false" form:apply-design-mode="false"/>
        <table:shapes>
          <draw:frame draw:z-index="0" draw:style-name="gr1" draw:text-style-name="P1" svg:width="36.014cm" svg:height="15.194cm" svg:x="0.275cm" svg:y="0.106cm">
            <draw:object draw:notify-on-update-of-ranges="Kildare.A1:Kildare.A1 Kildare.A2:Kildare.A56 'Median Price'.A36:'Median Price'.A36 Kildare.G2:Kildare.G56 'Median Price'.A37:'Median Price'.A37 Meath.G2:Meath.G56 'Median Price'.A38:'Median Price'.A38 Kildare.D2:Kildare.D56 'Median Price'.A39:'Median Price'.A39 Meath.D2:Meath.D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 table:number-rows-repeated="35">
          <table:table-cell/>
        </table:table-row>
        <table:table-row table:style-name="ro1">
          <table:table-cell office:value-type="string" calcext:value-type="string">
            <text:p>Kildare Med</text:p>
          </table:table-cell>
        </table:table-row>
        <table:table-row table:style-name="ro1">
          <table:table-cell office:value-type="string" calcext:value-type="string">
            <text:p>Meath Med</text:p>
          </table:table-cell>
        </table:table-row>
        <table:table-row table:style-name="ro1">
          <table:table-cell office:value-type="string" calcext:value-type="string">
            <text:p>Kildare Avg</text:p>
          </table:table-cell>
        </table:table-row>
        <table:table-row table:style-name="ro1">
          <table:table-cell office:value-type="string" calcext:value-type="string">
            <text:p>Meath Avg</text:p>
          </table:table-cell>
        </table:table-row>
      </table:table>
      <table:table table:name="Median MoM %" table:style-name="ta1">
        <office:forms form:automatic-focus="false" form:apply-design-mode="false"/>
        <table:shapes>
          <draw:frame draw:z-index="0" draw:style-name="gr1" draw:text-style-name="P1" svg:width="36.262cm" svg:height="16.256cm" svg:x="0cm" svg:y="0.106cm">
            <draw:object draw:notify-on-update-of-ranges="Kildare.A1:Kildare.A1 Kildare.A2:Kildare.A56 Kildare.B2:Kildare.B2 Kildare.H1:Kildare.H56 Meath.B2:Meath.B2 Meath.H1:Meath.H5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Median YoY %" table:style-name="ta1">
        <office:forms form:automatic-focus="false" form:apply-design-mode="false"/>
        <table:shapes>
          <draw:frame draw:z-index="0" draw:style-name="gr1" draw:text-style-name="P1" svg:width="35.711cm" svg:height="16.017cm" svg:x="0.165cm" svg:y="0.159cm">
            <draw:object draw:notify-on-update-of-ranges="Kildare.A1:Kildare.A1 Kildare.A1:Kildare.A56 Kildare.B2:Kildare.B2 Kildare.I1:Kildare.I56 Meath.B2:Meath.B2 Meath.I1:Meath.I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18:27:14.73780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2T19:09:07.106971129</dc:date>
    <meta:editing-duration>PT31M2S</meta:editing-duration>
    <meta:editing-cycles>3</meta:editing-cycles>
    <meta:document-statistic meta:table-count="5" meta:cell-count="10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15cm" svg:height="15.195cm" xlink:href=".." xlink:type="simple" chart:class="chart:line" chart:style-name="ch1">
        <chart:legend chart:legend-position="end" svg:x="32.845cm" svg:y="6.551cm" style:legend-expansion="high" chart:style-name="ch2"/>
        <chart:plot-area chart:style-name="ch3" table:cell-range-address="Kildare.A1:Kildare.A56 'Median Price'.A36:'Median Price'.A39 Kildare.G2:Kildare.G56 Meath.G2:Meath.G56 Kildare.D2:Kildare.D56 Meath.D2:Meath.D56" chart:data-source-has-labels="both" svg:x="1.17cm" svg:y="1.347cm" svg:width="30.235cm" svg:height="13.125cm">
          <chartooo:coordinate-region svg:x="3.513cm" svg:y="1.546cm" svg:width="26.111cm" svg:height="9.776cm"/>
          <chart:axis chart:dimension="x" chart:name="primary-x" chart:style-name="ch4" chartooo:axis-type="auto">
            <chartooo:date-scale/>
            <chart:categories table:cell-range-address="Kildare.A2:Kildare.A5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ildare.G2:Kildare.G56" chart:label-cell-address="'Median Price'.A36:'Median Price'.A36" chart:class="chart:line">
            <chart:data-point chart:repeated="55"/>
          </chart:series>
          <chart:series chart:attached-axis="primary-y" chart:style-name="ch8" chart:values-cell-range-address="Meath.G2:Meath.G56" chart:label-cell-address="'Median Price'.A37:'Median Price'.A37" chart:class="chart:line">
            <chart:data-point chart:repeated="55"/>
          </chart:series>
          <chart:series chart:attached-axis="primary-y" chart:style-name="ch9" chart:values-cell-range-address="Kildare.D2:Kildare.D56" chart:label-cell-address="'Median Price'.A38:'Median Price'.A38" chart:class="chart:line">
            <chart:data-point chart:repeated="55"/>
          </chart:series>
          <chart:series chart:attached-axis="primary-y" chart:style-name="ch10" chart:values-cell-range-address="Meath.D2:Meath.D56" chart:label-cell-address="'Median Price'.A39:'Median Price'.A39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dare Med</text:p>
                <draw:g>
                  <svg:desc>'Median Price'.A36:'Median Price'.A36</svg:desc>
                </draw:g>
              </table:table-cell>
              <table:table-cell office:value-type="string">
                <text:p>Meath Med</text:p>
                <draw:g>
                  <svg:desc>'Median Price'.A37:'Median Price'.A37</svg:desc>
                </draw:g>
              </table:table-cell>
              <table:table-cell office:value-type="string">
                <text:p>Kildare Avg</text:p>
                <draw:g>
                  <svg:desc>'Median Price'.A38:'Median Price'.A38</svg:desc>
                </draw:g>
              </table:table-cell>
              <table:table-cell office:value-type="string">
                <text:p>Meath Avg</text:p>
                <draw:g>
                  <svg:desc>'Median Price'.A39:'Median Price'.A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-01-01 00:00:00+00</text:p>
                <draw:g>
                  <svg:desc>Kildare.A2:Kildare.A56</svg:desc>
                </draw:g>
              </table:table-cell>
              <table:table-cell office:value-type="float" office:value="260000">
                <text:p>260000</text:p>
                <draw:g>
                  <svg:desc>Kildare.G2:Kildare.G56</svg:desc>
                </draw:g>
              </table:table-cell>
              <table:table-cell office:value-type="float" office:value="200000">
                <text:p>200000</text:p>
                <draw:g>
                  <svg:desc>Meath.G2:Meath.G56</svg:desc>
                </draw:g>
              </table:table-cell>
              <table:table-cell office:value-type="float" office:value="276422.45">
                <text:p>276422.45</text:p>
                <draw:g>
                  <svg:desc>Kildare.D2:Kildare.D56</svg:desc>
                </draw:g>
              </table:table-cell>
              <table:table-cell office:value-type="float" office:value="215692.06">
                <text:p>215692.06</text:p>
                <draw:g>
                  <svg:desc>Meath.D2:Meath.D56</svg:desc>
                </draw:g>
              </table:table-cell>
            </table:table-row>
            <table:table-row>
              <table:table-cell office:value-type="string">
                <text:p>2010-02-01 00:00:00+00</text:p>
              </table:table-cell>
              <table:table-cell office:value-type="float" office:value="225400">
                <text:p>225400</text:p>
              </table:table-cell>
              <table:table-cell office:value-type="float" office:value="209000">
                <text:p>209000</text:p>
              </table:table-cell>
              <table:table-cell office:value-type="float" office:value="275311.99">
                <text:p>275311.99</text:p>
              </table:table-cell>
              <table:table-cell office:value-type="float" office:value="214557.46">
                <text:p>214557.46</text:p>
              </table:table-cell>
            </table:table-row>
            <table:table-row>
              <table:table-cell office:value-type="string">
                <text:p>2010-03-01 00:00:00+00</text:p>
              </table:table-cell>
              <table:table-cell office:value-type="float" office:value="240000">
                <text:p>240000</text:p>
              </table:table-cell>
              <table:table-cell office:value-type="float" office:value="221000">
                <text:p>221000</text:p>
              </table:table-cell>
              <table:table-cell office:value-type="float" office:value="251412.09">
                <text:p>251412.09</text:p>
              </table:table-cell>
              <table:table-cell office:value-type="float" office:value="239548.79">
                <text:p>239548.79</text:p>
              </table:table-cell>
            </table:table-row>
            <table:table-row>
              <table:table-cell office:value-type="string">
                <text:p>2010-04-01 00:00:00+01</text:p>
              </table:table-cell>
              <table:table-cell office:value-type="float" office:value="229074.88">
                <text:p>229074.88</text:p>
              </table:table-cell>
              <table:table-cell office:value-type="float" office:value="215286.34">
                <text:p>215286.34</text:p>
              </table:table-cell>
              <table:table-cell office:value-type="float" office:value="227066.92">
                <text:p>227066.92</text:p>
              </table:table-cell>
              <table:table-cell office:value-type="float" office:value="263556.51">
                <text:p>263556.51</text:p>
              </table:table-cell>
            </table:table-row>
            <table:table-row>
              <table:table-cell office:value-type="string">
                <text:p>2010-05-01 00:00:00+01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32166.13">
                <text:p>232166.13</text:p>
              </table:table-cell>
              <table:table-cell office:value-type="float" office:value="238311.41">
                <text:p>238311.41</text:p>
              </table:table-cell>
            </table:table-row>
            <table:table-row>
              <table:table-cell office:value-type="string">
                <text:p>2010-06-01 00:00:00+01</text:p>
              </table:table-cell>
              <table:table-cell office:value-type="float" office:value="222919">
                <text:p>222919</text:p>
              </table:table-cell>
              <table:table-cell office:value-type="float" office:value="208650">
                <text:p>208650</text:p>
              </table:table-cell>
              <table:table-cell office:value-type="float" office:value="252734.19">
                <text:p>252734.19</text:p>
              </table:table-cell>
              <table:table-cell office:value-type="float" office:value="231781.06">
                <text:p>231781.06</text:p>
              </table:table-cell>
            </table:table-row>
            <table:table-row>
              <table:table-cell office:value-type="string">
                <text:p>2010-07-01 00:00:00+01</text:p>
              </table:table-cell>
              <table:table-cell office:value-type="float" office:value="209000">
                <text:p>209000</text:p>
              </table:table-cell>
              <table:table-cell office:value-type="float" office:value="228755.5">
                <text:p>228755.5</text:p>
              </table:table-cell>
              <table:table-cell office:value-type="float" office:value="222579.65">
                <text:p>222579.65</text:p>
              </table:table-cell>
              <table:table-cell office:value-type="float" office:value="254661.48">
                <text:p>254661.48</text:p>
              </table:table-cell>
            </table:table-row>
            <table:table-row>
              <table:table-cell office:value-type="string">
                <text:p>2010-08-01 00:00:00+01</text:p>
              </table:table-cell>
              <table:table-cell office:value-type="float" office:value="225000">
                <text:p>225000</text:p>
              </table:table-cell>
              <table:table-cell office:value-type="float" office:value="176605.73">
                <text:p>176605.73</text:p>
              </table:table-cell>
              <table:table-cell office:value-type="float" office:value="236864.54">
                <text:p>236864.54</text:p>
              </table:table-cell>
              <table:table-cell office:value-type="float" office:value="200709.7">
                <text:p>200709.7</text:p>
              </table:table-cell>
            </table:table-row>
            <table:table-row>
              <table:table-cell office:value-type="string">
                <text:p>2010-09-01 00:00:00+01</text:p>
              </table:table-cell>
              <table:table-cell office:value-type="float" office:value="218000">
                <text:p>218000</text:p>
              </table:table-cell>
              <table:table-cell office:value-type="float" office:value="202500">
                <text:p>202500</text:p>
              </table:table-cell>
              <table:table-cell office:value-type="float" office:value="227036.85">
                <text:p>227036.85</text:p>
              </table:table-cell>
              <table:table-cell office:value-type="float" office:value="210242.21">
                <text:p>210242.21</text:p>
              </table:table-cell>
            </table:table-row>
            <table:table-row>
              <table:table-cell office:value-type="string">
                <text:p>2010-10-01 00:00:00+01</text:p>
              </table:table-cell>
              <table:table-cell office:value-type="float" office:value="243171.8">
                <text:p>243171.8</text:p>
              </table:table-cell>
              <table:table-cell office:value-type="float" office:value="189427.31">
                <text:p>189427.31</text:p>
              </table:table-cell>
              <table:table-cell office:value-type="float" office:value="259540.25">
                <text:p>259540.25</text:p>
              </table:table-cell>
              <table:table-cell office:value-type="float" office:value="223011.66">
                <text:p>223011.66</text:p>
              </table:table-cell>
            </table:table-row>
            <table:table-row>
              <table:table-cell office:value-type="string">
                <text:p>2010-11-01 00:00:00+00</text:p>
              </table:table-cell>
              <table:table-cell office:value-type="float" office:value="209000">
                <text:p>209000</text:p>
              </table:table-cell>
              <table:table-cell office:value-type="float" office:value="175000">
                <text:p>175000</text:p>
              </table:table-cell>
              <table:table-cell office:value-type="float" office:value="222245.29">
                <text:p>222245.29</text:p>
              </table:table-cell>
              <table:table-cell office:value-type="float" office:value="191802.54">
                <text:p>191802.54</text:p>
              </table:table-cell>
            </table:table-row>
            <table:table-row>
              <table:table-cell office:value-type="string">
                <text:p>2010-12-01 00:00:00+00</text:p>
              </table:table-cell>
              <table:table-cell office:value-type="float" office:value="213500">
                <text:p>213500</text:p>
              </table:table-cell>
              <table:table-cell office:value-type="float" office:value="211460">
                <text:p>211460</text:p>
              </table:table-cell>
              <table:table-cell office:value-type="float" office:value="226066.98">
                <text:p>226066.98</text:p>
              </table:table-cell>
              <table:table-cell office:value-type="float" office:value="239733.01">
                <text:p>239733.01</text:p>
              </table:table-cell>
            </table:table-row>
            <table:table-row>
              <table:table-cell office:value-type="string">
                <text:p>2011-01-01 00:00:00+00</text:p>
              </table:table-cell>
              <table:table-cell office:value-type="float" office:value="210000">
                <text:p>210000</text:p>
              </table:table-cell>
              <table:table-cell office:value-type="float" office:value="198238">
                <text:p>198238</text:p>
              </table:table-cell>
              <table:table-cell office:value-type="float" office:value="357177.57">
                <text:p>357177.57</text:p>
              </table:table-cell>
              <table:table-cell office:value-type="float" office:value="229528.41">
                <text:p>229528.41</text:p>
              </table:table-cell>
            </table:table-row>
            <table:table-row>
              <table:table-cell office:value-type="string">
                <text:p>2011-02-01 00:00:00+00</text:p>
              </table:table-cell>
              <table:table-cell office:value-type="float" office:value="225000">
                <text:p>225000</text:p>
              </table:table-cell>
              <table:table-cell office:value-type="float" office:value="182000">
                <text:p>182000</text:p>
              </table:table-cell>
              <table:table-cell office:value-type="float" office:value="251319.85">
                <text:p>251319.85</text:p>
              </table:table-cell>
              <table:table-cell office:value-type="float" office:value="210127.93">
                <text:p>210127.93</text:p>
              </table:table-cell>
            </table:table-row>
            <table:table-row>
              <table:table-cell office:value-type="string">
                <text:p>2011-03-01 00:00:00+00</text:p>
              </table:table-cell>
              <table:table-cell office:value-type="float" office:value="175000">
                <text:p>175000</text:p>
              </table:table-cell>
              <table:table-cell office:value-type="float" office:value="178500">
                <text:p>178500</text:p>
              </table:table-cell>
              <table:table-cell office:value-type="float" office:value="177000.37">
                <text:p>177000.37</text:p>
              </table:table-cell>
              <table:table-cell office:value-type="float" office:value="209295.27">
                <text:p>209295.27</text:p>
              </table:table-cell>
            </table:table-row>
            <table:table-row>
              <table:table-cell office:value-type="string">
                <text:p>2011-04-01 00:00:00+01</text:p>
              </table:table-cell>
              <table:table-cell office:value-type="float" office:value="211250">
                <text:p>211250</text:p>
              </table:table-cell>
              <table:table-cell office:value-type="float" office:value="185000">
                <text:p>185000</text:p>
              </table:table-cell>
              <table:table-cell office:value-type="float" office:value="240169.62">
                <text:p>240169.62</text:p>
              </table:table-cell>
              <table:table-cell office:value-type="float" office:value="194864.41">
                <text:p>194864.41</text:p>
              </table:table-cell>
            </table:table-row>
            <table:table-row>
              <table:table-cell office:value-type="string">
                <text:p>2011-05-01 00:00:00+01</text:p>
              </table:table-cell>
              <table:table-cell office:value-type="float" office:value="184500">
                <text:p>184500</text:p>
              </table:table-cell>
              <table:table-cell office:value-type="float" office:value="179278">
                <text:p>179278</text:p>
              </table:table-cell>
              <table:table-cell office:value-type="float" office:value="214806.89">
                <text:p>214806.89</text:p>
              </table:table-cell>
              <table:table-cell office:value-type="float" office:value="185869.76">
                <text:p>185869.76</text:p>
              </table:table-cell>
            </table:table-row>
            <table:table-row>
              <table:table-cell office:value-type="string">
                <text:p>2011-06-01 00:00:00+01</text:p>
              </table:table-cell>
              <table:table-cell office:value-type="float" office:value="212300">
                <text:p>212300</text:p>
              </table:table-cell>
              <table:table-cell office:value-type="float" office:value="156000">
                <text:p>156000</text:p>
              </table:table-cell>
              <table:table-cell office:value-type="float" office:value="259242.59">
                <text:p>259242.59</text:p>
              </table:table-cell>
              <table:table-cell office:value-type="float" office:value="173481.25">
                <text:p>173481.25</text:p>
              </table:table-cell>
            </table:table-row>
            <table:table-row>
              <table:table-cell office:value-type="string">
                <text:p>2011-07-01 00:00:00+01</text:p>
              </table:table-cell>
              <table:table-cell office:value-type="float" office:value="230000">
                <text:p>230000</text:p>
              </table:table-cell>
              <table:table-cell office:value-type="float" office:value="183000">
                <text:p>183000</text:p>
              </table:table-cell>
              <table:table-cell office:value-type="float" office:value="242180.61">
                <text:p>242180.61</text:p>
              </table:table-cell>
              <table:table-cell office:value-type="float" office:value="190376.3">
                <text:p>190376.3</text:p>
              </table:table-cell>
            </table:table-row>
            <table:table-row>
              <table:table-cell office:value-type="string">
                <text:p>2011-08-01 00:00:00+01</text:p>
              </table:table-cell>
              <table:table-cell office:value-type="float" office:value="203250">
                <text:p>203250</text:p>
              </table:table-cell>
              <table:table-cell office:value-type="float" office:value="225250">
                <text:p>225250</text:p>
              </table:table-cell>
              <table:table-cell office:value-type="float" office:value="224885.52">
                <text:p>224885.52</text:p>
              </table:table-cell>
              <table:table-cell office:value-type="float" office:value="222023.27">
                <text:p>222023.27</text:p>
              </table:table-cell>
            </table:table-row>
            <table:table-row>
              <table:table-cell office:value-type="string">
                <text:p>2011-09-01 00:00:00+01</text:p>
              </table:table-cell>
              <table:table-cell office:value-type="float" office:value="185000">
                <text:p>185000</text:p>
              </table:table-cell>
              <table:table-cell office:value-type="float" office:value="150000">
                <text:p>150000</text:p>
              </table:table-cell>
              <table:table-cell office:value-type="float" office:value="207588.17">
                <text:p>207588.17</text:p>
              </table:table-cell>
              <table:table-cell office:value-type="float" office:value="180194.01">
                <text:p>180194.01</text:p>
              </table:table-cell>
            </table:table-row>
            <table:table-row>
              <table:table-cell office:value-type="string">
                <text:p>2011-10-01 00:00:00+01</text:p>
              </table:table-cell>
              <table:table-cell office:value-type="float" office:value="180617">
                <text:p>180617</text:p>
              </table:table-cell>
              <table:table-cell office:value-type="float" office:value="167500">
                <text:p>167500</text:p>
              </table:table-cell>
              <table:table-cell office:value-type="float" office:value="204109.6">
                <text:p>204109.6</text:p>
              </table:table-cell>
              <table:table-cell office:value-type="float" office:value="187492.5">
                <text:p>187492.5</text:p>
              </table:table-cell>
            </table:table-row>
            <table:table-row>
              <table:table-cell office:value-type="string">
                <text:p>2011-11-01 00:00:00+00</text:p>
              </table:table-cell>
              <table:table-cell office:value-type="float" office:value="220263">
                <text:p>220263</text:p>
              </table:table-cell>
              <table:table-cell office:value-type="float" office:value="185000">
                <text:p>185000</text:p>
              </table:table-cell>
              <table:table-cell office:value-type="float" office:value="208175.06">
                <text:p>208175.06</text:p>
              </table:table-cell>
              <table:table-cell office:value-type="float" office:value="222263.73">
                <text:p>222263.73</text:p>
              </table:table-cell>
            </table:table-row>
            <table:table-row>
              <table:table-cell office:value-type="string">
                <text:p>2011-12-01 00:00:00+00</text:p>
              </table:table-cell>
              <table:table-cell office:value-type="float" office:value="170000">
                <text:p>170000</text:p>
              </table:table-cell>
              <table:table-cell office:value-type="float" office:value="150000">
                <text:p>150000</text:p>
              </table:table-cell>
              <table:table-cell office:value-type="float" office:value="207725.21">
                <text:p>207725.21</text:p>
              </table:table-cell>
              <table:table-cell office:value-type="float" office:value="176392.28">
                <text:p>176392.28</text:p>
              </table:table-cell>
            </table:table-row>
            <table:table-row>
              <table:table-cell office:value-type="string">
                <text:p>2012-01-01 00:00:00+00</text:p>
              </table:table-cell>
              <table:table-cell office:value-type="float" office:value="170000">
                <text:p>170000</text:p>
              </table:table-cell>
              <table:table-cell office:value-type="float" office:value="120000">
                <text:p>120000</text:p>
              </table:table-cell>
              <table:table-cell office:value-type="float" office:value="192421.07">
                <text:p>192421.07</text:p>
              </table:table-cell>
              <table:table-cell office:value-type="float" office:value="143680.61">
                <text:p>143680.61</text:p>
              </table:table-cell>
            </table:table-row>
            <table:table-row>
              <table:table-cell office:value-type="string">
                <text:p>2012-02-01 00:00:00+00</text:p>
              </table:table-cell>
              <table:table-cell office:value-type="float" office:value="175000">
                <text:p>175000</text:p>
              </table:table-cell>
              <table:table-cell office:value-type="float" office:value="143125">
                <text:p>143125</text:p>
              </table:table-cell>
              <table:table-cell office:value-type="float" office:value="175489.78">
                <text:p>175489.78</text:p>
              </table:table-cell>
              <table:table-cell office:value-type="float" office:value="157939.54">
                <text:p>157939.54</text:p>
              </table:table-cell>
            </table:table-row>
            <table:table-row>
              <table:table-cell office:value-type="string">
                <text:p>2012-03-01 00:00:00+00</text:p>
              </table:table-cell>
              <table:table-cell office:value-type="float" office:value="165000">
                <text:p>165000</text:p>
              </table:table-cell>
              <table:table-cell office:value-type="float" office:value="160000">
                <text:p>160000</text:p>
              </table:table-cell>
              <table:table-cell office:value-type="float" office:value="183686.48">
                <text:p>183686.48</text:p>
              </table:table-cell>
              <table:table-cell office:value-type="float" office:value="183810.12">
                <text:p>183810.12</text:p>
              </table:table-cell>
            </table:table-row>
            <table:table-row>
              <table:table-cell office:value-type="string">
                <text:p>2012-04-01 00:00:00+01</text:p>
              </table:table-cell>
              <table:table-cell office:value-type="float" office:value="133150">
                <text:p>133150</text:p>
              </table:table-cell>
              <table:table-cell office:value-type="float" office:value="150000">
                <text:p>150000</text:p>
              </table:table-cell>
              <table:table-cell office:value-type="float" office:value="151830.66">
                <text:p>151830.66</text:p>
              </table:table-cell>
              <table:table-cell office:value-type="float" office:value="192531.75">
                <text:p>192531.75</text:p>
              </table:table-cell>
            </table:table-row>
            <table:table-row>
              <table:table-cell office:value-type="string">
                <text:p>2012-05-01 00:00:00+01</text:p>
              </table:table-cell>
              <table:table-cell office:value-type="float" office:value="174000">
                <text:p>174000</text:p>
              </table:table-cell>
              <table:table-cell office:value-type="float" office:value="154500">
                <text:p>154500</text:p>
              </table:table-cell>
              <table:table-cell office:value-type="float" office:value="192640.84">
                <text:p>192640.84</text:p>
              </table:table-cell>
              <table:table-cell office:value-type="float" office:value="202751.88">
                <text:p>202751.88</text:p>
              </table:table-cell>
            </table:table-row>
            <table:table-row>
              <table:table-cell office:value-type="string">
                <text:p>2012-06-01 00:00:00+01</text:p>
              </table:table-cell>
              <table:table-cell office:value-type="float" office:value="186000">
                <text:p>186000</text:p>
              </table:table-cell>
              <table:table-cell office:value-type="float" office:value="157500">
                <text:p>157500</text:p>
              </table:table-cell>
              <table:table-cell office:value-type="float" office:value="207586.78">
                <text:p>207586.78</text:p>
              </table:table-cell>
              <table:table-cell office:value-type="float" office:value="181413.57">
                <text:p>181413.57</text:p>
              </table:table-cell>
            </table:table-row>
            <table:table-row>
              <table:table-cell office:value-type="string">
                <text:p>2012-07-01 00:00:00+01</text:p>
              </table:table-cell>
              <table:table-cell office:value-type="float" office:value="170000">
                <text:p>170000</text:p>
              </table:table-cell>
              <table:table-cell office:value-type="float" office:value="140000">
                <text:p>140000</text:p>
              </table:table-cell>
              <table:table-cell office:value-type="float" office:value="170724.6">
                <text:p>170724.6</text:p>
              </table:table-cell>
              <table:table-cell office:value-type="float" office:value="176428.99">
                <text:p>176428.99</text:p>
              </table:table-cell>
            </table:table-row>
            <table:table-row>
              <table:table-cell office:value-type="string">
                <text:p>2012-08-01 00:00:00+01</text:p>
              </table:table-cell>
              <table:table-cell office:value-type="float" office:value="195000">
                <text:p>195000</text:p>
              </table:table-cell>
              <table:table-cell office:value-type="float" office:value="140484.58">
                <text:p>140484.58</text:p>
              </table:table-cell>
              <table:table-cell office:value-type="float" office:value="217518.65">
                <text:p>217518.65</text:p>
              </table:table-cell>
              <table:table-cell office:value-type="float" office:value="181595.84">
                <text:p>181595.84</text:p>
              </table:table-cell>
            </table:table-row>
            <table:table-row>
              <table:table-cell office:value-type="string">
                <text:p>2012-09-01 00:00:00+01</text:p>
              </table:table-cell>
              <table:table-cell office:value-type="float" office:value="170000">
                <text:p>170000</text:p>
              </table:table-cell>
              <table:table-cell office:value-type="float" office:value="154000">
                <text:p>154000</text:p>
              </table:table-cell>
              <table:table-cell office:value-type="float" office:value="176695.6">
                <text:p>176695.6</text:p>
              </table:table-cell>
              <table:table-cell office:value-type="float" office:value="176730.77">
                <text:p>176730.77</text:p>
              </table:table-cell>
            </table:table-row>
            <table:table-row>
              <table:table-cell office:value-type="string">
                <text:p>2012-10-01 00:00:00+01</text:p>
              </table:table-cell>
              <table:table-cell office:value-type="float" office:value="161000">
                <text:p>161000</text:p>
              </table:table-cell>
              <table:table-cell office:value-type="float" office:value="135000">
                <text:p>135000</text:p>
              </table:table-cell>
              <table:table-cell office:value-type="float" office:value="176760.47">
                <text:p>176760.47</text:p>
              </table:table-cell>
              <table:table-cell office:value-type="float" office:value="158081.41">
                <text:p>158081.41</text:p>
              </table:table-cell>
            </table:table-row>
            <table:table-row>
              <table:table-cell office:value-type="string">
                <text:p>2012-11-01 00:00:00+00</text:p>
              </table:table-cell>
              <table:table-cell office:value-type="float" office:value="160000">
                <text:p>160000</text:p>
              </table:table-cell>
              <table:table-cell office:value-type="float" office:value="140000">
                <text:p>140000</text:p>
              </table:table-cell>
              <table:table-cell office:value-type="float" office:value="193313.26">
                <text:p>193313.26</text:p>
              </table:table-cell>
              <table:table-cell office:value-type="float" office:value="180246.11">
                <text:p>180246.11</text:p>
              </table:table-cell>
            </table:table-row>
            <table:table-row>
              <table:table-cell office:value-type="string">
                <text:p>2012-12-01 00:00:00+00</text:p>
              </table:table-cell>
              <table:table-cell office:value-type="float" office:value="185000">
                <text:p>185000</text:p>
              </table:table-cell>
              <table:table-cell office:value-type="float" office:value="150000">
                <text:p>150000</text:p>
              </table:table-cell>
              <table:table-cell office:value-type="float" office:value="225454.56">
                <text:p>225454.56</text:p>
              </table:table-cell>
              <table:table-cell office:value-type="float" office:value="179301.25">
                <text:p>179301.25</text:p>
              </table:table-cell>
            </table:table-row>
            <table:table-row>
              <table:table-cell office:value-type="string">
                <text:p>2013-01-01 00:00:00+00</text:p>
              </table:table-cell>
              <table:table-cell office:value-type="float" office:value="147250">
                <text:p>147250</text:p>
              </table:table-cell>
              <table:table-cell office:value-type="float" office:value="148375">
                <text:p>148375</text:p>
              </table:table-cell>
              <table:table-cell office:value-type="float" office:value="176315.57">
                <text:p>176315.57</text:p>
              </table:table-cell>
              <table:table-cell office:value-type="float" office:value="179049.47">
                <text:p>179049.47</text:p>
              </table:table-cell>
            </table:table-row>
            <table:table-row>
              <table:table-cell office:value-type="string">
                <text:p>2013-02-01 00:00:00+00</text:p>
              </table:table-cell>
              <table:table-cell office:value-type="float" office:value="148500">
                <text:p>148500</text:p>
              </table:table-cell>
              <table:table-cell office:value-type="float" office:value="140000">
                <text:p>140000</text:p>
              </table:table-cell>
              <table:table-cell office:value-type="float" office:value="179907.61">
                <text:p>179907.61</text:p>
              </table:table-cell>
              <table:table-cell office:value-type="float" office:value="145224.32">
                <text:p>145224.32</text:p>
              </table:table-cell>
            </table:table-row>
            <table:table-row>
              <table:table-cell office:value-type="string">
                <text:p>2013-03-01 00:00:00+00</text:p>
              </table:table-cell>
              <table:table-cell office:value-type="float" office:value="150000">
                <text:p>150000</text:p>
              </table:table-cell>
              <table:table-cell office:value-type="float" office:value="110000">
                <text:p>110000</text:p>
              </table:table-cell>
              <table:table-cell office:value-type="float" office:value="171152.03">
                <text:p>171152.03</text:p>
              </table:table-cell>
              <table:table-cell office:value-type="float" office:value="125228.29">
                <text:p>125228.29</text:p>
              </table:table-cell>
            </table:table-row>
            <table:table-row>
              <table:table-cell office:value-type="string">
                <text:p>2013-04-01 00:00:00+01</text:p>
              </table:table-cell>
              <table:table-cell office:value-type="float" office:value="165500">
                <text:p>165500</text:p>
              </table:table-cell>
              <table:table-cell office:value-type="float" office:value="124325">
                <text:p>124325</text:p>
              </table:table-cell>
              <table:table-cell office:value-type="float" office:value="178130.52">
                <text:p>178130.52</text:p>
              </table:table-cell>
              <table:table-cell office:value-type="float" office:value="190401.47">
                <text:p>190401.47</text:p>
              </table:table-cell>
            </table:table-row>
            <table:table-row>
              <table:table-cell office:value-type="string">
                <text:p>2013-05-01 00:00:00+01</text:p>
              </table:table-cell>
              <table:table-cell office:value-type="float" office:value="187000">
                <text:p>187000</text:p>
              </table:table-cell>
              <table:table-cell office:value-type="float" office:value="130000">
                <text:p>130000</text:p>
              </table:table-cell>
              <table:table-cell office:value-type="float" office:value="205156.45">
                <text:p>205156.45</text:p>
              </table:table-cell>
              <table:table-cell office:value-type="float" office:value="165298">
                <text:p>165298</text:p>
              </table:table-cell>
            </table:table-row>
            <table:table-row>
              <table:table-cell office:value-type="string">
                <text:p>2013-06-01 00:00:00+01</text:p>
              </table:table-cell>
              <table:table-cell office:value-type="float" office:value="185000">
                <text:p>185000</text:p>
              </table:table-cell>
              <table:table-cell office:value-type="float" office:value="135000">
                <text:p>135000</text:p>
              </table:table-cell>
              <table:table-cell office:value-type="float" office:value="194198.24">
                <text:p>194198.24</text:p>
              </table:table-cell>
              <table:table-cell office:value-type="float" office:value="163931.51">
                <text:p>163931.51</text:p>
              </table:table-cell>
            </table:table-row>
            <table:table-row>
              <table:table-cell office:value-type="string">
                <text:p>2013-07-01 00:00:00+01</text:p>
              </table:table-cell>
              <table:table-cell office:value-type="float" office:value="180000">
                <text:p>180000</text:p>
              </table:table-cell>
              <table:table-cell office:value-type="float" office:value="150000">
                <text:p>150000</text:p>
              </table:table-cell>
              <table:table-cell office:value-type="float" office:value="224791.81">
                <text:p>224791.81</text:p>
              </table:table-cell>
              <table:table-cell office:value-type="float" office:value="176455.22">
                <text:p>176455.22</text:p>
              </table:table-cell>
            </table:table-row>
            <table:table-row>
              <table:table-cell office:value-type="string">
                <text:p>2013-08-01 00:00:00+01</text:p>
              </table:table-cell>
              <table:table-cell office:value-type="float" office:value="160000">
                <text:p>160000</text:p>
              </table:table-cell>
              <table:table-cell office:value-type="float" office:value="140000">
                <text:p>140000</text:p>
              </table:table-cell>
              <table:table-cell office:value-type="float" office:value="190498.04">
                <text:p>190498.04</text:p>
              </table:table-cell>
              <table:table-cell office:value-type="float" office:value="188491.58">
                <text:p>188491.58</text:p>
              </table:table-cell>
            </table:table-row>
            <table:table-row>
              <table:table-cell office:value-type="string">
                <text:p>2013-09-01 00:00:00+01</text:p>
              </table:table-cell>
              <table:table-cell office:value-type="float" office:value="165000">
                <text:p>165000</text:p>
              </table:table-cell>
              <table:table-cell office:value-type="float" office:value="137500">
                <text:p>137500</text:p>
              </table:table-cell>
              <table:table-cell office:value-type="float" office:value="178182.74">
                <text:p>178182.74</text:p>
              </table:table-cell>
              <table:table-cell office:value-type="float" office:value="166077.4">
                <text:p>166077.4</text:p>
              </table:table-cell>
            </table:table-row>
            <table:table-row>
              <table:table-cell office:value-type="string">
                <text:p>2013-10-01 00:00:00+01</text:p>
              </table:table-cell>
              <table:table-cell office:value-type="float" office:value="187500">
                <text:p>187500</text:p>
              </table:table-cell>
              <table:table-cell office:value-type="float" office:value="170000">
                <text:p>170000</text:p>
              </table:table-cell>
              <table:table-cell office:value-type="float" office:value="205278.32">
                <text:p>205278.32</text:p>
              </table:table-cell>
              <table:table-cell office:value-type="float" office:value="196585.86">
                <text:p>196585.86</text:p>
              </table:table-cell>
            </table:table-row>
            <table:table-row>
              <table:table-cell office:value-type="string">
                <text:p>2013-11-01 00:00:00+00</text:p>
              </table:table-cell>
              <table:table-cell office:value-type="float" office:value="182000">
                <text:p>182000</text:p>
              </table:table-cell>
              <table:table-cell office:value-type="float" office:value="114000">
                <text:p>114000</text:p>
              </table:table-cell>
              <table:table-cell office:value-type="float" office:value="208360.13">
                <text:p>208360.13</text:p>
              </table:table-cell>
              <table:table-cell office:value-type="float" office:value="163032.16">
                <text:p>163032.16</text:p>
              </table:table-cell>
            </table:table-row>
            <table:table-row>
              <table:table-cell office:value-type="string">
                <text:p>2013-12-01 00:00:00+00</text:p>
              </table:table-cell>
              <table:table-cell office:value-type="float" office:value="167500">
                <text:p>167500</text:p>
              </table:table-cell>
              <table:table-cell office:value-type="float" office:value="144500">
                <text:p>144500</text:p>
              </table:table-cell>
              <table:table-cell office:value-type="float" office:value="219157.03">
                <text:p>219157.03</text:p>
              </table:table-cell>
              <table:table-cell office:value-type="float" office:value="177337.81">
                <text:p>177337.81</text:p>
              </table:table-cell>
            </table:table-row>
            <table:table-row>
              <table:table-cell office:value-type="string">
                <text:p>2014-01-01 00:00:00+00</text:p>
              </table:table-cell>
              <table:table-cell office:value-type="float" office:value="157000">
                <text:p>157000</text:p>
              </table:table-cell>
              <table:table-cell office:value-type="float" office:value="130000">
                <text:p>130000</text:p>
              </table:table-cell>
              <table:table-cell office:value-type="float" office:value="209872.92">
                <text:p>209872.92</text:p>
              </table:table-cell>
              <table:table-cell office:value-type="float" office:value="175170.98">
                <text:p>175170.98</text:p>
              </table:table-cell>
            </table:table-row>
            <table:table-row>
              <table:table-cell office:value-type="string">
                <text:p>2014-02-01 00:00:00+00</text:p>
              </table:table-cell>
              <table:table-cell office:value-type="float" office:value="180000">
                <text:p>180000</text:p>
              </table:table-cell>
              <table:table-cell office:value-type="float" office:value="155000">
                <text:p>155000</text:p>
              </table:table-cell>
              <table:table-cell office:value-type="float" office:value="202871.07">
                <text:p>202871.07</text:p>
              </table:table-cell>
              <table:table-cell office:value-type="float" office:value="179306.6">
                <text:p>179306.6</text:p>
              </table:table-cell>
            </table:table-row>
            <table:table-row>
              <table:table-cell office:value-type="string">
                <text:p>2014-03-01 00:00:00+00</text:p>
              </table:table-cell>
              <table:table-cell office:value-type="float" office:value="149750">
                <text:p>149750</text:p>
              </table:table-cell>
              <table:table-cell office:value-type="float" office:value="147000">
                <text:p>147000</text:p>
              </table:table-cell>
              <table:table-cell office:value-type="float" office:value="171731.93">
                <text:p>171731.93</text:p>
              </table:table-cell>
              <table:table-cell office:value-type="float" office:value="175794.37">
                <text:p>175794.37</text:p>
              </table:table-cell>
            </table:table-row>
            <table:table-row>
              <table:table-cell office:value-type="string">
                <text:p>2014-04-01 00:00:00+01</text:p>
              </table:table-cell>
              <table:table-cell office:value-type="float" office:value="223000">
                <text:p>223000</text:p>
              </table:table-cell>
              <table:table-cell office:value-type="float" office:value="149500">
                <text:p>149500</text:p>
              </table:table-cell>
              <table:table-cell office:value-type="float" office:value="234454.05">
                <text:p>234454.05</text:p>
              </table:table-cell>
              <table:table-cell office:value-type="float" office:value="176269.94">
                <text:p>176269.94</text:p>
              </table:table-cell>
            </table:table-row>
            <table:table-row>
              <table:table-cell office:value-type="string">
                <text:p>2014-05-01 00:00:00+01</text:p>
              </table:table-cell>
              <table:table-cell office:value-type="float" office:value="200000">
                <text:p>200000</text:p>
              </table:table-cell>
              <table:table-cell office:value-type="float" office:value="151211.5">
                <text:p>151211.5</text:p>
              </table:table-cell>
              <table:table-cell office:value-type="float" office:value="240391.75">
                <text:p>240391.75</text:p>
              </table:table-cell>
              <table:table-cell office:value-type="float" office:value="188516.29">
                <text:p>188516.29</text:p>
              </table:table-cell>
            </table:table-row>
            <table:table-row>
              <table:table-cell office:value-type="string">
                <text:p>2014-06-01 00:00:00+01</text:p>
              </table:table-cell>
              <table:table-cell office:value-type="float" office:value="195000">
                <text:p>195000</text:p>
              </table:table-cell>
              <table:table-cell office:value-type="float" office:value="160000">
                <text:p>160000</text:p>
              </table:table-cell>
              <table:table-cell office:value-type="float" office:value="221158.22">
                <text:p>221158.22</text:p>
              </table:table-cell>
              <table:table-cell office:value-type="float" office:value="191057.15">
                <text:p>191057.15</text:p>
              </table:table-cell>
            </table:table-row>
            <table:table-row>
              <table:table-cell office:value-type="string">
                <text:p>2014-07-01 00:00:00+01</text:p>
              </table:table-cell>
              <table:table-cell office:value-type="float" office:value="200000">
                <text:p>200000</text:p>
              </table:table-cell>
              <table:table-cell office:value-type="float" office:value="151900">
                <text:p>151900</text:p>
              </table:table-cell>
              <table:table-cell office:value-type="float" office:value="215126.18">
                <text:p>215126.18</text:p>
              </table:table-cell>
              <table:table-cell office:value-type="float" office:value="182014.49">
                <text:p>182014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12cm" svg:height="16.018cm" xlink:href=".." xlink:type="simple" chart:class="chart:line" chart:style-name="ch1">
        <chart:legend chart:legend-position="end" svg:x="33.31cm" svg:y="7.461cm" style:legend-expansion="high" chart:style-name="ch2"/>
        <chart:plot-area chart:style-name="ch3" table:cell-range-address="Kildare.A1:Kildare.A56 Kildare.B2:Kildare.B2 Kildare.I1:Kildare.I56 Meath.B2:Meath.B2 Meath.I1:Meath.I56" chart:data-source-has-labels="both" svg:x="1.725cm" svg:y="1.415cm" svg:width="30.157cm" svg:height="13.302cm">
          <chartooo:coordinate-region svg:x="3.518cm" svg:y="1.614cm" svg:width="28.364cm" svg:height="12.904cm"/>
          <chart:axis chart:dimension="x" chart:name="primary-x" chart:style-name="ch4" chartooo:axis-type="auto">
            <chartooo:date-scale/>
            <chart:title svg:x="16.296cm" svg:y="15.037cm" chart:style-name="ch5">
              <text:p>Month</text:p>
            </chart:title>
            <chart:categories table:cell-range-address="Kildare.A1:Kildare.A56"/>
          </chart:axis>
          <chart:axis chart:dimension="y" chart:name="primary-y" chart:style-name="ch6">
            <chart:title svg:x="0.451cm" svg:y="8.573cm" chart:style-name="ch7">
              <text:p>% YoY</text:p>
            </chart:title>
            <chart:grid chart:style-name="ch8" chart:class="major"/>
          </chart:axis>
          <chart:series chart:style-name="ch9" chart:values-cell-range-address="Kildare.I1:Kildare.I56" chart:label-cell-address="Kildare.B2:Kildare.B2" chart:class="chart:line">
            <chart:data-point chart:repeated="56"/>
          </chart:series>
          <chart:series chart:style-name="ch10" chart:values-cell-range-address="Meath.I1:Meath.I56" chart:label-cell-address="Meath.B2:Meath.B2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dare</text:p>
                <draw:g>
                  <svg:desc>Kildare.B2:Kildare.B2</svg:desc>
                </draw:g>
              </table:table-cell>
              <table:table-cell office:value-type="string">
                <text:p>Meath</text:p>
                <draw:g>
                  <svg:desc>Meath.B2:Meat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th</text:p>
                <draw:g>
                  <svg:desc>Kildare.A1:Kildare.A56</svg:desc>
                </draw:g>
              </table:table-cell>
              <table:table-cell office:value-type="float" office:value="NaN">
                <text:p>NaN</text:p>
                <draw:g>
                  <svg:desc>Kildare.I1:Kildare.I56</svg:desc>
                </draw:g>
              </table:table-cell>
              <table:table-cell office:value-type="float" office:value="NaN">
                <text:p>NaN</text:p>
                <draw:g>
                  <svg:desc>Meath.I1:Meath.I56</svg:desc>
                </draw:g>
              </table:table-cell>
            </table:table-row>
            <table:table-row>
              <table:table-cell office:value-type="string">
                <text:p>2010-01-01 00:00:00+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2-01 00:00:00+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3-01 00:00:00+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4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5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6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7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8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9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0-01 00:00:00+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1-01 00:00:00+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2-01 00:00:00+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1-01 00:00:00+00</text:p>
              </table:table-cell>
              <table:table-cell office:value-type="float" office:value="-0.192307692307692">
                <text:p>-0.192307692307692</text:p>
              </table:table-cell>
              <table:table-cell office:value-type="float" office:value="-0.00881">
                <text:p>-0.00881</text:p>
              </table:table-cell>
            </table:table-row>
            <table:table-row>
              <table:table-cell office:value-type="string">
                <text:p>2011-02-01 00:00:00+00</text:p>
              </table:table-cell>
              <table:table-cell office:value-type="float" office:value="-0.00177462289263532">
                <text:p>-0.00177462289263532</text:p>
              </table:table-cell>
              <table:table-cell office:value-type="float" office:value="-0.129186602870813">
                <text:p>-0.129186602870813</text:p>
              </table:table-cell>
            </table:table-row>
            <table:table-row>
              <table:table-cell office:value-type="string">
                <text:p>2011-03-01 00:00:00+00</text:p>
              </table:table-cell>
              <table:table-cell office:value-type="float" office:value="-0.270833333333333">
                <text:p>-0.270833333333333</text:p>
              </table:table-cell>
              <table:table-cell office:value-type="float" office:value="-0.192307692307692">
                <text:p>-0.192307692307692</text:p>
              </table:table-cell>
            </table:table-row>
            <table:table-row>
              <table:table-cell office:value-type="string">
                <text:p>2011-04-01 00:00:00+01</text:p>
              </table:table-cell>
              <table:table-cell office:value-type="float" office:value="-0.0778124602749983">
                <text:p>-0.0778124602749983</text:p>
              </table:table-cell>
              <table:table-cell office:value-type="float" office:value="-0.140679338967814">
                <text:p>-0.140679338967814</text:p>
              </table:table-cell>
            </table:table-row>
            <table:table-row>
              <table:table-cell office:value-type="string">
                <text:p>2011-05-01 00:00:00+01</text:p>
              </table:table-cell>
              <table:table-cell office:value-type="float" office:value="-0.141860465116279">
                <text:p>-0.141860465116279</text:p>
              </table:table-cell>
              <table:table-cell office:value-type="float" office:value="-0.1851">
                <text:p>-0.1851</text:p>
              </table:table-cell>
            </table:table-row>
            <table:table-row>
              <table:table-cell office:value-type="string">
                <text:p>2011-06-01 00:00:00+01</text:p>
              </table:table-cell>
              <table:table-cell office:value-type="float" office:value="-0.0476361368927727">
                <text:p>-0.0476361368927727</text:p>
              </table:table-cell>
              <table:table-cell office:value-type="float" office:value="-0.252336448598131">
                <text:p>-0.252336448598131</text:p>
              </table:table-cell>
            </table:table-row>
            <table:table-row>
              <table:table-cell office:value-type="string">
                <text:p>2011-07-01 00:00:00+01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-0.200019234510208">
                <text:p>-0.200019234510208</text:p>
              </table:table-cell>
            </table:table-row>
            <table:table-row>
              <table:table-cell office:value-type="string">
                <text:p>2011-08-01 00:00:00+01</text:p>
              </table:table-cell>
              <table:table-cell office:value-type="float" office:value="-0.0966666666666667">
                <text:p>-0.0966666666666667</text:p>
              </table:table-cell>
              <table:table-cell office:value-type="float" office:value="0.275439930516411">
                <text:p>0.275439930516411</text:p>
              </table:table-cell>
            </table:table-row>
            <table:table-row>
              <table:table-cell office:value-type="string">
                <text:p>2011-09-01 00:00:00+01</text:p>
              </table:table-cell>
              <table:table-cell office:value-type="float" office:value="-0.151376146788991">
                <text:p>-0.151376146788991</text:p>
              </table:table-cell>
              <table:table-cell office:value-type="float" office:value="-0.259259259259259">
                <text:p>-0.259259259259259</text:p>
              </table:table-cell>
            </table:table-row>
            <table:table-row>
              <table:table-cell office:value-type="string">
                <text:p>2011-10-01 00:00:00+01</text:p>
              </table:table-cell>
              <table:table-cell office:value-type="float" office:value="-0.257245289133033">
                <text:p>-0.257245289133033</text:p>
              </table:table-cell>
              <table:table-cell office:value-type="float" office:value="-0.115755800998283">
                <text:p>-0.115755800998283</text:p>
              </table:table-cell>
            </table:table-row>
            <table:table-row>
              <table:table-cell office:value-type="string">
                <text:p>2011-11-01 00:00:00+00</text:p>
              </table:table-cell>
              <table:table-cell office:value-type="float" office:value="0.0538899521531101">
                <text:p>0.0538899521531101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string">
                <text:p>2011-12-01 00:00:00+00</text:p>
              </table:table-cell>
              <table:table-cell office:value-type="float" office:value="-0.203747072599532">
                <text:p>-0.203747072599532</text:p>
              </table:table-cell>
              <table:table-cell office:value-type="float" office:value="-0.290645985056275">
                <text:p>-0.290645985056275</text:p>
              </table:table-cell>
            </table:table-row>
            <table:table-row>
              <table:table-cell office:value-type="string">
                <text:p>2012-01-01 00:00:00+00</text:p>
              </table:table-cell>
              <table:table-cell office:value-type="float" office:value="-0.19047619047619">
                <text:p>-0.19047619047619</text:p>
              </table:table-cell>
              <table:table-cell office:value-type="float" office:value="-0.394667016414613">
                <text:p>-0.394667016414613</text:p>
              </table:table-cell>
            </table:table-row>
            <table:table-row>
              <table:table-cell office:value-type="string">
                <text:p>2012-02-01 00:00:00+00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-0.213598901098901">
                <text:p>-0.213598901098901</text:p>
              </table:table-cell>
            </table:table-row>
            <table:table-row>
              <table:table-cell office:value-type="string">
                <text:p>2012-03-01 00:00:00+00</text:p>
              </table:table-cell>
              <table:table-cell office:value-type="float" office:value="-0.0571428571428571">
                <text:p>-0.0571428571428571</text:p>
              </table:table-cell>
              <table:table-cell office:value-type="float" office:value="-0.103641456582633">
                <text:p>-0.103641456582633</text:p>
              </table:table-cell>
            </table:table-row>
            <table:table-row>
              <table:table-cell office:value-type="string">
                <text:p>2012-04-01 00:00:00+01</text:p>
              </table:table-cell>
              <table:table-cell office:value-type="float" office:value="-0.369704142011834">
                <text:p>-0.369704142011834</text:p>
              </table:table-cell>
              <table:table-cell office:value-type="float" office:value="-0.189189189189189">
                <text:p>-0.189189189189189</text:p>
              </table:table-cell>
            </table:table-row>
            <table:table-row>
              <table:table-cell office:value-type="string">
                <text:p>2012-05-01 00:00:00+01</text:p>
              </table:table-cell>
              <table:table-cell office:value-type="float" office:value="-0.0569105691056911">
                <text:p>-0.0569105691056911</text:p>
              </table:table-cell>
              <table:table-cell office:value-type="float" office:value="-0.138209930945236">
                <text:p>-0.138209930945236</text:p>
              </table:table-cell>
            </table:table-row>
            <table:table-row>
              <table:table-cell office:value-type="string">
                <text:p>2012-06-01 00:00:00+01</text:p>
              </table:table-cell>
              <table:table-cell office:value-type="float" office:value="-0.123881300047103">
                <text:p>-0.123881300047103</text:p>
              </table:table-cell>
              <table:table-cell office:value-type="float" office:value="0.00961538461538462">
                <text:p>0.00961538461538462</text:p>
              </table:table-cell>
            </table:table-row>
            <table:table-row>
              <table:table-cell office:value-type="string">
                <text:p>2012-07-01 00:00:00+01</text:p>
              </table:table-cell>
              <table:table-cell office:value-type="float" office:value="-0.260869565217391">
                <text:p>-0.260869565217391</text:p>
              </table:table-cell>
              <table:table-cell office:value-type="float" office:value="-0.234972677595628">
                <text:p>-0.234972677595628</text:p>
              </table:table-cell>
            </table:table-row>
            <table:table-row>
              <table:table-cell office:value-type="string">
                <text:p>2012-08-01 00:00:00+01</text:p>
              </table:table-cell>
              <table:table-cell office:value-type="float" office:value="-0.040590405904059">
                <text:p>-0.040590405904059</text:p>
              </table:table-cell>
              <table:table-cell office:value-type="float" office:value="-0.376317069922309">
                <text:p>-0.376317069922309</text:p>
              </table:table-cell>
            </table:table-row>
            <table:table-row>
              <table:table-cell office:value-type="string">
                <text:p>2012-09-01 00:00:00+01</text:p>
              </table:table-cell>
              <table:table-cell office:value-type="float" office:value="-0.0810810810810811">
                <text:p>-0.0810810810810811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2012-10-01 00:00:00+01</text:p>
              </table:table-cell>
              <table:table-cell office:value-type="float" office:value="-0.108611038828017">
                <text:p>-0.108611038828017</text:p>
              </table:table-cell>
              <table:table-cell office:value-type="float" office:value="-0.194029850746269">
                <text:p>-0.194029850746269</text:p>
              </table:table-cell>
            </table:table-row>
            <table:table-row>
              <table:table-cell office:value-type="string">
                <text:p>2012-11-01 00:00:00+00</text:p>
              </table:table-cell>
              <table:table-cell office:value-type="float" office:value="-0.273595656102023">
                <text:p>-0.273595656102023</text:p>
              </table:table-cell>
              <table:table-cell office:value-type="float" office:value="-0.243243243243243">
                <text:p>-0.243243243243243</text:p>
              </table:table-cell>
            </table:table-row>
            <table:table-row>
              <table:table-cell office:value-type="string">
                <text:p>2012-12-01 00:00:00+00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-01-01 00:00:00+00</text:p>
              </table:table-cell>
              <table:table-cell office:value-type="float" office:value="-0.133823529411765">
                <text:p>-0.133823529411765</text:p>
              </table:table-cell>
              <table:table-cell office:value-type="float" office:value="0.236458333333333">
                <text:p>0.236458333333333</text:p>
              </table:table-cell>
            </table:table-row>
            <table:table-row>
              <table:table-cell office:value-type="string">
                <text:p>2013-02-01 00:00:00+00</text:p>
              </table:table-cell>
              <table:table-cell office:value-type="float" office:value="-0.151428571428571">
                <text:p>-0.151428571428571</text:p>
              </table:table-cell>
              <table:table-cell office:value-type="float" office:value="-0.0218340611353712">
                <text:p>-0.0218340611353712</text:p>
              </table:table-cell>
            </table:table-row>
            <table:table-row>
              <table:table-cell office:value-type="string">
                <text:p>2013-03-01 00:00:00+00</text:p>
              </table:table-cell>
              <table:table-cell office:value-type="float" office:value="-0.0909090909090909">
                <text:p>-0.0909090909090909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2013-04-01 00:00:00+01</text:p>
              </table:table-cell>
              <table:table-cell office:value-type="float" office:value="0.242959068719489">
                <text:p>0.242959068719489</text:p>
              </table:table-cell>
              <table:table-cell office:value-type="float" office:value="-0.171166666666667">
                <text:p>-0.171166666666667</text:p>
              </table:table-cell>
            </table:table-row>
            <table:table-row>
              <table:table-cell office:value-type="string">
                <text:p>2013-05-01 00:00:00+01</text:p>
              </table:table-cell>
              <table:table-cell office:value-type="float" office:value="0.0747126436781609">
                <text:p>0.0747126436781609</text:p>
              </table:table-cell>
              <table:table-cell office:value-type="float" office:value="-0.158576051779935">
                <text:p>-0.158576051779935</text:p>
              </table:table-cell>
            </table:table-row>
            <table:table-row>
              <table:table-cell office:value-type="string">
                <text:p>2013-06-01 00:00:00+01</text:p>
              </table:table-cell>
              <table:table-cell office:value-type="float" office:value="-0.00537634408602151">
                <text:p>-0.00537634408602151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2013-07-01 00:00:00+01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013-08-01 00:00:00+01</text:p>
              </table:table-cell>
              <table:table-cell office:value-type="float" office:value="-0.179487179487179">
                <text:p>-0.179487179487179</text:p>
              </table:table-cell>
              <table:table-cell office:value-type="float" office:value="-0.00344934654038178">
                <text:p>-0.00344934654038178</text:p>
              </table:table-cell>
            </table:table-row>
            <table:table-row>
              <table:table-cell office:value-type="string">
                <text:p>2013-09-01 00:00:00+01</text:p>
              </table:table-cell>
              <table:table-cell office:value-type="float" office:value="-0.0294117647058823">
                <text:p>-0.0294117647058823</text:p>
              </table:table-cell>
              <table:table-cell office:value-type="float" office:value="-0.107142857142857">
                <text:p>-0.107142857142857</text:p>
              </table:table-cell>
            </table:table-row>
            <table:table-row>
              <table:table-cell office:value-type="string">
                <text:p>2013-10-01 00:00:00+01</text:p>
              </table:table-cell>
              <table:table-cell office:value-type="float" office:value="0.164596273291925">
                <text:p>0.164596273291925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2013-11-01 00:00:00+00</text:p>
              </table:table-cell>
              <table:table-cell office:value-type="float" office:value="0.1375">
                <text:p>0.1375</text:p>
              </table:table-cell>
              <table:table-cell office:value-type="float" office:value="-0.185714285714286">
                <text:p>-0.185714285714286</text:p>
              </table:table-cell>
            </table:table-row>
            <table:table-row>
              <table:table-cell office:value-type="string">
                <text:p>2013-12-01 00:00:00+00</text:p>
              </table:table-cell>
              <table:table-cell office:value-type="float" office:value="-0.0945945945945946">
                <text:p>-0.0945945945945946</text:p>
              </table:table-cell>
              <table:table-cell office:value-type="float" office:value="-0.0366666666666667">
                <text:p>-0.0366666666666667</text:p>
              </table:table-cell>
            </table:table-row>
            <table:table-row>
              <table:table-cell office:value-type="string">
                <text:p>2014-01-01 00:00:00+00</text:p>
              </table:table-cell>
              <table:table-cell office:value-type="float" office:value="0.066213921901528">
                <text:p>0.066213921901528</text:p>
              </table:table-cell>
              <table:table-cell office:value-type="float" office:value="-0.123841617523168">
                <text:p>-0.123841617523168</text:p>
              </table:table-cell>
            </table:table-row>
            <table:table-row>
              <table:table-cell office:value-type="string">
                <text:p>2014-02-01 00:00:00+00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2014-03-01 00:00:00+00</text:p>
              </table:table-cell>
              <table:table-cell office:value-type="float" office:value="-0.00166666666666667">
                <text:p>-0.00166666666666667</text:p>
              </table:table-cell>
              <table:table-cell office:value-type="float" office:value="0.336363636363636">
                <text:p>0.336363636363636</text:p>
              </table:table-cell>
            </table:table-row>
            <table:table-row>
              <table:table-cell office:value-type="string">
                <text:p>2014-04-01 00:00:00+01</text:p>
              </table:table-cell>
              <table:table-cell office:value-type="float" office:value="0.347432024169184">
                <text:p>0.347432024169184</text:p>
              </table:table-cell>
              <table:table-cell office:value-type="float" office:value="0.202493464709431">
                <text:p>0.202493464709431</text:p>
              </table:table-cell>
            </table:table-row>
            <table:table-row>
              <table:table-cell office:value-type="string">
                <text:p>2014-05-01 00:00:00+01</text:p>
              </table:table-cell>
              <table:table-cell office:value-type="float" office:value="0.0695187165775401">
                <text:p>0.0695187165775401</text:p>
              </table:table-cell>
              <table:table-cell office:value-type="float" office:value="0.163165384615385">
                <text:p>0.163165384615385</text:p>
              </table:table-cell>
            </table:table-row>
            <table:table-row>
              <table:table-cell office:value-type="string">
                <text:p>2014-06-01 00:00:00+01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2014-07-01 00:00:00+0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126666666666667">
                <text:p>0.012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263cm" svg:height="16.257cm" xlink:href=".." xlink:type="simple" chart:class="chart:line" chart:style-name="ch1">
        <chart:legend chart:legend-position="end" svg:x="33.861cm" svg:y="7.58cm" style:legend-expansion="high" chart:style-name="ch2"/>
        <chart:plot-area chart:style-name="ch3" table:cell-range-address="Kildare.A1:Kildare.A56 Kildare.B2:Kildare.B2 Kildare.H1:Kildare.H56 Meath.B2:Meath.B2 Meath.H1:Meath.H56" chart:data-source-has-labels="both" svg:x="1.175cm" svg:y="1.435cm" svg:width="31.236cm" svg:height="14.077cm">
          <chartooo:coordinate-region svg:x="3.936cm" svg:y="1.634cm" svg:width="28.475cm" svg:height="13.679cm"/>
          <chart:axis chart:dimension="x" chart:name="primary-x" chart:style-name="ch4" chartooo:axis-type="auto">
            <chartooo:date-scale/>
            <chart:categories table:cell-range-address="Kildare.A2:Kildare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ildare.H1:Kildare.H56" chart:label-cell-address="Kildare.B2:Kildare.B2" chart:class="chart:line">
            <chart:data-point chart:repeated="56"/>
          </chart:series>
          <chart:series chart:style-name="ch8" chart:values-cell-range-address="Meath.H1:Meath.H56" chart:label-cell-address="Meath.B2:Meath.B2" chart:class="chart:line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dare</text:p>
                <draw:g>
                  <svg:desc>Kildare.B2:Kildare.B2</svg:desc>
                </draw:g>
              </table:table-cell>
              <table:table-cell office:value-type="string">
                <text:p>Meath</text:p>
                <draw:g>
                  <svg:desc>Meath.B2:Meat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-01-01 00:00:00+00</text:p>
                <draw:g>
                  <svg:desc>Kildare.A2:Kildare.A56</svg:desc>
                </draw:g>
              </table:table-cell>
              <table:table-cell office:value-type="float" office:value="NaN">
                <text:p>NaN</text:p>
                <draw:g>
                  <svg:desc>Kildare.H1:Kildare.H56</svg:desc>
                </draw:g>
              </table:table-cell>
              <table:table-cell office:value-type="float" office:value="NaN">
                <text:p>NaN</text:p>
                <draw:g>
                  <svg:desc>Meath.H1:Meath.H56</svg:desc>
                </draw:g>
              </table:table-cell>
            </table:table-row>
            <table:table-row>
              <table:table-cell office:value-type="string">
                <text:p>2010-02-01 00:00:00+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3-01 00:00:00+00</text:p>
              </table:table-cell>
              <table:table-cell office:value-type="float" office:value="-0.133076923076923">
                <text:p>-0.13307692307692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010-04-01 00:00:00+01</text:p>
              </table:table-cell>
              <table:table-cell office:value-type="float" office:value="0.064773735581189">
                <text:p>0.064773735581189</text:p>
              </table:table-cell>
              <table:table-cell office:value-type="float" office:value="0.0574162679425837">
                <text:p>0.0574162679425837</text:p>
              </table:table-cell>
            </table:table-row>
            <table:table-row>
              <table:table-cell office:value-type="string">
                <text:p>2010-05-01 00:00:00+01</text:p>
              </table:table-cell>
              <table:table-cell office:value-type="float" office:value="-0.0455213333333333">
                <text:p>-0.0455213333333333</text:p>
              </table:table-cell>
              <table:table-cell office:value-type="float" office:value="-0.0258536651583711">
                <text:p>-0.0258536651583711</text:p>
              </table:table-cell>
            </table:table-row>
            <table:table-row>
              <table:table-cell office:value-type="string">
                <text:p>2010-06-01 00:00:00+01</text:p>
              </table:table-cell>
              <table:table-cell office:value-type="float" office:value="-0.0614422672621285">
                <text:p>-0.0614422672621285</text:p>
              </table:table-cell>
              <table:table-cell office:value-type="float" office:value="0.0218948401463837">
                <text:p>0.0218948401463837</text:p>
              </table:table-cell>
            </table:table-row>
            <table:table-row>
              <table:table-cell office:value-type="string">
                <text:p>2010-07-01 00:00:00+01</text:p>
              </table:table-cell>
              <table:table-cell office:value-type="float" office:value="0.0368325581395349">
                <text:p>0.0368325581395349</text:p>
              </table:table-cell>
              <table:table-cell office:value-type="float" office:value="-0.0515909090909091">
                <text:p>-0.0515909090909091</text:p>
              </table:table-cell>
            </table:table-row>
            <table:table-row>
              <table:table-cell office:value-type="string">
                <text:p>2010-08-01 00:00:00+01</text:p>
              </table:table-cell>
              <table:table-cell office:value-type="float" office:value="-0.0624397202571338">
                <text:p>-0.0624397202571338</text:p>
              </table:table-cell>
              <table:table-cell office:value-type="float" office:value="0.096359932901989">
                <text:p>0.096359932901989</text:p>
              </table:table-cell>
            </table:table-row>
            <table:table-row>
              <table:table-cell office:value-type="string">
                <text:p>2010-09-01 00:00:00+01</text:p>
              </table:table-cell>
              <table:table-cell office:value-type="float" office:value="0.076555023923445">
                <text:p>0.076555023923445</text:p>
              </table:table-cell>
              <table:table-cell office:value-type="float" office:value="-0.22797165532632">
                <text:p>-0.22797165532632</text:p>
              </table:table-cell>
            </table:table-row>
            <table:table-row>
              <table:table-cell office:value-type="string">
                <text:p>2010-10-01 00:00:00+01</text:p>
              </table:table-cell>
              <table:table-cell office:value-type="float" office:value="-0.0311111111111111">
                <text:p>-0.0311111111111111</text:p>
              </table:table-cell>
              <table:table-cell office:value-type="float" office:value="0.146621913116862">
                <text:p>0.146621913116862</text:p>
              </table:table-cell>
            </table:table-row>
            <table:table-row>
              <table:table-cell office:value-type="string">
                <text:p>2010-11-01 00:00:00+00</text:p>
              </table:table-cell>
              <table:table-cell office:value-type="float" office:value="0.115466972477064">
                <text:p>0.115466972477064</text:p>
              </table:table-cell>
              <table:table-cell office:value-type="float" office:value="-0.0645564938271605">
                <text:p>-0.0645564938271605</text:p>
              </table:table-cell>
            </table:table-row>
            <table:table-row>
              <table:table-cell office:value-type="string">
                <text:p>2010-12-01 00:00:00+00</text:p>
              </table:table-cell>
              <table:table-cell office:value-type="float" office:value="-0.14052534052057">
                <text:p>-0.14052534052057</text:p>
              </table:table-cell>
              <table:table-cell office:value-type="float" office:value="-0.0761627771623849">
                <text:p>-0.0761627771623849</text:p>
              </table:table-cell>
            </table:table-row>
            <table:table-row>
              <table:table-cell office:value-type="string">
                <text:p>2011-01-01 00:00:00+00</text:p>
              </table:table-cell>
              <table:table-cell office:value-type="float" office:value="0.0215311004784689">
                <text:p>0.0215311004784689</text:p>
              </table:table-cell>
              <table:table-cell office:value-type="float" office:value="0.208342857142857">
                <text:p>0.208342857142857</text:p>
              </table:table-cell>
            </table:table-row>
            <table:table-row>
              <table:table-cell office:value-type="string">
                <text:p>2011-02-01 00:00:00+00</text:p>
              </table:table-cell>
              <table:table-cell office:value-type="float" office:value="-0.0163934426229508">
                <text:p>-0.0163934426229508</text:p>
              </table:table-cell>
              <table:table-cell office:value-type="float" office:value="-0.0625271919039062">
                <text:p>-0.0625271919039062</text:p>
              </table:table-cell>
            </table:table-row>
            <table:table-row>
              <table:table-cell office:value-type="string">
                <text:p>2011-03-01 00:00:00+0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-0.0819116415621627">
                <text:p>-0.0819116415621627</text:p>
              </table:table-cell>
            </table:table-row>
            <table:table-row>
              <table:table-cell office:value-type="string">
                <text:p>2011-04-01 00:00:00+01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-0.0192307692307692">
                <text:p>-0.0192307692307692</text:p>
              </table:table-cell>
            </table:table-row>
            <table:table-row>
              <table:table-cell office:value-type="string">
                <text:p>2011-05-01 00:00:00+01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0.0364145658263305">
                <text:p>0.0364145658263305</text:p>
              </table:table-cell>
            </table:table-row>
            <table:table-row>
              <table:table-cell office:value-type="string">
                <text:p>2011-06-01 00:00:00+01</text:p>
              </table:table-cell>
              <table:table-cell office:value-type="float" office:value="-0.126627218934911">
                <text:p>-0.126627218934911</text:p>
              </table:table-cell>
              <table:table-cell office:value-type="float" office:value="-0.0309297297297297">
                <text:p>-0.0309297297297297</text:p>
              </table:table-cell>
            </table:table-row>
            <table:table-row>
              <table:table-cell office:value-type="string">
                <text:p>2011-07-01 00:00:00+01</text:p>
              </table:table-cell>
              <table:table-cell office:value-type="float" office:value="0.150677506775068">
                <text:p>0.150677506775068</text:p>
              </table:table-cell>
              <table:table-cell office:value-type="float" office:value="-0.129843037070918">
                <text:p>-0.129843037070918</text:p>
              </table:table-cell>
            </table:table-row>
            <table:table-row>
              <table:table-cell office:value-type="string">
                <text:p>2011-08-01 00:00:00+01</text:p>
              </table:table-cell>
              <table:table-cell office:value-type="float" office:value="0.0833725859632595">
                <text:p>0.0833725859632595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2011-09-01 00:00:00+01</text:p>
              </table:table-cell>
              <table:table-cell office:value-type="float" office:value="-0.116304347826087">
                <text:p>-0.116304347826087</text:p>
              </table:table-cell>
              <table:table-cell office:value-type="float" office:value="0.230874316939891">
                <text:p>0.230874316939891</text:p>
              </table:table-cell>
            </table:table-row>
            <table:table-row>
              <table:table-cell office:value-type="string">
                <text:p>2011-10-01 00:00:00+01</text:p>
              </table:table-cell>
              <table:table-cell office:value-type="float" office:value="-0.0897908979089791">
                <text:p>-0.0897908979089791</text:p>
              </table:table-cell>
              <table:table-cell office:value-type="float" office:value="-0.334073251942286">
                <text:p>-0.334073251942286</text:p>
              </table:table-cell>
            </table:table-row>
            <table:table-row>
              <table:table-cell office:value-type="string">
                <text:p>2011-11-01 00:00:00+00</text:p>
              </table:table-cell>
              <table:table-cell office:value-type="float" office:value="-0.0236918918918919">
                <text:p>-0.0236918918918919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2011-12-01 00:00:00+00</text:p>
              </table:table-cell>
              <table:table-cell office:value-type="float" office:value="0.219503147544251">
                <text:p>0.219503147544251</text:p>
              </table:table-cell>
              <table:table-cell office:value-type="float" office:value="0.104477611940299">
                <text:p>0.104477611940299</text:p>
              </table:table-cell>
            </table:table-row>
            <table:table-row>
              <table:table-cell office:value-type="string">
                <text:p>2012-01-01 00:00:00+00</text:p>
              </table:table-cell>
              <table:table-cell office:value-type="float" office:value="-0.2281953846084">
                <text:p>-0.2281953846084</text:p>
              </table:table-cell>
              <table:table-cell office:value-type="float" office:value="-0.189189189189189">
                <text:p>-0.189189189189189</text:p>
              </table:table-cell>
            </table:table-row>
            <table:table-row>
              <table:table-cell office:value-type="string">
                <text:p>2012-02-01 00:00:00+00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12-03-01 00:00:00+00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192708333333333">
                <text:p>0.192708333333333</text:p>
              </table:table-cell>
            </table:table-row>
            <table:table-row>
              <table:table-cell office:value-type="string">
                <text:p>2012-04-01 00:00:00+01</text:p>
              </table:table-cell>
              <table:table-cell office:value-type="float" office:value="-0.0571428571428571">
                <text:p>-0.0571428571428571</text:p>
              </table:table-cell>
              <table:table-cell office:value-type="float" office:value="0.117903930131004">
                <text:p>0.117903930131004</text:p>
              </table:table-cell>
            </table:table-row>
            <table:table-row>
              <table:table-cell office:value-type="string">
                <text:p>2012-05-01 00:00:00+01</text:p>
              </table:table-cell>
              <table:table-cell office:value-type="float" office:value="-0.193030303030303">
                <text:p>-0.193030303030303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012-06-01 00:00:00+01</text:p>
              </table:table-cell>
              <table:table-cell office:value-type="float" office:value="0.306796845662786">
                <text:p>0.3067968456627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2-07-01 00:00:00+01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string">
                <text:p>2012-08-01 00:00:00+01</text:p>
              </table:table-cell>
              <table:table-cell office:value-type="float" office:value="-0.0860215053763441">
                <text:p>-0.0860215053763441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2012-09-01 00:00:00+01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00346128571428562">
                <text:p>0.00346128571428562</text:p>
              </table:table-cell>
            </table:table-row>
            <table:table-row>
              <table:table-cell office:value-type="string">
                <text:p>2012-10-01 00:00:00+01</text:p>
              </table:table-cell>
              <table:table-cell office:value-type="float" office:value="-0.128205128205128">
                <text:p>-0.128205128205128</text:p>
              </table:table-cell>
              <table:table-cell office:value-type="float" office:value="0.09620571880558">
                <text:p>0.09620571880558</text:p>
              </table:table-cell>
            </table:table-row>
            <table:table-row>
              <table:table-cell office:value-type="string">
                <text:p>2012-11-01 00:00:00+00</text:p>
              </table:table-cell>
              <table:table-cell office:value-type="float" office:value="-0.0529411764705882">
                <text:p>-0.0529411764705882</text:p>
              </table:table-cell>
              <table:table-cell office:value-type="float" office:value="-0.123376623376623">
                <text:p>-0.123376623376623</text:p>
              </table:table-cell>
            </table:table-row>
            <table:table-row>
              <table:table-cell office:value-type="string">
                <text:p>2012-12-01 00:00:00+00</text:p>
              </table:table-cell>
              <table:table-cell office:value-type="float" office:value="-0.0062111801242236">
                <text:p>-0.006211180124223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2013-01-01 00:00:00+00</text:p>
              </table:table-cell>
              <table:table-cell office:value-type="float" office:value="0.15625">
                <text:p>0.1562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013-02-01 00:00:00+00</text:p>
              </table:table-cell>
              <table:table-cell office:value-type="float" office:value="-0.204054054054054">
                <text:p>-0.204054054054054</text:p>
              </table:table-cell>
              <table:table-cell office:value-type="float" office:value="-0.0108333333333333">
                <text:p>-0.0108333333333333</text:p>
              </table:table-cell>
            </table:table-row>
            <table:table-row>
              <table:table-cell office:value-type="string">
                <text:p>2013-03-01 00:00:00+00</text:p>
              </table:table-cell>
              <table:table-cell office:value-type="float" office:value="0.00848896434634974">
                <text:p>0.00848896434634974</text:p>
              </table:table-cell>
              <table:table-cell office:value-type="float" office:value="-0.0564448188711036">
                <text:p>-0.0564448188711036</text:p>
              </table:table-cell>
            </table:table-row>
            <table:table-row>
              <table:table-cell office:value-type="string">
                <text:p>2013-04-01 00:00:00+01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-0.214285714285714">
                <text:p>-0.214285714285714</text:p>
              </table:table-cell>
            </table:table-row>
            <table:table-row>
              <table:table-cell office:value-type="string">
                <text:p>2013-05-01 00:00:00+01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0.130227272727273">
                <text:p>0.130227272727273</text:p>
              </table:table-cell>
            </table:table-row>
            <table:table-row>
              <table:table-cell office:value-type="string">
                <text:p>2013-06-01 00:00:00+01</text:p>
              </table:table-cell>
              <table:table-cell office:value-type="float" office:value="0.129909365558912">
                <text:p>0.129909365558912</text:p>
              </table:table-cell>
              <table:table-cell office:value-type="float" office:value="0.0456464910516791">
                <text:p>0.0456464910516791</text:p>
              </table:table-cell>
            </table:table-row>
            <table:table-row>
              <table:table-cell office:value-type="string">
                <text:p>2013-07-01 00:00:00+01</text:p>
              </table:table-cell>
              <table:table-cell office:value-type="float" office:value="-0.0106951871657754">
                <text:p>-0.0106951871657754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2013-08-01 00:00:00+01</text:p>
              </table:table-cell>
              <table:table-cell office:value-type="float" office:value="-0.027027027027027">
                <text:p>-0.027027027027027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2013-09-01 00:00:00+01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-0.0666666666666667">
                <text:p>-0.0666666666666667</text:p>
              </table:table-cell>
            </table:table-row>
            <table:table-row>
              <table:table-cell office:value-type="string">
                <text:p>2013-10-01 00:00:00+01</text:p>
              </table:table-cell>
              <table:table-cell office:value-type="float" office:value="0.03125">
                <text:p>0.03125</text:p>
              </table:table-cell>
              <table:table-cell office:value-type="float" office:value="-0.0178571428571429">
                <text:p>-0.0178571428571429</text:p>
              </table:table-cell>
            </table:table-row>
            <table:table-row>
              <table:table-cell office:value-type="string">
                <text:p>2013-11-01 00:00:00+00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2013-12-01 00:00:00+00</text:p>
              </table:table-cell>
              <table:table-cell office:value-type="float" office:value="-0.0293333333333333">
                <text:p>-0.0293333333333333</text:p>
              </table:table-cell>
              <table:table-cell office:value-type="float" office:value="-0.329411764705882">
                <text:p>-0.329411764705882</text:p>
              </table:table-cell>
            </table:table-row>
            <table:table-row>
              <table:table-cell office:value-type="string">
                <text:p>2014-01-01 00:00:00+00</text:p>
              </table:table-cell>
              <table:table-cell office:value-type="float" office:value="-0.0796703296703297">
                <text:p>-0.0796703296703297</text:p>
              </table:table-cell>
              <table:table-cell office:value-type="float" office:value="0.267543859649123">
                <text:p>0.267543859649123</text:p>
              </table:table-cell>
            </table:table-row>
            <table:table-row>
              <table:table-cell office:value-type="string">
                <text:p>2014-02-01 00:00:00+00</text:p>
              </table:table-cell>
              <table:table-cell office:value-type="float" office:value="-0.0626865671641791">
                <text:p>-0.0626865671641791</text:p>
              </table:table-cell>
              <table:table-cell office:value-type="float" office:value="-0.100346020761246">
                <text:p>-0.100346020761246</text:p>
              </table:table-cell>
            </table:table-row>
            <table:table-row>
              <table:table-cell office:value-type="string">
                <text:p>2014-03-01 00:00:00+00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2014-04-01 00:00:00+01</text:p>
              </table:table-cell>
              <table:table-cell office:value-type="float" office:value="-0.168055555555556">
                <text:p>-0.168055555555556</text:p>
              </table:table-cell>
              <table:table-cell office:value-type="float" office:value="-0.0516129032258065">
                <text:p>-0.0516129032258065</text:p>
              </table:table-cell>
            </table:table-row>
            <table:table-row>
              <table:table-cell office:value-type="string">
                <text:p>2014-05-01 00:00:00+01</text:p>
              </table:table-cell>
              <table:table-cell office:value-type="float" office:value="0.48914858096828">
                <text:p>0.48914858096828</text:p>
              </table:table-cell>
              <table:table-cell office:value-type="float" office:value="0.0170068027210884">
                <text:p>0.0170068027210884</text:p>
              </table:table-cell>
            </table:table-row>
            <table:table-row>
              <table:table-cell office:value-type="string">
                <text:p>2014-06-01 00:00:00+01</text:p>
              </table:table-cell>
              <table:table-cell office:value-type="float" office:value="-0.103139013452915">
                <text:p>-0.103139013452915</text:p>
              </table:table-cell>
              <table:table-cell office:value-type="float" office:value="0.0114481605351171">
                <text:p>0.0114481605351171</text:p>
              </table:table-cell>
            </table:table-row>
            <table:table-row>
              <table:table-cell office:value-type="string">
                <text:p>2014-07-01 00:00:00+01</text:p>
              </table:table-cell>
              <table:table-cell office:value-type="float" office:value="-0.025">
                <text:p>-0.025</text:p>
              </table:table-cell>
              <table:table-cell office:value-type="float" office:value="0.0581205794532823">
                <text:p>0.0581205794532823</text:p>
              </table:table-cell>
            </table:table-row>
            <table:table-row>
              <table:table-cell office:value-type="string"/>
              <table:table-cell office:value-type="float" office:value="0.0256410256410256">
                <text:p>0.0256410256410256</text:p>
              </table:table-cell>
              <table:table-cell office:value-type="float" office:value="-0.050625">
                <text:p>-0.05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